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7.32895833333333cm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6.82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_Décou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2">
            <text:p>Vitesse thééorique [m/min]<text:s/></text:p>
          </table:table-cell>
          <table:table-cell office:value-type="string" table:style-name="ce2">
            <text:p>Largeur Laize [mm]</text:p>
          </table:table-cell>
          <table:table-cell office:value-type="string" table:style-name="ce2">
            <text:p>Masse volumique film imprimé [KG/cm3]</text:p>
          </table:table-cell>
          <table:table-cell office:value-type="string" table:style-name="ce2">
            <text:p>Epaisseur laize [<text:span text:style-name="T2">m</text:span>m]</text:p>
          </table:table-cell>
          <table:table-cell office:value-type="string" table:style-name="ce3">
            <text:p>Largueur ruban (gauche + droit) [m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ALMA 2L</text:p>
          </table:table-cell>
          <table:table-cell office:value-type="float" office:value="500" table:style-name="ce5">
            <text:p>500</text:p>
          </table:table-cell>
          <table:table-cell office:value-type="float" office:value="69" table:style-name="ce5">
            <text:p>69</text:p>
          </table:table-cell>
          <table:table-cell office:value-type="float" office:value="0.62" table:formula="of:=VLOOKUP([.$A2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LLITI 1.5L</text:p>
          </table:table-cell>
          <table:table-cell office:value-type="float" office:value="500" table:style-name="ce5">
            <text:p>500</text:p>
          </table:table-cell>
          <table:table-cell office:value-type="float" office:value="62" table:style-name="ce5">
            <text:p>62</text:p>
          </table:table-cell>
          <table:table-cell office:value-type="float" office:value="0.62" table:formula="of:=VLOOKUP([.$A3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MARWA 1.5L</text:p>
          </table:table-cell>
          <table:table-cell office:value-type="float" office:value="500" table:style-name="ce5">
            <text:p>500</text:p>
          </table:table-cell>
          <table:table-cell office:value-type="float" office:value="65" table:style-name="ce5">
            <text:p>65</text:p>
          </table:table-cell>
          <table:table-cell office:value-type="float" office:value="0.62" table:formula="of:=VLOOKUP([.$A4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SAFIA KSIBA 0.5L</text:p>
          </table:table-cell>
          <table:table-cell office:value-type="float" office:value="500" table:style-name="ce5">
            <text:p>500</text:p>
          </table:table-cell>
          <table:table-cell office:value-type="float" office:value="41" table:style-name="ce5">
            <text:p>41</text:p>
          </table:table-cell>
          <table:table-cell office:value-type="float" office:value="0.62" table:formula="of:=VLOOKUP([.$A5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SAFIA KSIBA 1.5L</text:p>
          </table:table-cell>
          <table:table-cell office:value-type="float" office:value="500" table:style-name="ce5">
            <text:p>500</text:p>
          </table:table-cell>
          <table:table-cell office:value-type="float" office:value="57" table:style-name="ce5">
            <text:p>57</text:p>
          </table:table-cell>
          <table:table-cell office:value-type="float" office:value="0.62" table:formula="of:=VLOOKUP([.$A6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SAFIA MIZEB 1.5L</text:p>
          </table:table-cell>
          <table:table-cell office:value-type="float" office:value="500" table:style-name="ce5">
            <text:p>500</text:p>
          </table:table-cell>
          <table:table-cell office:value-type="float" office:value="57" table:style-name="ce5">
            <text:p>57</text:p>
          </table:table-cell>
          <table:table-cell office:value-type="float" office:value="0.62" table:formula="of:=VLOOKUP([.$A7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SAFIA KSIBA 1.5L 2022</text:p>
          </table:table-cell>
          <table:table-cell office:value-type="float" office:value="500" table:style-name="ce5">
            <text:p>500</text:p>
          </table:table-cell>
          <table:table-cell office:value-type="float" office:value="57" table:style-name="ce5">
            <text:p>57</text:p>
          </table:table-cell>
          <table:table-cell office:value-type="float" office:value="0.62" table:formula="of:=VLOOKUP([.$A8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7">
          <table:table-cell office:value-type="string" table:style-name="ce6">
            <text:p>MELLITI 1.75L</text:p>
          </table:table-cell>
          <table:table-cell office:value-type="float" office:value="500" table:style-name="ce5">
            <text:p>500</text:p>
          </table:table-cell>
          <table:table-cell office:value-type="float" office:value="72" table:style-name="ce5">
            <text:p>72</text:p>
          </table:table-cell>
          <table:table-cell office:value-type="float" office:value="0.62" table:formula="of:=VLOOKUP([.$A9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RAYAN FOOD</text:p>
          </table:table-cell>
          <table:table-cell office:value-type="float" office:value="350" table:style-name="ce5">
            <text:p>350</text:p>
          </table:table-cell>
          <table:table-cell office:value-type="float" office:value="260" table:style-name="ce5">
            <text:p>260</text:p>
          </table:table-cell>
          <table:table-cell office:value-type="float" office:value="0.91" table:formula="of:=VLOOKUP([.$A10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8">
          <table:table-cell office:value-type="string" table:style-name="ce6">
            <text:p>DENYA 2L</text:p>
          </table:table-cell>
          <table:table-cell office:value-type="float" office:value="500" table:style-name="ce5">
            <text:p>500</text:p>
          </table:table-cell>
          <table:table-cell office:value-type="float" office:value="68" table:style-name="ce5">
            <text:p>68</text:p>
          </table:table-cell>
          <table:table-cell office:value-type="float" office:value="0.62" table:formula="of:=VLOOKUP([.$A11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NOUILLE1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12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MILLET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13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NOUILLE2</text:p>
          </table:table-cell>
          <table:table-cell office:value-type="float" office:value="450" table:style-name="ce5">
            <text:p>450</text:p>
          </table:table-cell>
          <table:table-cell office:value-type="float" office:value="250" table:style-name="ce5">
            <text:p>250</text:p>
          </table:table-cell>
          <table:table-cell office:value-type="float" office:value="0.91" table:formula="of:=VLOOKUP([.$A14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MINI RESSORT</text:p>
          </table:table-cell>
          <table:table-cell office:value-type="float" office:value="450" table:style-name="ce5">
            <text:p>450</text:p>
          </table:table-cell>
          <table:table-cell office:value-type="float" office:value="0" table:style-name="ce5">
            <text:p>0</text:p>
          </table:table-cell>
          <table:table-cell office:value-type="float" office:value="0.91" table:formula="of:=VLOOKUP([.$A15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COUSCOUS GROS</text:p>
          </table:table-cell>
          <table:table-cell office:value-type="float" office:value="450" table:style-name="ce5">
            <text:p>450</text:p>
          </table:table-cell>
          <table:table-cell office:value-type="float" office:value="355" table:style-name="ce5">
            <text:p>355</text:p>
          </table:table-cell>
          <table:table-cell office:value-type="float" office:value="0.91" table:formula="of:=VLOOKUP([.$A16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FELL0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7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LANGUE D'OISEAU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8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ESCARGOT2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19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WA 0.5L+0.25CL</text:p>
          </table:table-cell>
          <table:table-cell office:value-type="float" office:value="500" table:style-name="ce5">
            <text:p>500</text:p>
          </table:table-cell>
          <table:table-cell office:value-type="float" office:value="48" table:style-name="ce5">
            <text:p>48</text:p>
          </table:table-cell>
          <table:table-cell office:value-type="float" office:value="0.62" table:formula="of:=VLOOKUP([.$A20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IN SOLTAN 0,5L</text:p>
          </table:table-cell>
          <table:table-cell office:value-type="float" office:value="500" table:style-name="ce5">
            <text:p>500</text:p>
          </table:table-cell>
          <table:table-cell office:value-type="float" office:value="41" table:style-name="ce5">
            <text:p>41</text:p>
          </table:table-cell>
          <table:table-cell office:value-type="float" office:value="0.62" table:formula="of:=VLOOKUP([.$A21];$$RC_Miraflex;4;FALSE)" table:style-name="ce5">
            <text:p>0.62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IN SOLTAN 1,5L</text:p>
          </table:table-cell>
          <table:table-cell office:value-type="float" office:value="500" table:style-name="ce5">
            <text:p>500</text:p>
          </table:table-cell>
          <table:table-cell office:value-type="float" office:value="60" table:style-name="ce5">
            <text:p>60</text:p>
          </table:table-cell>
          <table:table-cell office:value-type="float" office:value="0.62" table:formula="of:=VLOOKUP([.$A22];$$RC_Miraflex;4;FALSE)" table:style-name="ce5">
            <text:p>0.62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NYA 0,5L</text:p>
          </table:table-cell>
          <table:table-cell office:value-type="float" office:value="500" table:style-name="ce5">
            <text:p>500</text:p>
          </table:table-cell>
          <table:table-cell office:value-type="float" office:value="60" table:style-name="ce5">
            <text:p>60</text:p>
          </table:table-cell>
          <table:table-cell office:value-type="float" office:value="0.62" table:formula="of:=VLOOKUP([.$A23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NYA 1,5L</text:p>
          </table:table-cell>
          <table:table-cell office:value-type="float" office:value="500" table:style-name="ce5">
            <text:p>500</text:p>
          </table:table-cell>
          <table:table-cell office:value-type="float" office:value="68" table:style-name="ce5">
            <text:p>68</text:p>
          </table:table-cell>
          <table:table-cell office:value-type="float" office:value="0.62" table:formula="of:=VLOOKUP([.$A24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XIBOM</text:p>
          </table:table-cell>
          <table:table-cell office:value-type="float" office:value="450" table:style-name="ce5">
            <text:p>450</text:p>
          </table:table-cell>
          <table:table-cell office:value-type="float" office:value="100" table:style-name="ce5">
            <text:p>100</text:p>
          </table:table-cell>
          <table:table-cell office:value-type="float" office:value="0.91" table:formula="of:=VLOOKUP([.$A25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RA 2L</text:p>
          </table:table-cell>
          <table:table-cell office:value-type="float" office:value="500" table:style-name="ce5">
            <text:p>500</text:p>
          </table:table-cell>
          <table:table-cell office:value-type="float" office:value="76" table:style-name="ce5">
            <text:p>76</text:p>
          </table:table-cell>
          <table:table-cell office:value-type="float" office:value="0.62" table:formula="of:=VLOOKUP([.$A26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NTALYS</text:p>
          </table:table-cell>
          <table:table-cell office:value-type="float" office:value="450" table:style-name="ce5">
            <text:p>450</text:p>
          </table:table-cell>
          <table:table-cell office:value-type="float" office:value="454" table:style-name="ce5">
            <text:p>454</text:p>
          </table:table-cell>
          <table:table-cell office:value-type="float" office:value="0.91" table:formula="of:=VLOOKUP([.$A27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NTHA</text:p>
          </table:table-cell>
          <table:table-cell office:value-type="float" office:value="450" table:style-name="ce5">
            <text:p>450</text:p>
          </table:table-cell>
          <table:table-cell office:value-type="float" office:value="454" table:style-name="ce5">
            <text:p>454</text:p>
          </table:table-cell>
          <table:table-cell office:value-type="float" office:value="0.91" table:formula="of:=VLOOKUP([.$A28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GENIAL MAX</text:p>
          </table:table-cell>
          <table:table-cell office:value-type="float" office:value="450" table:style-name="ce5">
            <text:p>450</text:p>
          </table:table-cell>
          <table:table-cell office:value-type="float" office:value="454" table:style-name="ce5">
            <text:p>454</text:p>
          </table:table-cell>
          <table:table-cell office:value-type="float" office:value="0.91" table:formula="of:=VLOOKUP([.$A29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IN SOLTAN 0,33L</text:p>
          </table:table-cell>
          <table:table-cell office:value-type="float" office:value="500" table:style-name="ce5">
            <text:p>500</text:p>
          </table:table-cell>
          <table:table-cell office:value-type="float" office:value="214" table:style-name="ce5">
            <text:p>214</text:p>
          </table:table-cell>
          <table:table-cell office:value-type="float" office:value="0.62" table:formula="of:=VLOOKUP([.$A30];$$RC_Miraflex;4;FALSE)" table:style-name="ce5">
            <text:p>0.62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250 G</text:p>
          </table:table-cell>
          <table:table-cell office:value-type="float" office:value="450" table:style-name="ce5">
            <text:p>450</text:p>
          </table:table-cell>
          <table:table-cell office:value-type="float" office:value="190" table:style-name="ce5">
            <text:p>190</text:p>
          </table:table-cell>
          <table:table-cell office:value-type="float" office:value="0.91" table:formula="of:=VLOOKUP([.$A3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BIANCA 1K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BIANCA FINE 1K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COUSCO MOY 1Kg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formula="of:=VLOOKUP([.$A3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PAGHETTI N2<text:s/>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PAGHETTI N1 500g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PAGHETTI <text:s/>N3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3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FELL N°2 500g</text:p>
          </table:table-cell>
          <table:table-cell office:value-type="float" office:value="450" table:style-name="ce5">
            <text:p>450</text:p>
          </table:table-cell>
          <table:table-cell office:value-type="float" office:value="375" table:style-name="ce5">
            <text:p>375</text:p>
          </table:table-cell>
          <table:table-cell office:value-type="float" office:value="0.91" table:formula="of:=VLOOKUP([.$A38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LANGUE D'OISEAU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39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OUPE D'ORGE 250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40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COUDE N°1 500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41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PG N°2 1 K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4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MHAMMES N°2</text:p>
          </table:table-cell>
          <table:table-cell office:value-type="float" office:value="350" table:style-name="ce5">
            <text:p>3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4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GENNY 500 g</text:p>
          </table:table-cell>
          <table:table-cell office:value-type="float" office:value="350" table:style-name="ce5">
            <text:p>3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4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GENNY 1 kg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formula="of:=VLOOKUP([.$A4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NPA SEMOULE 1 Kg</text:p>
          </table:table-cell>
          <table:table-cell office:value-type="float" office:value="350" table:style-name="ce5">
            <text:p>3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4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COUDE N°1 <text:s/>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45" table:style-name="ce5">
            <text:p>345</text:p>
          </table:table-cell>
          <table:table-cell office:value-type="float" office:value="0.91" table:formula="of:=VLOOKUP([.$A4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SPAGHETTI <text:s/>N°1 500g</text:p>
          </table:table-cell>
          <table:table-cell office:value-type="float" office:value="450" table:style-name="ce5">
            <text:p>450</text:p>
          </table:table-cell>
          <table:table-cell office:value-type="float" office:value="220" table:style-name="ce5">
            <text:p>220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SPAGHETTI <text:s/>N°3 500g</text:p>
          </table:table-cell>
          <table:table-cell office:value-type="float" office:value="450" table:style-name="ce5">
            <text:p>450</text:p>
          </table:table-cell>
          <table:table-cell office:value-type="float" office:value="220" table:style-name="ce5">
            <text:p>220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PLUME COURT 500g</text:p>
          </table:table-cell>
          <table:table-cell office:value-type="float" office:value="450" table:style-name="ce5">
            <text:p>450</text:p>
          </table:table-cell>
          <table:table-cell office:value-type="float" office:value="375" table:style-name="ce5">
            <text:p>375</text:p>
          </table:table-cell>
          <table:table-cell office:value-type="float" office:value="0.91" table:formula="of:=VLOOKUP([.$A5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CHEVEUX D'ANGE</text:p>
          </table:table-cell>
          <table:table-cell office:value-type="float" office:value="450" table:style-name="ce5">
            <text:p>450</text:p>
          </table:table-cell>
          <table:table-cell office:value-type="float" office:value="389" table:style-name="ce5">
            <text:p>389</text:p>
          </table:table-cell>
          <table:table-cell office:value-type="float" office:value="0.91" table:formula="of:=VLOOKUP([.$A5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FELL N3</text:p>
          </table:table-cell>
          <table:table-cell office:value-type="float" office:value="450" table:style-name="ce5">
            <text:p>450</text:p>
          </table:table-cell>
          <table:table-cell office:value-type="float" office:value="375" table:style-name="ce5">
            <text:p>37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FELL N1 500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5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SEMOULE FINE 1kg</text:p>
          </table:table-cell>
          <table:table-cell office:value-type="float" office:value="450" table:style-name="ce5">
            <text:p>450</text:p>
          </table:table-cell>
          <table:table-cell office:value-type="float" office:value="330" table:style-name="ce5">
            <text:p>330</text:p>
          </table:table-cell>
          <table:table-cell office:value-type="float" office:value="0.91" table:formula="of:=VLOOKUP([.$A54];$$RC_Miraflex;4;FALSE)" table:style-name="ce5">
            <text:p>0.91</text:p>
          </table:table-cell>
          <table:table-cell office:value-type="float" office:value="55" table:style-name="ce5">
            <text:p>5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ARDA COUSCOUS MOYEN 1 kg<text:s/>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formula="of:=VLOOKUP([.$A55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COQUETTE 1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56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2 <text:s/>250 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5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2,5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5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<text:s/>N°1 <text:s/>500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5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<text:s/>N°1,5 <text:s/>500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6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-SPAGHETTI <text:s/>N°3 <text:s/>500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6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LANGUE OISEAU 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6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MHAMMES N°3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6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N°2 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40" table:style-name="ce5">
            <text:p>340</text:p>
          </table:table-cell>
          <table:table-cell office:value-type="float" office:value="0.91" table:formula="of:=VLOOKUP([.$A6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N°3 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6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AVATONI 500 g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6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N° 2,5 500g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6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OUDE RIGATE 3<text:s/>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6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OUSCOUS BIANCA 1Kg<text:s/></text:p>
          </table:table-cell>
          <table:table-cell office:value-type="float" office:value="450" table:style-name="ce5">
            <text:p>450</text:p>
          </table:table-cell>
          <table:table-cell office:value-type="float" office:value="355" table:style-name="ce5">
            <text:p>355</text:p>
          </table:table-cell>
          <table:table-cell office:value-type="float" office:value="0.91" table:formula="of:=VLOOKUP([.$A6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MHAMMES 250g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7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PLUME N°1 <text:s text:c="2"/>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7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OQUETTE 2 <text:s/>500 g<text:s/>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7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PLUME N°2 500g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7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NOUASER 500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7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MAGLIATTA <text:s/>500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7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TAGLIATELLA <text:s/>N°2</text:p>
          </table:table-cell>
          <table:table-cell office:value-type="float" office:value="450" table:style-name="ce5">
            <text:p>450</text:p>
          </table:table-cell>
          <table:table-cell office:value-type="float" office:value="435" table:style-name="ce5">
            <text:p>435</text:p>
          </table:table-cell>
          <table:table-cell office:value-type="float" office:value="0.91" table:formula="of:=VLOOKUP([.$A7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ESCARGO 2 500g<text:s/>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7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REGATE N°2</text:p>
          </table:table-cell>
          <table:table-cell office:value-type="float" office:value="450" table:style-name="ce5">
            <text:p>450</text:p>
          </table:table-cell>
          <table:table-cell office:value-type="float" office:value="340" table:style-name="ce5">
            <text:p>340</text:p>
          </table:table-cell>
          <table:table-cell office:value-type="float" office:value="0.91" table:formula="of:=VLOOKUP([.$A7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LANGUE OISEAU 250g<text:s/>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7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OUDE 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8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SPG N2 1kg</text:p>
          </table:table-cell>
          <table:table-cell office:value-type="float" office:value="450" table:style-name="ce5">
            <text:p>450</text:p>
          </table:table-cell>
          <table:table-cell office:value-type="float" office:value="310" table:style-name="ce5">
            <text:p>310</text:p>
          </table:table-cell>
          <table:table-cell office:value-type="float" office:value="0.91" table:formula="of:=VLOOKUP([.$A8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N°1,5</text:p>
          </table:table-cell>
          <table:table-cell office:value-type="float" office:value="450" table:style-name="ce5">
            <text:p>450</text:p>
          </table:table-cell>
          <table:table-cell office:value-type="float" office:value="340" table:style-name="ce5">
            <text:p>340</text:p>
          </table:table-cell>
          <table:table-cell office:value-type="float" office:value="0.91" table:formula="of:=VLOOKUP([.$A8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FELL N°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8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CHEVEUX D'ANGE 500g</text:p>
          </table:table-cell>
          <table:table-cell office:value-type="float" office:value="450" table:style-name="ce5">
            <text:p>450</text:p>
          </table:table-cell>
          <table:table-cell office:value-type="float" office:value="340" table:style-name="ce5">
            <text:p>340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MHAMMES N°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8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MID SPG BIANCA <text:s/>500 g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8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<text:s/>CHIPS SEL+FORMAGE<text:s/>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PAPRIKA+BARB,GM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8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NIO-SOUR CREAM+CHILI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8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SEL+PAPRIKA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R CHIPS AIL PERSI+ROM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OJJA+LABLABI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ONION-CREAM+CHIL</text:p>
          </table:table-cell>
          <table:table-cell office:value-type="float" office:value="450" table:style-name="ce5">
            <text:p>450</text:p>
          </table:table-cell>
          <table:table-cell office:value-type="float" office:value="300" table:style-name="ce5">
            <text:p>300</text:p>
          </table:table-cell>
          <table:table-cell office:value-type="float" office:value="0.91" table:formula="of:=VLOOKUP([.$A93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SEL+FORMAGE</text:p>
          </table:table-cell>
          <table:table-cell office:value-type="float" office:value="450" table:style-name="ce5">
            <text:p>450</text:p>
          </table:table-cell>
          <table:table-cell office:value-type="float" office:value="300" table:style-name="ce5">
            <text:p>300</text:p>
          </table:table-cell>
          <table:table-cell office:value-type="float" office:value="0.91" table:formula="of:=VLOOKUP([.$A94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PAPRIKA+BARB,PM</text:p>
          </table:table-cell>
          <table:table-cell office:value-type="float" office:value="450" table:style-name="ce5">
            <text:p>450</text:p>
          </table:table-cell>
          <table:table-cell office:value-type="float" office:value="300" table:style-name="ce5">
            <text:p>300</text:p>
          </table:table-cell>
          <table:table-cell office:value-type="float" office:value="0.91" table:formula="of:=VLOOKUP([.$A95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UN CHIPS PAPRIKA+FORMAGE,PM</text:p>
          </table:table-cell>
          <table:table-cell office:value-type="float" office:value="450" table:style-name="ce5">
            <text:p>450</text:p>
          </table:table-cell>
          <table:table-cell office:value-type="float" office:value="300" table:style-name="ce5">
            <text:p>300</text:p>
          </table:table-cell>
          <table:table-cell office:value-type="float" office:value="0.91" table:formula="of:=VLOOKUP([.$A9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OY'S FROM+CHESSE BURG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OY'S FROM+CHESSE BURG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OY'S SEL X2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9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R CHIPS ONION+TRUFFE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G J'AIME SEL/FROMAGE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G J'AIME CHESSE/PAPRIKA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G J'AIME AIL PAPRIKA/BARBAC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OUS LES JOURS SEL/FROMAGE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OUS LES JOURS PAPRIKA/BARBAC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G J'AIME TRUFFE/HARISSA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10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RMET PAPRIKA+FROMAGE</text:p>
          </table:table-cell>
          <table:table-cell office:value-type="float" office:value="450" table:style-name="ce5">
            <text:p>450</text:p>
          </table:table-cell>
          <table:table-cell office:value-type="float" office:value="300" table:style-name="ce5">
            <text:p>300</text:p>
          </table:table-cell>
          <table:table-cell office:value-type="float" office:value="0.91" table:formula="of:=VLOOKUP([.$A107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DM 300<text:s/>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0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FLORAL 30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0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CITRON 30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AVON SOFT 30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1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CITRON 25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ROSE 25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AVON 25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DM 22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CITRON 22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FLORAL 220</text:p>
          </table:table-cell>
          <table:table-cell office:value-type="float" office:value="350" table:style-name="ce5">
            <text:p>350</text:p>
          </table:table-cell>
          <table:table-cell office:value-type="float" office:value="420" table:style-name="ce5">
            <text:p>420</text:p>
          </table:table-cell>
          <table:table-cell office:value-type="float" office:value="0.91" table:formula="of:=VLOOKUP([.$A11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CITRON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18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DM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19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FLORAL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20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 ANTI-TACHE VERT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21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 ANTI-TACHE ORANGE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22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 ANTI-TACHE BLEU 160</text:p>
          </table:table-cell>
          <table:table-cell office:value-type="float" office:value="350" table:style-name="ce5">
            <text:p>350</text:p>
          </table:table-cell>
          <table:table-cell office:value-type="float" office:value="350" table:style-name="ce5">
            <text:p>350</text:p>
          </table:table-cell>
          <table:table-cell office:value-type="float" office:value="0.91" table:formula="of:=VLOOKUP([.$A123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AGHETTI LUCCINI500g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12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 N°1 ADABI500-HALUS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12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 N°3 ADABI500-KASAR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12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OUILLE N°1-ADABI500</text:p>
          </table:table-cell>
          <table:table-cell office:value-type="float" office:value="450" table:style-name="ce5">
            <text:p>450</text:p>
          </table:table-cell>
          <table:table-cell office:value-type="float" office:value="225" table:style-name="ce5">
            <text:p>225</text:p>
          </table:table-cell>
          <table:table-cell office:value-type="float" office:value="0.91" table:formula="of:=VLOOKUP([.$A12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ELLAMA SPG N°2 400G</text:p>
          </table:table-cell>
          <table:table-cell office:value-type="float" office:value="450" table:style-name="ce5">
            <text:p>450</text:p>
          </table:table-cell>
          <table:table-cell office:value-type="float" office:value="220" table:style-name="ce5">
            <text:p>220</text:p>
          </table:table-cell>
          <table:table-cell office:value-type="float" office:value="0.91" table:formula="of:=VLOOKUP([.$A12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IGA FELL 2 500g</text:p>
          </table:table-cell>
          <table:table-cell office:value-type="float" office:value="450" table:style-name="ce5">
            <text:p>450</text:p>
          </table:table-cell>
          <table:table-cell office:value-type="float" office:value="345" table:style-name="ce5">
            <text:p>345</text:p>
          </table:table-cell>
          <table:table-cell office:value-type="float" office:value="0.91" table:formula="of:=VLOOKUP([.$A12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ESCARGOT ALYSSA 500g</text:p>
          </table:table-cell>
          <table:table-cell office:value-type="float" office:value="450" table:style-name="ce5">
            <text:p>450</text:p>
          </table:table-cell>
          <table:table-cell office:value-type="float" office:value="375" table:style-name="ce5">
            <text:p>375</text:p>
          </table:table-cell>
          <table:table-cell office:value-type="float" office:value="0.91" table:formula="of:=VLOOKUP([.$A130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UDE 2 ALYSSA 500g</text:p>
          </table:table-cell>
          <table:table-cell office:value-type="float" office:value="450" table:style-name="ce5">
            <text:p>450</text:p>
          </table:table-cell>
          <table:table-cell office:value-type="float" office:value="375" table:style-name="ce5">
            <text:p>375</text:p>
          </table:table-cell>
          <table:table-cell office:value-type="float" office:value="0.91" table:formula="of:=VLOOKUP([.$A131];$$RC_Miraflex;4;FALSE)" table:style-name="ce5">
            <text:p>0.91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LYSSA COUSCOUS 500g</text:p>
          </table:table-cell>
          <table:table-cell office:value-type="float" office:value="350" table:style-name="ce5">
            <text:p>3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3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DS COUS DIARI MOY 1K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formula="of:=VLOOKUP([.$A13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EPI D'OR COUS MOY 1KG</text:p>
          </table:table-cell>
          <table:table-cell office:value-type="float" office:value="350" table:style-name="ce5">
            <text:p>350</text:p>
          </table:table-cell>
          <table:table-cell office:value-type="float" office:value="365" table:style-name="ce5">
            <text:p>365</text:p>
          </table:table-cell>
          <table:table-cell office:value-type="float" office:value="0.91" table:formula="of:=VLOOKUP([.$A13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USCOUS INTEGRAL 500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formula="of:=VLOOKUP([.$A135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GLIETTA N°2 500G</text:p>
          </table:table-cell>
          <table:table-cell office:value-type="float" office:value="450" table:style-name="ce5">
            <text:p>4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13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DS FELL N°3 400G</text:p>
          </table:table-cell>
          <table:table-cell office:value-type="float" office:value="450" table:style-name="ce5">
            <text:p>450</text:p>
          </table:table-cell>
          <table:table-cell office:value-type="float" office:value="389" table:style-name="ce5">
            <text:p>389</text:p>
          </table:table-cell>
          <table:table-cell office:value-type="float" office:value="0.91" table:formula="of:=VLOOKUP([.$A137];$$RC_Miraflex;4;FALSE)" table:style-name="ce5">
            <text:p>0.91</text:p>
          </table:table-cell>
          <table:table-cell office:value-type="float" office:value="55" table:style-name="ce5">
            <text:p>5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AWHARA P.C N°1 400G</text:p>
          </table:table-cell>
          <table:table-cell office:value-type="float" office:value="450" table:style-name="ce5">
            <text:p>450</text:p>
          </table:table-cell>
          <table:table-cell office:value-type="float" office:value="320" table:style-name="ce5">
            <text:p>320</text:p>
          </table:table-cell>
          <table:table-cell office:value-type="float" office:value="0.91" table:formula="of:=VLOOKUP([.$A13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AWHARA P.C N°2 400G</text:p>
          </table:table-cell>
          <table:table-cell office:value-type="float" office:value="450" table:style-name="ce5">
            <text:p>450</text:p>
          </table:table-cell>
          <table:table-cell office:value-type="float" office:value="320" table:style-name="ce5">
            <text:p>320</text:p>
          </table:table-cell>
          <table:table-cell office:value-type="float" office:value="0.91" table:formula="of:=VLOOKUP([.$A13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AWHARA P.C N°3 400G</text:p>
          </table:table-cell>
          <table:table-cell office:value-type="float" office:value="450" table:style-name="ce5">
            <text:p>450</text:p>
          </table:table-cell>
          <table:table-cell office:value-type="float" office:value="320" table:style-name="ce5">
            <text:p>320</text:p>
          </table:table-cell>
          <table:table-cell office:value-type="float" office:value="0.91" table:formula="of:=VLOOKUP([.$A14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ELLAMA COUSC MOYEN 1K</text:p>
          </table:table-cell>
          <table:table-cell office:value-type="float" office:value="450" table:style-name="ce5">
            <text:p>450</text:p>
          </table:table-cell>
          <table:table-cell office:value-type="float" office:value="355" table:style-name="ce5">
            <text:p>355</text:p>
          </table:table-cell>
          <table:table-cell office:value-type="float" office:value="0.91" table:formula="of:=VLOOKUP([.$A141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EMOULE ZITOUNA MOY 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42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EMOULE ZITOUNA GROS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43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EMOULE ZITOUNA FINE1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44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GMS SEMOULE FINE 1KG</text:p>
          </table:table-cell>
          <table:table-cell office:value-type="float" office:value="450" table:style-name="ce5">
            <text:p>4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145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ANDA TCHICH 1KG</text:p>
          </table:table-cell>
          <table:table-cell office:value-type="float" office:value="350" table:style-name="ce5">
            <text:p>350</text:p>
          </table:table-cell>
          <table:table-cell office:value-type="float" office:value="366" table:style-name="ce5">
            <text:p>366</text:p>
          </table:table-cell>
          <table:table-cell office:value-type="float" office:value="0.91" table:formula="of:=VLOOKUP([.$A146];$$RC_Miraflex;4;FALSE)" table:style-name="ce5">
            <text:p>0.91</text:p>
          </table:table-cell>
          <table:table-cell office:value-type="float" office:value="55" table:style-name="ce5">
            <text:p>5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MT AMELIORANT 50G</text:p>
          </table:table-cell>
          <table:table-cell office:value-type="float" office:value="350" table:style-name="ce5">
            <text:p>350</text:p>
          </table:table-cell>
          <table:table-cell office:value-type="float" office:value="190" table:style-name="ce5">
            <text:p>190</text:p>
          </table:table-cell>
          <table:table-cell office:value-type="float" office:value="0.91" table:formula="of:=VLOOKUP([.$A147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MALGAME COOL BAR</text:p>
          </table:table-cell>
          <table:table-cell office:value-type="float" office:value="450" table:style-name="ce5">
            <text:p>450</text:p>
          </table:table-cell>
          <table:table-cell office:value-type="float" office:value="118" table:style-name="ce5">
            <text:p>118</text:p>
          </table:table-cell>
          <table:table-cell office:value-type="float" office:value="0.92" table:formula="of:=VLOOKUP([.$A148];$$RC_Miraflex;4;FALSE)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RISTALINE 1.5L</text:p>
          </table:table-cell>
          <table:table-cell office:value-type="float" office:value="350" table:style-name="ce5">
            <text:p>350</text:p>
          </table:table-cell>
          <table:table-cell office:value-type="float" office:value="46" table:style-name="ce5">
            <text:p>46</text:p>
          </table:table-cell>
          <table:table-cell office:value-type="float" office:value="0.62" table:formula="of:=VLOOKUP([.$A14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NINO 25CL</text:p>
          </table:table-cell>
          <table:table-cell office:value-type="float" office:value="350" table:style-name="ce5">
            <text:p>350</text:p>
          </table:table-cell>
          <table:table-cell office:value-type="float" office:value="52" table:style-name="ce5">
            <text:p>52</text:p>
          </table:table-cell>
          <table:table-cell office:value-type="float" office:value="0.62" table:formula="of:=VLOOKUP([.$A150];$$RC_Miraflex;4;FALSE)" table:style-name="ce5">
            <text:p>0.62</text:p>
          </table:table-cell>
          <table:table-cell office:value-type="float" office:value="38" table:style-name="ce5">
            <text:p>38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MANGUE 25CL</text:p>
          </table:table-cell>
          <table:table-cell office:value-type="float" office:value="350" table:style-name="ce5">
            <text:p>350</text:p>
          </table:table-cell>
          <table:table-cell office:value-type="float" office:value="52" table:style-name="ce5">
            <text:p>52</text:p>
          </table:table-cell>
          <table:table-cell office:value-type="float" office:value="0.62" table:formula="of:=VLOOKUP([.$A15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CA 0.5L</text:p>
          </table:table-cell>
          <table:table-cell office:value-type="float" office:value="350" table:style-name="ce5">
            <text:p>350</text:p>
          </table:table-cell>
          <table:table-cell office:value-type="float" office:value="40" table:style-name="ce5">
            <text:p>40</text:p>
          </table:table-cell>
          <table:table-cell office:value-type="float" office:value="0.62" table:formula="of:=VLOOKUP([.$A15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ANANAS STILL 1L</text:p>
          </table:table-cell>
          <table:table-cell office:value-type="float" office:value="350" table:style-name="ce5">
            <text:p>350</text:p>
          </table:table-cell>
          <table:table-cell office:value-type="float" office:value="101" table:style-name="ce5">
            <text:p>101</text:p>
          </table:table-cell>
          <table:table-cell office:value-type="float" office:value="0.62" table:formula="of:=VLOOKUP([.$A15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COCKTAIL STILL 1L</text:p>
          </table:table-cell>
          <table:table-cell office:value-type="float" office:value="350" table:style-name="ce5">
            <text:p>350</text:p>
          </table:table-cell>
          <table:table-cell office:value-type="float" office:value="101" table:style-name="ce5">
            <text:p>101</text:p>
          </table:table-cell>
          <table:table-cell office:value-type="float" office:value="0.62" table:formula="of:=VLOOKUP([.$A15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STILL MANGUE 1L</text:p>
          </table:table-cell>
          <table:table-cell office:value-type="float" office:value="350" table:style-name="ce5">
            <text:p>350</text:p>
          </table:table-cell>
          <table:table-cell office:value-type="float" office:value="101" table:style-name="ce5">
            <text:p>101</text:p>
          </table:table-cell>
          <table:table-cell office:value-type="float" office:value="0.62" table:formula="of:=VLOOKUP([.$A155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STILL ORANGE 1L</text:p>
          </table:table-cell>
          <table:table-cell office:value-type="float" office:value="350" table:style-name="ce5">
            <text:p>350</text:p>
          </table:table-cell>
          <table:table-cell office:value-type="float" office:value="101" table:style-name="ce5">
            <text:p>101</text:p>
          </table:table-cell>
          <table:table-cell office:value-type="float" office:value="0.62" table:formula="of:=VLOOKUP([.$A156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NINO 1L</text:p>
          </table:table-cell>
          <table:table-cell office:value-type="float" office:value="350" table:style-name="ce5">
            <text:p>350</text:p>
          </table:table-cell>
          <table:table-cell office:value-type="float" office:value="101" table:style-name="ce5">
            <text:p>101</text:p>
          </table:table-cell>
          <table:table-cell office:value-type="float" office:value="0.62" table:formula="of:=VLOOKUP([.$A157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ANNET 2L</text:p>
          </table:table-cell>
          <table:table-cell office:value-type="float" office:value="350" table:style-name="ce5">
            <text:p>350</text:p>
          </table:table-cell>
          <table:table-cell office:value-type="float" office:value="76" table:style-name="ce5">
            <text:p>76</text:p>
          </table:table-cell>
          <table:table-cell office:value-type="float" office:value="0.62" table:formula="of:=VLOOKUP([.$A158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ARGOU 0.5L</text:p>
          </table:table-cell>
          <table:table-cell office:value-type="float" office:value="350" table:style-name="ce5">
            <text:p>350</text:p>
          </table:table-cell>
          <table:table-cell office:value-type="float" office:value="32" table:style-name="ce5">
            <text:p>32</text:p>
          </table:table-cell>
          <table:table-cell office:value-type="float" office:value="0.62" table:formula="of:=VLOOKUP([.$A15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ARGOU 1.5L</text:p>
          </table:table-cell>
          <table:table-cell office:value-type="float" office:value="350" table:style-name="ce5">
            <text:p>350</text:p>
          </table:table-cell>
          <table:table-cell office:value-type="float" office:value="75" table:style-name="ce5">
            <text:p>75</text:p>
          </table:table-cell>
          <table:table-cell office:value-type="float" office:value="0.62" table:formula="of:=VLOOKUP([.$A160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ARGOU 2L</text:p>
          </table:table-cell>
          <table:table-cell office:value-type="float" office:value="350" table:style-name="ce5">
            <text:p>350</text:p>
          </table:table-cell>
          <table:table-cell office:value-type="float" office:value="78" table:style-name="ce5">
            <text:p>78</text:p>
          </table:table-cell>
          <table:table-cell office:value-type="float" office:value="0.62" table:formula="of:=VLOOKUP([.$A16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ROPICO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ANGE FRESHKY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IDRE FRESHKY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PECHE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5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CITRON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6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AOUA CHANI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7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POMME FRESHKY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8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POMME 0.5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6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ROPICO 1L</text:p>
          </table:table-cell>
          <table:table-cell office:value-type="float" office:value="350" table:style-name="ce5">
            <text:p>350</text:p>
          </table:table-cell>
          <table:table-cell office:value-type="float" office:value="37" table:style-name="ce5">
            <text:p>37</text:p>
          </table:table-cell>
          <table:table-cell office:value-type="float" office:value="0.62" table:formula="of:=VLOOKUP([.$A170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ITTER SODA 1L</text:p>
          </table:table-cell>
          <table:table-cell office:value-type="float" office:value="350" table:style-name="ce5">
            <text:p>350</text:p>
          </table:table-cell>
          <table:table-cell office:value-type="float" office:value="37" table:style-name="ce5">
            <text:p>37</text:p>
          </table:table-cell>
          <table:table-cell office:value-type="float" office:value="0.62" table:formula="of:=VLOOKUP([.$A17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CITRON 1L</text:p>
          </table:table-cell>
          <table:table-cell office:value-type="float" office:value="350" table:style-name="ce5">
            <text:p>350</text:p>
          </table:table-cell>
          <table:table-cell office:value-type="float" office:value="37" table:style-name="ce5">
            <text:p>37</text:p>
          </table:table-cell>
          <table:table-cell office:value-type="float" office:value="0.62" table:formula="of:=VLOOKUP([.$A17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PECHE 1L</text:p>
          </table:table-cell>
          <table:table-cell office:value-type="float" office:value="350" table:style-name="ce5">
            <text:p>350</text:p>
          </table:table-cell>
          <table:table-cell office:value-type="float" office:value="37" table:style-name="ce5">
            <text:p>37</text:p>
          </table:table-cell>
          <table:table-cell office:value-type="float" office:value="0.62" table:formula="of:=VLOOKUP([.$A17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ROPICO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AOUA CHANI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5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ITTER SODA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6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POMME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7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PECHE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8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CITRON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7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RESHKY POMME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80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ORANGE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18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COCKTAIL STILL 2L</text:p>
          </table:table-cell>
          <table:table-cell office:value-type="float" office:value="350" table:style-name="ce5">
            <text:p>350</text:p>
          </table:table-cell>
          <table:table-cell office:value-type="float" office:value="127" table:style-name="ce5">
            <text:p>127</text:p>
          </table:table-cell>
          <table:table-cell office:value-type="float" office:value="0.62" table:formula="of:=VLOOKUP([.$A18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MANGUE STILL 2L</text:p>
          </table:table-cell>
          <table:table-cell office:value-type="float" office:value="350" table:style-name="ce5">
            <text:p>350</text:p>
          </table:table-cell>
          <table:table-cell office:value-type="float" office:value="127" table:style-name="ce5">
            <text:p>127</text:p>
          </table:table-cell>
          <table:table-cell office:value-type="float" office:value="0.62" table:formula="of:=VLOOKUP([.$A18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S ORANGE STILL 2L</text:p>
          </table:table-cell>
          <table:table-cell office:value-type="float" office:value="350" table:style-name="ce5">
            <text:p>350</text:p>
          </table:table-cell>
          <table:table-cell office:value-type="float" office:value="127" table:style-name="ce5">
            <text:p>127</text:p>
          </table:table-cell>
          <table:table-cell office:value-type="float" office:value="0.62" table:formula="of:=VLOOKUP([.$A18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ABY LAIT</text:p>
          </table:table-cell>
          <table:table-cell office:value-type="float" office:value="450" table:style-name="ce5">
            <text:p>450</text:p>
          </table:table-cell>
          <table:table-cell office:value-type="float" office:value="85" table:style-name="ce5">
            <text:p>85</text:p>
          </table:table-cell>
          <table:table-cell office:value-type="float" office:value="0.91" table:formula="of:=VLOOKUP([.$A185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HELEN CACAO</text:p>
          </table:table-cell>
          <table:table-cell office:value-type="float" office:value="450" table:style-name="ce5">
            <text:p>450</text:p>
          </table:table-cell>
          <table:table-cell office:value-type="float" office:value="85" table:style-name="ce5">
            <text:p>85</text:p>
          </table:table-cell>
          <table:table-cell office:value-type="float" office:value="0.91" table:formula="of:=VLOOKUP([.$A186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CA-COLA 0.33L</text:p>
          </table:table-cell>
          <table:table-cell office:value-type="float" office:value="350" table:style-name="ce5">
            <text:p>350</text:p>
          </table:table-cell>
          <table:table-cell office:value-type="float" office:value="35" table:style-name="ce5">
            <text:p>35</text:p>
          </table:table-cell>
          <table:table-cell office:value-type="float" office:value="0.62" table:formula="of:=VLOOKUP([.$A187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CA-COLA 1L</text:p>
          </table:table-cell>
          <table:table-cell office:value-type="float" office:value="350" table:style-name="ce5">
            <text:p>350</text:p>
          </table:table-cell>
          <table:table-cell office:value-type="float" office:value="60" table:style-name="ce5">
            <text:p>60</text:p>
          </table:table-cell>
          <table:table-cell office:value-type="float" office:value="0.62" table:formula="of:=VLOOKUP([.$A188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PLA 1L</text:p>
          </table:table-cell>
          <table:table-cell office:value-type="float" office:value="350" table:style-name="ce5">
            <text:p>350</text:p>
          </table:table-cell>
          <table:table-cell office:value-type="float" office:value="106" table:style-name="ce5">
            <text:p>106</text:p>
          </table:table-cell>
          <table:table-cell office:value-type="float" office:value="0.62" table:formula="of:=VLOOKUP([.$A18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CHWEPPES CITRON 1L</text:p>
          </table:table-cell>
          <table:table-cell office:value-type="float" office:value="350" table:style-name="ce5">
            <text:p>350</text:p>
          </table:table-cell>
          <table:table-cell office:value-type="float" office:value="76" table:style-name="ce5">
            <text:p>76</text:p>
          </table:table-cell>
          <table:table-cell office:value-type="float" office:value="0.62" table:formula="of:=VLOOKUP([.$A190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EYA 2L</text:p>
          </table:table-cell>
          <table:table-cell office:value-type="float" office:value="350" table:style-name="ce5">
            <text:p>350</text:p>
          </table:table-cell>
          <table:table-cell office:value-type="float" office:value="64" table:style-name="ce5">
            <text:p>64</text:p>
          </table:table-cell>
          <table:table-cell office:value-type="float" office:value="0.62" table:formula="of:=VLOOKUP([.$A19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QUALINE 2L</text:p>
          </table:table-cell>
          <table:table-cell office:value-type="float" office:value="350" table:style-name="ce5">
            <text:p>350</text:p>
          </table:table-cell>
          <table:table-cell office:value-type="float" office:value="68" table:style-name="ce5">
            <text:p>68</text:p>
          </table:table-cell>
          <table:table-cell office:value-type="float" office:value="0.62" table:formula="of:=VLOOKUP([.$A19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NYA 1.75L</text:p>
          </table:table-cell>
          <table:table-cell office:value-type="float" office:value="350" table:style-name="ce5">
            <text:p>350</text:p>
          </table:table-cell>
          <table:table-cell office:value-type="float" office:value="68" table:style-name="ce5">
            <text:p>68</text:p>
          </table:table-cell>
          <table:table-cell office:value-type="float" office:value="0.62" table:formula="of:=VLOOKUP([.$A19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CHWEPPS ANNAS 1.5L</text:p>
          </table:table-cell>
          <table:table-cell office:value-type="float" office:value="350" table:style-name="ce5">
            <text:p>350</text:p>
          </table:table-cell>
          <table:table-cell office:value-type="float" office:value="135" table:style-name="ce5">
            <text:p>135</text:p>
          </table:table-cell>
          <table:table-cell office:value-type="float" office:value="0.62" table:formula="of:=VLOOKUP([.$A19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NNADA BITTER 1L</text:p>
          </table:table-cell>
          <table:table-cell office:value-type="float" office:value="350" table:style-name="ce5">
            <text:p>350</text:p>
          </table:table-cell>
          <table:table-cell office:value-type="float" office:value="102" table:style-name="ce5">
            <text:p>102</text:p>
          </table:table-cell>
          <table:table-cell office:value-type="float" office:value="0.62" table:formula="of:=VLOOKUP([.$A195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RISTALINE 0.5L</text:p>
          </table:table-cell>
          <table:table-cell office:value-type="float" office:value="350" table:style-name="ce5">
            <text:p>350</text:p>
          </table:table-cell>
          <table:table-cell office:value-type="float" office:value="41" table:style-name="ce5">
            <text:p>41</text:p>
          </table:table-cell>
          <table:table-cell office:value-type="float" office:value="0.62" table:formula="of:=VLOOKUP([.$A196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EYA 0.5L</text:p>
          </table:table-cell>
          <table:table-cell office:value-type="float" office:value="350" table:style-name="ce5">
            <text:p>350</text:p>
          </table:table-cell>
          <table:table-cell office:value-type="float" office:value="38" table:style-name="ce5">
            <text:p>38</text:p>
          </table:table-cell>
          <table:table-cell office:value-type="float" office:value="0.62" table:formula="of:=VLOOKUP([.$A197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IAN 1.5L</text:p>
          </table:table-cell>
          <table:table-cell office:value-type="float" office:value="350" table:style-name="ce5">
            <text:p>350</text:p>
          </table:table-cell>
          <table:table-cell office:value-type="float" office:value="78" table:style-name="ce5">
            <text:p>78</text:p>
          </table:table-cell>
          <table:table-cell office:value-type="float" office:value="0.62" table:formula="of:=VLOOKUP([.$A198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IAN 2L</text:p>
          </table:table-cell>
          <table:table-cell office:value-type="float" office:value="350" table:style-name="ce5">
            <text:p>350</text:p>
          </table:table-cell>
          <table:table-cell office:value-type="float" office:value="78" table:style-name="ce5">
            <text:p>78</text:p>
          </table:table-cell>
          <table:table-cell office:value-type="float" office:value="0.62" table:formula="of:=VLOOKUP([.$A199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IAN 0.5L</text:p>
          </table:table-cell>
          <table:table-cell office:value-type="float" office:value="350" table:style-name="ce5">
            <text:p>350</text:p>
          </table:table-cell>
          <table:table-cell office:value-type="float" office:value="50" table:style-name="ce5">
            <text:p>50</text:p>
          </table:table-cell>
          <table:table-cell office:value-type="float" office:value="0.62" table:formula="of:=VLOOKUP([.$A200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EYA 1.5L</text:p>
          </table:table-cell>
          <table:table-cell office:value-type="float" office:value="350" table:style-name="ce5">
            <text:p>350</text:p>
          </table:table-cell>
          <table:table-cell office:value-type="float" office:value="56" table:style-name="ce5">
            <text:p>56</text:p>
          </table:table-cell>
          <table:table-cell office:value-type="float" office:value="0.62" table:formula="of:=VLOOKUP([.$A201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RISTALINE 1.5L 2022</text:p>
          </table:table-cell>
          <table:table-cell office:value-type="float" office:value="350" table:style-name="ce5">
            <text:p>350</text:p>
          </table:table-cell>
          <table:table-cell office:value-type="float" office:value="46" table:style-name="ce5">
            <text:p>46</text:p>
          </table:table-cell>
          <table:table-cell office:value-type="float" office:value="0.62" table:formula="of:=VLOOKUP([.$A202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RISTALINE 2L</text:p>
          </table:table-cell>
          <table:table-cell office:value-type="float" office:value="350" table:style-name="ce5">
            <text:p>350</text:p>
          </table:table-cell>
          <table:table-cell office:value-type="float" office:value="61" table:style-name="ce5">
            <text:p>61</text:p>
          </table:table-cell>
          <table:table-cell office:value-type="float" office:value="0.62" table:formula="of:=VLOOKUP([.$A203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RISTALINE 1L</text:p>
          </table:table-cell>
          <table:table-cell office:value-type="float" office:value="350" table:style-name="ce5">
            <text:p>350</text:p>
          </table:table-cell>
          <table:table-cell office:value-type="float" office:value="46" table:style-name="ce5">
            <text:p>46</text:p>
          </table:table-cell>
          <table:table-cell office:value-type="float" office:value="0.62" table:formula="of:=VLOOKUP([.$A204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VA FRAMB CASIS 1.5L</text:p>
          </table:table-cell>
          <table:table-cell office:value-type="float" office:value="350" table:style-name="ce5">
            <text:p>350</text:p>
          </table:table-cell>
          <table:table-cell office:value-type="float" office:value="53" table:style-name="ce5">
            <text:p>53</text:p>
          </table:table-cell>
          <table:table-cell office:value-type="float" office:value="0.62" table:formula="of:=VLOOKUP([.$A205];$$RC_Miraflex;4;FALSE)" table:style-name="ce5">
            <text:p>0.62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PATE A GLACER 500G</text:p>
          </table:table-cell>
          <table:table-cell office:value-type="float" office:value="350" table:style-name="ce5">
            <text:p>350</text:p>
          </table:table-cell>
          <table:table-cell office:value-type="float" office:value="290" table:style-name="ce5">
            <text:p>290</text:p>
          </table:table-cell>
          <table:table-cell office:value-type="float" office:value="0.62" table:formula="of:=VLOOKUP([.$A206];$$RC_Miraflex;4;FALSE)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PATE A GLACER 1 KG</text:p>
          </table:table-cell>
          <table:table-cell office:value-type="float" office:value="350" table:style-name="ce5">
            <text:p>350</text:p>
          </table:table-cell>
          <table:table-cell office:value-type="float" office:value="445" table:style-name="ce5">
            <text:p>445</text:p>
          </table:table-cell>
          <table:table-cell office:value-type="float" office:value="0.62" table:formula="of:=VLOOKUP([.$A207];$$RC_Miraflex;4;FALSE)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ROSS FRAISE</text:p>
          </table:table-cell>
          <table:table-cell office:value-type="float" office:value="350" table:style-name="ce5">
            <text:p>350</text:p>
          </table:table-cell>
          <table:table-cell office:value-type="float" office:value="100" table:style-name="ce5">
            <text:p>100</text:p>
          </table:table-cell>
          <table:table-cell office:value-type="float" office:value="0.62" table:formula="of:=VLOOKUP([.$A208];$$RC_Miraflex;4;FALSE)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ROSS LAIT-CHOCOLAT</text:p>
          </table:table-cell>
          <table:table-cell office:value-type="float" office:value="350" table:style-name="ce5">
            <text:p>350</text:p>
          </table:table-cell>
          <table:table-cell office:value-type="float" office:value="100" table:style-name="ce5">
            <text:p>100</text:p>
          </table:table-cell>
          <table:table-cell office:value-type="float" office:value="0.62" table:formula="of:=VLOOKUP([.$A209];$$RC_Miraflex;4;FALSE)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PATE A GLACER 2.1 KG</text:p>
          </table:table-cell>
          <table:table-cell office:value-type="float" office:value="350" table:style-name="ce5">
            <text:p>350</text:p>
          </table:table-cell>
          <table:table-cell office:value-type="float" office:value="495" table:style-name="ce5">
            <text:p>495</text:p>
          </table:table-cell>
          <table:table-cell office:value-type="float" office:value="0.62" table:formula="of:=VLOOKUP([.$A210];$$RC_Miraflex;4;FALSE)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URCUMA BEHI</text:p>
          </table:table-cell>
          <table:table-cell office:value-type="float" office:value="450" table:style-name="ce5">
            <text:p>450</text:p>
          </table:table-cell>
          <table:table-cell office:value-type="float" office:value="260" table:style-name="ce5">
            <text:p>260</text:p>
          </table:table-cell>
          <table:table-cell office:value-type="float" office:value="1.395" table:formula="of:=VLOOKUP([.$A211];$$RC_Miraflex;4;FALSE)" table:style-name="ce5">
            <text:p>1.395</text:p>
          </table:table-cell>
          <table:table-cell office:value-type="float" office:value="72" table:style-name="ce5">
            <text:p>7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.EPIC POUL/TUMI/P.NO</text:p>
          </table:table-cell>
          <table:table-cell office:value-type="float" office:value="450" table:style-name="ce5">
            <text:p>450</text:p>
          </table:table-cell>
          <table:table-cell office:value-type="float" office:value="260" table:style-name="ce5">
            <text:p>260</text:p>
          </table:table-cell>
          <table:table-cell office:value-type="float" office:value="1.395" table:formula="of:=VLOOKUP([.$A212];$$RC_Miraflex;4;FALSE)" table:style-name="ce5">
            <text:p>1.395</text:p>
          </table:table-cell>
          <table:table-cell office:value-type="float" office:value="72" table:style-name="ce5">
            <text:p>7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AS HAN/TURMRC/7 SPIC</text:p>
          </table:table-cell>
          <table:table-cell office:value-type="float" office:value="450" table:style-name="ce5">
            <text:p>450</text:p>
          </table:table-cell>
          <table:table-cell office:value-type="float" office:value="260" table:style-name="ce5">
            <text:p>260</text:p>
          </table:table-cell>
          <table:table-cell office:value-type="float" office:value="1.395" table:formula="of:=VLOOKUP([.$A213];$$RC_Miraflex;4;FALSE)" table:style-name="ce5">
            <text:p>1.395</text:p>
          </table:table-cell>
          <table:table-cell office:value-type="float" office:value="72" table:style-name="ce5">
            <text:p>7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SPICE/CORIANDER/4SPI</text:p>
          </table:table-cell>
          <table:table-cell office:value-type="float" office:value="450" table:style-name="ce5">
            <text:p>450</text:p>
          </table:table-cell>
          <table:table-cell office:value-type="float" office:value="260" table:style-name="ce5">
            <text:p>260</text:p>
          </table:table-cell>
          <table:table-cell office:value-type="float" office:value="1.395" table:formula="of:=VLOOKUP([.$A214];$$RC_Miraflex;4;FALSE)" table:style-name="ce5">
            <text:p>1.395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ARWAYA/MALOW/TURMRIC</text:p>
          </table:table-cell>
          <table:table-cell office:value-type="float" office:value="450" table:style-name="ce5">
            <text:p>450</text:p>
          </table:table-cell>
          <table:table-cell office:value-type="float" office:value="260" table:style-name="ce5">
            <text:p>260</text:p>
          </table:table-cell>
          <table:table-cell office:value-type="float" office:value="1.395" table:formula="of:=VLOOKUP([.$A215];$$RC_Miraflex;4;FALSE)" table:style-name="ce5">
            <text:p>1.395</text:p>
          </table:table-cell>
          <table:table-cell office:value-type="float" office:value="72" table:style-name="ce5">
            <text:p>7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A SAUCISSE POULE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16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 JAMBON DE BŒUF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17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ZRA JAMBON DE DIN FU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18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ZRA JAMBON D DIND SV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19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 SAUCISSES FUMEE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20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 SAUCI FUMEE LIYB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21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A PEPERONI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22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A JAMB BOEUF FU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23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ZRA JAMB DIND FUME</text:p>
          </table:table-cell>
          <table:table-cell office:value-type="float" office:value="300" table:style-name="ce5">
            <text:p>300</text:p>
          </table:table-cell>
          <table:table-cell office:value-type="float" office:value="422" table:style-name="ce5">
            <text:p>422</text:p>
          </table:table-cell>
          <table:table-cell office:value-type="float" office:value="1.1599999999999999" table:formula="of:=VLOOKUP([.$A224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ONBON GENIAL</text:p>
          </table:table-cell>
          <table:table-cell office:value-type="float" office:value="450" table:style-name="ce5">
            <text:p>450</text:p>
          </table:table-cell>
          <table:table-cell office:value-type="float" office:value="85" table:style-name="ce5">
            <text:p>85</text:p>
          </table:table-cell>
          <table:table-cell office:value-type="float" office:value="1.395" table:formula="of:=VLOOKUP([.$A225];$$RC_Miraflex;4;FALSE)" table:style-name="ce5">
            <text:p>1.395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ONBON TRANCHE</text:p>
          </table:table-cell>
          <table:table-cell office:value-type="float" office:value="450" table:style-name="ce5">
            <text:p>450</text:p>
          </table:table-cell>
          <table:table-cell office:value-type="float" office:value="85" table:style-name="ce5">
            <text:p>85</text:p>
          </table:table-cell>
          <table:table-cell office:value-type="float" office:value="1.395" table:formula="of:=VLOOKUP([.$A226];$$RC_Miraflex;4;FALSE)" table:style-name="ce5">
            <text:p>1.395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ANILUXE <text:s/>VERSO</text:p>
          </table:table-cell>
          <table:table-cell office:value-type="float" office:value="450" table:style-name="ce5">
            <text:p>450</text:p>
          </table:table-cell>
          <table:table-cell office:value-type="float" office:value="430" table:style-name="ce5">
            <text:p>430</text:p>
          </table:table-cell>
          <table:table-cell office:value-type="float" office:value="1.395" table:formula="of:=VLOOKUP([.$A227];$$RC_Miraflex;4;FALSE)" table:style-name="ce5">
            <text:p>1.395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ANILUX RECTO</text:p>
          </table:table-cell>
          <table:table-cell office:value-type="float" office:value="450" table:style-name="ce5">
            <text:p>450</text:p>
          </table:table-cell>
          <table:table-cell office:value-type="float" office:value="430" table:style-name="ce5">
            <text:p>430</text:p>
          </table:table-cell>
          <table:table-cell office:value-type="float" office:value="1.395" table:formula="of:=VLOOKUP([.$A228];$$RC_Miraflex;4;FALSE)" table:style-name="ce5">
            <text:p>1.395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ON.MENTHE</text:p>
          </table:table-cell>
          <table:table-cell office:value-type="float" office:value="450" table:style-name="ce5">
            <text:p>450</text:p>
          </table:table-cell>
          <table:table-cell office:value-type="float" office:value="80" table:style-name="ce5">
            <text:p>80</text:p>
          </table:table-cell>
          <table:table-cell office:value-type="float" office:value="1.395" table:formula="of:=VLOOKUP([.$A229];$$RC_Miraflex;4;FALSE)" table:style-name="ce5">
            <text:p>1.395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OGO EL MAZRAA</text:p>
          </table:table-cell>
          <table:table-cell office:value-type="float" office:value="300" table:style-name="ce5">
            <text:p>300</text:p>
          </table:table-cell>
          <table:table-cell office:value-type="float" office:value="570" table:style-name="ce5">
            <text:p>570</text:p>
          </table:table-cell>
          <table:table-cell office:value-type="float" office:value="1.1599999999999999" table:formula="of:=VLOOKUP([.$A230];$$RC_Miraflex;4;FALSE)" table:style-name="ce5">
            <text:p>1.16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 FONDANT 1KG</text:p>
          </table:table-cell>
          <table:table-cell office:value-type="float" office:value="300" table:style-name="ce5">
            <text:p>300</text:p>
          </table:table-cell>
          <table:table-cell office:value-type="float" office:value="550" table:style-name="ce5">
            <text:p>550</text:p>
          </table:table-cell>
          <table:table-cell office:value-type="float" office:value="1.1599999999999999" table:formula="of:=VLOOKUP([.$A231];$$RC_Miraflex;4;FALSE)" table:style-name="ce5">
            <text:p>1.16</text:p>
          </table:table-cell>
          <table:table-cell office:value-type="float" office:value="65" table:style-name="ce5">
            <text:p>6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ELTIA 6X24</text:p>
          </table:table-cell>
          <table:table-cell office:value-type="float" office:value="400" table:style-name="ce5">
            <text:p>400</text:p>
          </table:table-cell>
          <table:table-cell office:value-type="float" office:value="460" table:style-name="ce5">
            <text:p>460</text:p>
          </table:table-cell>
          <table:table-cell office:value-type="float" office:value="0.92" table:formula="of:=VLOOKUP([.$A232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ECK'S 6X24</text:p>
          </table:table-cell>
          <table:table-cell office:value-type="float" office:value="400" table:style-name="ce5">
            <text:p>400</text:p>
          </table:table-cell>
          <table:table-cell office:value-type="float" office:value="460" table:style-name="ce5">
            <text:p>460</text:p>
          </table:table-cell>
          <table:table-cell office:value-type="float" office:value="0.92" table:formula="of:=VLOOKUP([.$A233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TUSAL BLEU</text:p>
          </table:table-cell>
          <table:table-cell office:value-type="float" office:value="400" table:style-name="ce5">
            <text:p>400</text:p>
          </table:table-cell>
          <table:table-cell office:value-type="float" office:value="320" table:style-name="ce5">
            <text:p>320</text:p>
          </table:table-cell>
          <table:table-cell office:value-type="float" office:value="0.92" table:formula="of:=VLOOKUP([.$A234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TUSAL CRISTAL</text:p>
          </table:table-cell>
          <table:table-cell office:value-type="float" office:value="400" table:style-name="ce5">
            <text:p>400</text:p>
          </table:table-cell>
          <table:table-cell office:value-type="float" office:value="320" table:style-name="ce5">
            <text:p>320</text:p>
          </table:table-cell>
          <table:table-cell office:value-type="float" office:value="0.92" table:formula="of:=VLOOKUP([.$A235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EG</text:p>
          </table:table-cell>
          <table:table-cell office:value-type="float" office:value="400" table:style-name="ce5">
            <text:p>400</text:p>
          </table:table-cell>
          <table:table-cell office:value-type="float" office:value="320" table:style-name="ce5">
            <text:p>320</text:p>
          </table:table-cell>
          <table:table-cell office:value-type="float" office:value="0.92" table:formula="of:=VLOOKUP([.$A236];$$RC_Miraflex;4;FALSE)" table:style-name="ce5">
            <text:p>0.92</text:p>
          </table:table-cell>
          <table:table-cell office:value-type="float" office:value="75" table:style-name="ce5">
            <text:p>7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WIKA EL MAZRAA</text:p>
          </table:table-cell>
          <table:table-cell office:value-type="float" office:value="300" table:style-name="ce5">
            <text:p>300</text:p>
          </table:table-cell>
          <table:table-cell office:value-type="float" office:value="570" table:style-name="ce5">
            <text:p>570</text:p>
          </table:table-cell>
          <table:table-cell office:value-type="float" office:value="0.92" table:formula="of:=VLOOKUP([.$A237];$$RC_Miraflex;4;FALSE)" table:style-name="ce5">
            <text:p>0.92</text:p>
          </table:table-cell>
          <table:table-cell office:value-type="float" office:value="80" table:style-name="ce5">
            <text:p>8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HEINEKEN 6 X 50</text:p>
          </table:table-cell>
          <table:table-cell office:value-type="float" office:value="400" table:style-name="ce5">
            <text:p>400</text:p>
          </table:table-cell>
          <table:table-cell office:value-type="float" office:value="530" table:style-name="ce5">
            <text:p>530</text:p>
          </table:table-cell>
          <table:table-cell office:value-type="float" office:value="0.92" table:formula="of:=VLOOKUP([.$A238];$$RC_Miraflex;4;FALSE)" table:style-name="ce5">
            <text:p>0.92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VITALAIT</text:p>
          </table:table-cell>
          <table:table-cell office:value-type="float" office:value="400" table:style-name="ce5">
            <text:p>400</text:p>
          </table:table-cell>
          <table:table-cell office:value-type="float" office:value="350" table:style-name="ce5">
            <text:p>350</text:p>
          </table:table-cell>
          <table:table-cell office:value-type="float" office:value="0.92" table:formula="of:=VLOOKUP([.$A239];$$RC_Miraflex;4;FALSE)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KAKOS LAIT FRAIS</text:p>
          </table:table-cell>
          <table:table-cell office:value-type="float" office:value="400" table:style-name="ce5">
            <text:p>400</text:p>
          </table:table-cell>
          <table:table-cell office:value-type="float" office:value="325" table:style-name="ce5">
            <text:p>325</text:p>
          </table:table-cell>
          <table:table-cell office:value-type="float" office:value="0.92" table:formula="of:=VLOOKUP([.$A240];$$RC_Miraflex;4;FALSE)" table:style-name="ce5">
            <text:p>0.92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RAPONKAYE</text:p>
          </table:table-cell>
          <table:table-cell office:value-type="float" office:value="400" table:style-name="ce5">
            <text:p>400</text:p>
          </table:table-cell>
          <table:table-cell office:value-type="float" office:value="330" table:style-name="ce5">
            <text:p>330</text:p>
          </table:table-cell>
          <table:table-cell office:value-type="float" office:value="0.92" table:formula="of:=VLOOKUP([.$A241];$$RC_Miraflex;4;FALSE)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RAPONKAYE</text:p>
          </table:table-cell>
          <table:table-cell office:value-type="float" office:value="400" table:style-name="ce5">
            <text:p>400</text:p>
          </table:table-cell>
          <table:table-cell office:value-type="float" office:value="330" table:style-name="ce5">
            <text:p>330</text:p>
          </table:table-cell>
          <table:table-cell office:value-type="float" office:value="0.92" table:formula="of:=VLOOKUP([.$A242];$$RC_Miraflex;4;FALSE)" table:style-name="ce5">
            <text:p>0.92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ORYAYE</text:p>
          </table:table-cell>
          <table:table-cell office:value-type="float" office:value="400" table:style-name="ce5">
            <text:p>400</text:p>
          </table:table-cell>
          <table:table-cell office:value-type="float" office:value="330" table:style-name="ce5">
            <text:p>330</text:p>
          </table:table-cell>
          <table:table-cell office:value-type="float" office:value="0.92" table:formula="of:=VLOOKUP([.$A243];$$RC_Miraflex;4;FALSE)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ORYAYE</text:p>
          </table:table-cell>
          <table:table-cell office:value-type="float" office:value="400" table:style-name="ce5">
            <text:p>400</text:p>
          </table:table-cell>
          <table:table-cell office:value-type="float" office:value="330" table:style-name="ce5">
            <text:p>330</text:p>
          </table:table-cell>
          <table:table-cell office:value-type="float" office:value="0.92" table:formula="of:=VLOOKUP([.$A244];$$RC_Miraflex;4;FALSE)" table:style-name="ce5">
            <text:p>0.92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KOTIS ESSUIE-TOUT 2 P</text:p>
          </table:table-cell>
          <table:table-cell office:value-type="float" office:value="400" table:style-name="ce5">
            <text:p>400</text:p>
          </table:table-cell>
          <table:table-cell office:value-type="float" office:value="415" table:style-name="ce5">
            <text:p>415</text:p>
          </table:table-cell>
          <table:table-cell office:value-type="float" office:value="0.92" table:formula="of:=VLOOKUP([.$A245];$$RC_Miraflex;4;FALSE)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HEINEKEN 6 X 33cl</text:p>
          </table:table-cell>
          <table:table-cell office:value-type="float" office:value="400" table:style-name="ce5">
            <text:p>400</text:p>
          </table:table-cell>
          <table:table-cell office:value-type="float" office:value="530" table:style-name="ce5">
            <text:p>530</text:p>
          </table:table-cell>
          <table:table-cell office:value-type="float" office:value="0.92" table:formula="of:=VLOOKUP([.$A246];$$RC_Miraflex;4;FALSE)" table:style-name="ce5">
            <text:p>0.92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IPP-PAP MOUCH ROSY B</text:p>
          </table:table-cell>
          <table:table-cell office:value-type="float" office:value="400" table:style-name="ce5">
            <text:p>400</text:p>
          </table:table-cell>
          <table:table-cell office:value-type="float" office:value="140" table:style-name="ce5">
            <text:p>140</text:p>
          </table:table-cell>
          <table:table-cell office:value-type="float" office:value="0.92" table:formula="of:=VLOOKUP([.$A247];$$RC_Miraflex;4;FALSE)" table:style-name="ce5">
            <text:p>0.92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E ALB-LE FLAMANT1</text:p>
          </table:table-cell>
          <table:table-cell office:value-type="float" office:value="400" table:style-name="ce5">
            <text:p>400</text:p>
          </table:table-cell>
          <table:table-cell office:value-type="float" office:value="320" table:style-name="ce5">
            <text:p>320</text:p>
          </table:table-cell>
          <table:table-cell office:value-type="float" office:value="0.92" table:formula="of:=VLOOKUP([.$A248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HEINKEN 6 X 24 CL</text:p>
          </table:table-cell>
          <table:table-cell office:value-type="float" office:value="400" table:style-name="ce5">
            <text:p>400</text:p>
          </table:table-cell>
          <table:table-cell office:value-type="float" office:value="440" table:style-name="ce5">
            <text:p>440</text:p>
          </table:table-cell>
          <table:table-cell office:value-type="float" office:value="0.92" table:formula="of:=VLOOKUP([.$A249];$$RC_Miraflex;4;FALSE)" table:style-name="ce5">
            <text:p>0.92</text:p>
          </table:table-cell>
          <table:table-cell office:value-type="float" office:value="45" table:style-name="ce5">
            <text:p>45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KAKOS YAOURT LIQ NAT</text:p>
          </table:table-cell>
          <table:table-cell office:value-type="float" office:value="400" table:style-name="ce5">
            <text:p>400</text:p>
          </table:table-cell>
          <table:table-cell office:value-type="float" office:value="325" table:style-name="ce5">
            <text:p>325</text:p>
          </table:table-cell>
          <table:table-cell office:value-type="float" office:value="0.92" table:formula="of:=VLOOKUP([.$A250];$$RC_Miraflex;4;FALSE)" table:style-name="ce5">
            <text:p>0.92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E LE FLAMANT PROMO</text:p>
          </table:table-cell>
          <table:table-cell office:value-type="float" office:value="400" table:style-name="ce5">
            <text:p>400</text:p>
          </table:table-cell>
          <table:table-cell office:value-type="float" office:value="320" table:style-name="ce5">
            <text:p>320</text:p>
          </table:table-cell>
          <table:table-cell office:value-type="float" office:value="0.92" table:formula="of:=VLOOKUP([.$A251];$$RC_Miraflex;4;FALSE)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ADIDA SAVOUREUSE 2.5</text:p>
          </table:table-cell>
          <table:table-cell office:value-type="float" office:value="350" table:style-name="ce5">
            <text:p>350</text:p>
          </table:table-cell>
          <table:table-cell office:value-type="float" office:value="410" table:style-name="ce5">
            <text:p>410</text:p>
          </table:table-cell>
          <table:table-cell office:value-type="float" office:value="0.92" table:formula="of:=VLOOKUP([.$A252];$$RC_Miraflex;4;FALSE)" table:style-name="ce5">
            <text:p>0.92</text:p>
          </table:table-cell>
          <table:table-cell office:value-type="float" office:value="88" table:style-name="ce5">
            <text:p>88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BBC</text:p>
          </table:table-cell>
          <table:table-cell office:value-type="float" office:value="400" table:style-name="ce5">
            <text:p>400</text:p>
          </table:table-cell>
          <table:table-cell office:value-type="float" office:value="1050" table:style-name="ce5">
            <text:p>1050</text:p>
          </table:table-cell>
          <table:table-cell office:value-type="float" office:value="0.92" table:formula="of:=VLOOKUP([.$A253];$$RC_Miraflex;4;FALSE)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KSIBA 1.5L</text:p>
          </table:table-cell>
          <table:table-cell office:value-type="float" office:value="500" table:style-name="ce5">
            <text:p>500</text:p>
          </table:table-cell>
          <table:table-cell office:value-type="float" office:value="57" table:style-name="ce5">
            <text:p>57</text:p>
          </table:table-cell>
          <table:table-cell office:value-type="float" office:value="0.62" table:formula="of:=VLOOKUP([.$A254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MIZEB 1.5L</text:p>
          </table:table-cell>
          <table:table-cell office:value-type="float" office:value="500" table:style-name="ce5">
            <text:p>500</text:p>
          </table:table-cell>
          <table:table-cell office:value-type="float" office:value="57" table:style-name="ce5">
            <text:p>57</text:p>
          </table:table-cell>
          <table:table-cell office:value-type="float" office:value="0.62" table:formula="of:=VLOOKUP([.$A255];$$RC_Miraflex;4;FALSE)" table:style-name="ce5">
            <text:p>0.6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FLORA FRAICH300</text:p>
          </table:table-cell>
          <table:table-cell office:value-type="float" office:value="350" table:style-name="ce5">
            <text:p>350</text:p>
          </table:table-cell>
          <table:table-cell office:value-type="float" office:value="460" table:style-name="ce5">
            <text:p>460</text:p>
          </table:table-cell>
          <table:table-cell office:value-type="float" office:value="0.91" table:formula="of:=VLOOKUP([.$A256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ANT-TAC VERT300</text:p>
          </table:table-cell>
          <table:table-cell office:value-type="float" office:value="350" table:style-name="ce5">
            <text:p>350</text:p>
          </table:table-cell>
          <table:table-cell office:value-type="float" office:value="460" table:style-name="ce5">
            <text:p>460</text:p>
          </table:table-cell>
          <table:table-cell office:value-type="float" office:value="0.91" table:formula="of:=VLOOKUP([.$A257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SDM ANT-TACH300</text:p>
          </table:table-cell>
          <table:table-cell office:value-type="float" office:value="350" table:style-name="ce5">
            <text:p>350</text:p>
          </table:table-cell>
          <table:table-cell office:value-type="float" office:value="460" table:style-name="ce5">
            <text:p>460</text:p>
          </table:table-cell>
          <table:table-cell office:value-type="float" office:value="0.91" table:formula="of:=VLOOKUP([.$A258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RA 1.5L</text:p>
          </table:table-cell>
          <table:table-cell office:value-type="float" office:value="500" table:style-name="ce5">
            <text:p>500</text:p>
          </table:table-cell>
          <table:table-cell office:value-type="float" office:value="71" table:style-name="ce5">
            <text:p>71</text:p>
          </table:table-cell>
          <table:table-cell office:value-type="float" office:value="0.91" table:formula="of:=VLOOKUP([.$A259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RA 0.6L</text:p>
          </table:table-cell>
          <table:table-cell office:value-type="float" office:value="500" table:style-name="ce5">
            <text:p>500</text:p>
          </table:table-cell>
          <table:table-cell office:value-type="float" office:value="51" table:style-name="ce5">
            <text:p>51</text:p>
          </table:table-cell>
          <table:table-cell office:value-type="float" office:value="0.91" table:formula="of:=VLOOKUP([.$A260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IRA 0.95L</text:p>
          </table:table-cell>
          <table:table-cell office:value-type="float" office:value="500" table:style-name="ce5">
            <text:p>500</text:p>
          </table:table-cell>
          <table:table-cell office:value-type="float" office:value="36" table:style-name="ce5">
            <text:p>36</text:p>
          </table:table-cell>
          <table:table-cell office:value-type="float" office:value="0.91" table:formula="of:=VLOOKUP([.$A261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L AMIRA COUS MOY 1Kg</text:p>
          </table:table-cell>
          <table:table-cell office:value-type="float" office:value="350" table:style-name="ce5">
            <text:p>350</text:p>
          </table:table-cell>
          <table:table-cell office:value-type="float" office:value="370" table:style-name="ce5">
            <text:p>370</text:p>
          </table:table-cell>
          <table:table-cell office:value-type="float" office:value="0.91" table:formula="of:=VLOOKUP([.$A26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AL AMIRA COUS MOY500g</text:p>
          </table:table-cell>
          <table:table-cell office:value-type="float" office:value="350" table:style-name="ce5">
            <text:p>350</text:p>
          </table:table-cell>
          <table:table-cell office:value-type="float" office:value="315" table:style-name="ce5">
            <text:p>315</text:p>
          </table:table-cell>
          <table:table-cell office:value-type="float" office:value="0.91" table:formula="of:=VLOOKUP([.$A263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IGA Spaghetti 2 500</text:p>
          </table:table-cell>
          <table:table-cell office:value-type="float" office:value="450" table:style-name="ce5">
            <text:p>450</text:p>
          </table:table-cell>
          <table:table-cell office:value-type="float" office:value="220" table:style-name="ce5">
            <text:p>220</text:p>
          </table:table-cell>
          <table:table-cell office:value-type="float" office:value="0.91" table:formula="of:=VLOOKUP([.$A264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HAHRAZED DONUTS</text:p>
          </table:table-cell>
          <table:table-cell office:value-type="float" office:value="450" table:style-name="ce5">
            <text:p>450</text:p>
          </table:table-cell>
          <table:table-cell office:value-type="float" office:value="250" table:style-name="ce5">
            <text:p>250</text:p>
          </table:table-cell>
          <table:table-cell office:value-type="float" office:value="0.91" table:formula="of:=VLOOKUP([.$A265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MARSEILL 1.25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66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AVON SOFT 1.25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67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ITO KATCHUP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formula="of:=VLOOKUP([.$A268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LO CHEEZE</text:p>
          </table:table-cell>
          <table:table-cell office:value-type="float" office:value="450" table:style-name="ce5">
            <text:p>450</text:p>
          </table:table-cell>
          <table:table-cell office:value-type="float" office:value="310" table:style-name="ce5">
            <text:p>310</text:p>
          </table:table-cell>
          <table:table-cell office:value-type="float" office:value="0.91" table:formula="of:=VLOOKUP([.$A269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G J'AIME CHESSE/PAPR</text:p>
          </table:table-cell>
          <table:table-cell office:value-type="float" office:value="450" table:style-name="ce5">
            <text:p>450</text:p>
          </table:table-cell>
          <table:table-cell office:value-type="float" office:value="395" table:style-name="ce5">
            <text:p>395</text:p>
          </table:table-cell>
          <table:table-cell office:value-type="float" office:value="0.91" table:formula="of:=VLOOKUP([.$A27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URAT 0.5L</text:p>
          </table:table-cell>
          <table:table-cell office:value-type="float" office:value="500" table:style-name="ce5">
            <text:p>500</text:p>
          </table:table-cell>
          <table:table-cell office:value-type="float" office:value="46" table:style-name="ce5">
            <text:p>46</text:p>
          </table:table-cell>
          <table:table-cell office:value-type="float" office:value="0.91" table:formula="of:=VLOOKUP([.$A271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URAT 2L</text:p>
          </table:table-cell>
          <table:table-cell office:value-type="float" office:value="500" table:style-name="ce5">
            <text:p>500</text:p>
          </table:table-cell>
          <table:table-cell office:value-type="float" office:value="77" table:style-name="ce5">
            <text:p>77</text:p>
          </table:table-cell>
          <table:table-cell office:value-type="float" office:value="0.91" table:formula="of:=VLOOKUP([.$A272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CITRON 1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3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FLORAL 1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4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LEAN SDM 1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5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 ANTI-TACH ORAN 1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6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FRAICHE BLEU 1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7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 ANTI-TACH VERT 1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8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TOP CITRON 1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79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TOP ROSE 1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formula="of:=VLOOKUP([.$A280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ILAS WASHY ROSE 1 Kg</text:p>
          </table:table-cell>
          <table:table-cell office:value-type="float" office:value="350" table:style-name="ce5">
            <text:p>350</text:p>
          </table:table-cell>
          <table:table-cell office:value-type="float" office:value="610" table:style-name="ce5">
            <text:p>610</text:p>
          </table:table-cell>
          <table:table-cell office:value-type="float" office:value="0.91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USCOUS INTEGRAL 1KG</text:p>
          </table:table-cell>
          <table:table-cell office:value-type="float" office:value="450" table:style-name="ce5">
            <text:p>450</text:p>
          </table:table-cell>
          <table:table-cell office:value-type="float" office:value="355" table:style-name="ce5">
            <text:p>355</text:p>
          </table:table-cell>
          <table:table-cell office:value-type="float" office:value="0.91" table:formula="of:=VLOOKUP([.$A282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DELEINE 225G</text:p>
          </table:table-cell>
          <table:table-cell office:value-type="float" office:value="450" table:style-name="ce5">
            <text:p>450</text:p>
          </table:table-cell>
          <table:table-cell office:value-type="float" office:value="450" table:style-name="ce5">
            <text:p>450</text:p>
          </table:table-cell>
          <table:table-cell office:value-type="float" office:value="0.91" table:formula="of:=VLOOKUP([.$A283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DELEINE 400G</text:p>
          </table:table-cell>
          <table:table-cell office:value-type="float" office:value="450" table:style-name="ce5">
            <text:p>450</text:p>
          </table:table-cell>
          <table:table-cell office:value-type="float" office:value="450" table:style-name="ce5">
            <text:p>450</text:p>
          </table:table-cell>
          <table:table-cell office:value-type="float" office:value="0.91" table:formula="of:=VLOOKUP([.$A284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OULIN ORANGE/VANILLE</text:p>
          </table:table-cell>
          <table:table-cell office:value-type="float" office:value="450" table:style-name="ce5">
            <text:p>450</text:p>
          </table:table-cell>
          <table:table-cell office:value-type="float" office:value="230" table:style-name="ce5">
            <text:p>230</text:p>
          </table:table-cell>
          <table:table-cell office:value-type="float" office:value="0.91" table:formula="of:=VLOOKUP([.$A285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LICE 0.5L</text:p>
          </table:table-cell>
          <table:table-cell office:value-type="float" office:value="500" table:style-name="ce5">
            <text:p>500</text:p>
          </table:table-cell>
          <table:table-cell office:value-type="float" office:value="35" table:style-name="ce5">
            <text:p>35</text:p>
          </table:table-cell>
          <table:table-cell office:value-type="float" office:value="0.91" table:formula="of:=VLOOKUP([.$A286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LICE 1.5L</text:p>
          </table:table-cell>
          <table:table-cell office:value-type="float" office:value="500" table:style-name="ce5">
            <text:p>500</text:p>
          </table:table-cell>
          <table:table-cell office:value-type="float" office:value="65" table:style-name="ce5">
            <text:p>65</text:p>
          </table:table-cell>
          <table:table-cell office:value-type="float" office:value="0.91" table:formula="of:=VLOOKUP([.$A287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ALFOUL DINOSAURE</text:p>
          </table:table-cell>
          <table:table-cell office:value-type="float" office:value="450" table:style-name="ce5">
            <text:p>450</text:p>
          </table:table-cell>
          <table:table-cell office:value-type="float" office:value="180" table:style-name="ce5">
            <text:p>180</text:p>
          </table:table-cell>
          <table:table-cell office:value-type="float" office:value="0.91" table:formula="of:=VLOOKUP([.$A288];$$RC_Miraflex;4;FALSE)" table:style-name="ce5">
            <text:p>0.91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IGA SPG N°2 400G</text:p>
          </table:table-cell>
          <table:table-cell office:value-type="float" office:value="450" table:style-name="ce5">
            <text:p>450</text:p>
          </table:table-cell>
          <table:table-cell office:value-type="float" office:value="200" table:style-name="ce5">
            <text:p>200</text:p>
          </table:table-cell>
          <table:table-cell office:value-type="float" office:value="0.91" table:formula="of:=VLOOKUP([.$A289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IGA PLUME N°2 400G</text:p>
          </table:table-cell>
          <table:table-cell office:value-type="float" office:value="450" table:style-name="ce5">
            <text:p>450</text:p>
          </table:table-cell>
          <table:table-cell office:value-type="float" office:value="345" table:style-name="ce5">
            <text:p>345</text:p>
          </table:table-cell>
          <table:table-cell office:value-type="float" office:value="0.91" table:formula="of:=VLOOKUP([.$A290];$$RC_Miraflex;4;FALSE)" table:style-name="ce5">
            <text:p>0.91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BRINE 1.5L</text:p>
          </table:table-cell>
          <table:table-cell office:value-type="float" office:value="500" table:style-name="ce5">
            <text:p>500</text:p>
          </table:table-cell>
          <table:table-cell office:value-type="float" office:value="66" table:style-name="ce5">
            <text:p>66</text:p>
          </table:table-cell>
          <table:table-cell office:value-type="float" office:value="0.91" table:formula="of:=VLOOKUP([.$A291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PALMA 1.5L</text:p>
          </table:table-cell>
          <table:table-cell office:value-type="float" office:value="500" table:style-name="ce5">
            <text:p>500</text:p>
          </table:table-cell>
          <table:table-cell office:value-type="float" office:value="63" table:style-name="ce5">
            <text:p>63</text:p>
          </table:table-cell>
          <table:table-cell office:value-type="float" office:value="0.91" table:formula="of:=VLOOKUP([.$A292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IJEN 1.5L</text:p>
          </table:table-cell>
          <table:table-cell office:value-type="float" office:value="500" table:style-name="ce5">
            <text:p>500</text:p>
          </table:table-cell>
          <table:table-cell office:value-type="float" office:value="79" table:style-name="ce5">
            <text:p>79</text:p>
          </table:table-cell>
          <table:table-cell office:value-type="float" office:value="0.91" table:formula="of:=VLOOKUP([.$A293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WA 0.5L</text:p>
          </table:table-cell>
          <table:table-cell office:value-type="float" office:value="500" table:style-name="ce5">
            <text:p>500</text:p>
          </table:table-cell>
          <table:table-cell office:value-type="float" office:value="45" table:style-name="ce5">
            <text:p>45</text:p>
          </table:table-cell>
          <table:table-cell office:value-type="float" office:value="0.91" table:formula="of:=VLOOKUP([.$A294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ELLITI 0.5L</text:p>
          </table:table-cell>
          <table:table-cell office:value-type="float" office:value="500" table:style-name="ce5">
            <text:p>500</text:p>
          </table:table-cell>
          <table:table-cell office:value-type="float" office:value="42" table:style-name="ce5">
            <text:p>42</text:p>
          </table:table-cell>
          <table:table-cell office:value-type="float" office:value="0.91" table:formula="of:=VLOOKUP([.$A295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WA 0.75L</text:p>
          </table:table-cell>
          <table:table-cell office:value-type="float" office:value="500" table:style-name="ce5">
            <text:p>500</text:p>
          </table:table-cell>
          <table:table-cell office:value-type="float" office:value="48" table:style-name="ce5">
            <text:p>48</text:p>
          </table:table-cell>
          <table:table-cell office:value-type="float" office:value="0.91" table:formula="of:=VLOOKUP([.$A296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KSIBA KRON 0.5L</text:p>
          </table:table-cell>
          <table:table-cell office:value-type="float" office:value="500" table:style-name="ce5">
            <text:p>500</text:p>
          </table:table-cell>
          <table:table-cell office:value-type="float" office:value="44" table:style-name="ce5">
            <text:p>44</text:p>
          </table:table-cell>
          <table:table-cell office:value-type="float" office:value="0.91" table:formula="of:=VLOOKUP([.$A297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KSIBA SIDEL 1.5</text:p>
          </table:table-cell>
          <table:table-cell office:value-type="float" office:value="500" table:style-name="ce5">
            <text:p>500</text:p>
          </table:table-cell>
          <table:table-cell office:value-type="float" office:value="73" table:style-name="ce5">
            <text:p>73</text:p>
          </table:table-cell>
          <table:table-cell office:value-type="float" office:value="0.91" table:formula="of:=VLOOKUP([.$A298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MIZEB SACMI 1.5</text:p>
          </table:table-cell>
          <table:table-cell office:value-type="float" office:value="500" table:style-name="ce5">
            <text:p>500</text:p>
          </table:table-cell>
          <table:table-cell office:value-type="float" office:value="73" table:style-name="ce5">
            <text:p>73</text:p>
          </table:table-cell>
          <table:table-cell office:value-type="float" office:value="0.91" table:formula="of:=VLOOKUP([.$A299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AFIA KSIBA KRON 1.5L</text:p>
          </table:table-cell>
          <table:table-cell office:value-type="float" office:value="500" table:style-name="ce5">
            <text:p>500</text:p>
          </table:table-cell>
          <table:table-cell office:value-type="float" office:value="73" table:style-name="ce5">
            <text:p>73</text:p>
          </table:table-cell>
          <table:table-cell office:value-type="float" office:value="0.91" table:formula="of:=VLOOKUP([.$A300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ENYA 1L</text:p>
          </table:table-cell>
          <table:table-cell office:value-type="float" office:value="300" table:style-name="ce5">
            <text:p>300</text:p>
          </table:table-cell>
          <table:table-cell office:value-type="float" office:value="47" table:style-name="ce5">
            <text:p>47</text:p>
          </table:table-cell>
          <table:table-cell office:value-type="float" office:value="0.91" table:formula="of:=VLOOKUP([.$A301];$$RC_Miraflex;4;FALSE)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ARTELETTE FRAISE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formula="of:=VLOOKUP([.$A302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ARTELETTE POMME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formula="of:=VLOOKUP([.$A303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ARTELETTE FIGUE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formula="of:=VLOOKUP([.$A304];$$RC_Miraflex;4;FALSE)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TARTELETTE ABRICO</text:p>
          </table:table-cell>
          <table:table-cell office:value-type="float" office:value="450" table:style-name="ce5">
            <text:p>450</text:p>
          </table:table-cell>
          <table:table-cell office:value-type="float" office:value="270" table:style-name="ce5">
            <text:p>270</text:p>
          </table:table-cell>
          <table:table-cell office:value-type="float" office:value="0.91" table:style-name="ce5">
            <text:p>0.91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table:number-columns-repeated="16378"/>
        </table:table-row>
        <table:table-row table:number-rows-repeated="1048271" table:style-name="ro1">
          <table:table-cell table:number-columns-repeated="16384"/>
        </table:table-row>
      </table:table>
      <table:table table:name="'file:///C:/Users/eya/Desktop/AZIZ/Standard_Recette_CNP%20Livrables%20managment22222.xlsx'#RC_Extrusion" table:style-name="ta2">
        <table:table-source xlink:href="file:///C:/Users/eya/Desktop/AZIZ/Standard_Recette_CNP%20Livrables%20managment22222.xlsx" table:table-name="RC_Extrus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eya/Desktop/AZIZ/Standard_Recette_CNP%20Livrables%20managment22222.xlsx'#RC_impression_Miraflex" table:style-name="ta2">
        <table:table-source xlink:href="file:///C:/Users/eya/Desktop/AZIZ/Standard_Recette_CNP%20Livrables%20managment22222.xlsx" table:table-name="RC_impression_Miraflex" table:mode="copy-results-only"/>
        <table:table-column/>
        <table:table-row>
          <table:table-cell office:value-type="string" office:string-value="Designation"/>
          <table:table-cell office:value-type="string" office:string-value="Vitesse thééorique [m/min] "/>
          <table:table-cell office:value-type="string" office:string-value="Largeur Laize [mm]"/>
          <table:table-cell office:value-type="string" office:string-value="Masse volumique film imprimé [Kg/cm3] "/>
          <table:table-cell office:value-type="string" office:string-value="Epaisseur laize [mm]"/>
          <table:table-cell office:value-type="string" office:string-value="Position 1 "/>
          <table:table-cell office:value-type="string" office:string-value="Position 1 %"/>
          <table:table-cell office:value-type="string" office:string-value="Position 2"/>
          <table:table-cell office:value-type="string" office:string-value="Position 2 %"/>
          <table:table-cell office:value-type="string" office:string-value="Position 3"/>
          <table:table-cell office:value-type="string" office:string-value="Position 3 %"/>
          <table:table-cell office:value-type="string" office:string-value="Position 4"/>
          <table:table-cell office:value-type="string" office:string-value="Position 4 %"/>
          <table:table-cell office:value-type="string" office:string-value="Position 5"/>
          <table:table-cell office:value-type="string" office:string-value="Position 5 %"/>
          <table:table-cell office:value-type="string" office:string-value="Position 6"/>
          <table:table-cell office:value-type="string" office:string-value="Position 6 %"/>
          <table:table-cell office:value-type="string" office:string-value="Position 7"/>
          <table:table-cell office:value-type="string" office:string-value="Position 7 %"/>
          <table:table-cell office:value-type="string" office:string-value="Position 8"/>
          <table:table-cell office:value-type="string" office:string-value="Position 8 %"/>
          <table:table-cell office:value-type="string" office:string-value="ALCOOL "/>
          <table:table-cell office:value-type="string" office:string-value="ALCOOL %"/>
          <table:table-cell office:value-type="string" office:string-value="ETHOXY"/>
          <table:table-cell office:value-type="string" office:string-value="ETHOXY %"/>
          <table:table-cell office:value-type="string" office:string-value="ACETATE"/>
          <table:table-cell office:value-type="string" office:string-value="ACETATE %"/>
          <table:table-cell table:number-columns-repeated="16357"/>
        </table:table-row>
        <table:table-row>
          <table:table-cell office:value-type="string" office:string-value="PALMA 2L"/>
          <table:table-cell office:value-type="float" office:value="300"/>
          <table:table-cell office:value-type="float" office:value="710"/>
          <table:table-cell office:value-type="float" office:value="0.62"/>
          <table:table-cell office:value-type="float" office:value="30"/>
          <table:table-cell office:value-type="float" office:value="12200057"/>
          <table:table-cell office:value-type="float" office:value="2.3E-5"/>
          <table:table-cell office:value-type="string" office:string-value="12200058L"/>
          <table:table-cell office:value-type="float" office:value="1.24E-2"/>
          <table:table-cell office:value-type="string" office:string-value="12130006L"/>
          <table:table-cell office:value-type="float" office:value="1.2999999999999999E-2"/>
          <table:table-cell office:value-type="string" office:string-value="12130002L"/>
          <table:table-cell office:value-type="float" office:value="6.5500000000000003E-3"/>
          <table:table-cell office:value-type="string" office:string-value="12130003L"/>
          <table:table-cell office:value-type="float" office:value="1.1299999999999999E-2"/>
          <table:table-cell office:value-type="string" office:string-value="12130012L"/>
          <table:table-cell office:value-type="float" office:value="2.9999999999999997E-4"/>
          <table:table-cell office:value-type="float" office:value="12130001"/>
          <table:table-cell office:value-type="float" office:value="6.2600000000000003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800000000000001E-4"/>
          <table:table-cell office:value-type="string" office:string-value="40200010L"/>
          <table:table-cell office:value-type="float" office:value="1.5500000000000001E-5"/>
          <table:table-cell office:value-type="string" office:string-value="Ref 40200003L"/>
          <table:table-cell office:value-type="float" office:value="4.6499999999999999E-5"/>
          <table:table-cell table:number-columns-repeated="16357"/>
        </table:table-row>
        <table:table-row>
          <table:table-cell office:value-type="string" office:string-value="MELLITI 1.5L"/>
          <table:table-cell office:value-type="float" office:value="300"/>
          <table:table-cell office:value-type="float" office:value="885"/>
          <table:table-cell office:value-type="float" office:value="0.62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MARWA 1.5L"/>
          <table:table-cell office:value-type="float" office:value="300"/>
          <table:table-cell office:value-type="float" office:value="92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SAFIA KSIBA 0.5L"/>
          <table:table-cell office:value-type="float" office:value="300"/>
          <table:table-cell office:value-type="float" office:value="71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KSIBA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KSIBA 1.5L 2022"/>
          <table:table-cell office:value-type="float" office:value="300"/>
          <table:table-cell office:value-type="float" office:value="647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 2022"/>
          <table:table-cell office:value-type="float" office:value="300"/>
          <table:table-cell office:value-type="float" office:value="647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MELLITI 1.75L"/>
          <table:table-cell office:value-type="float" office:value="300"/>
          <table:table-cell office:value-type="float" office:value="680"/>
          <table:table-cell office:value-type="float" office:value="0.62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RAYAN FOOD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7.760000000000000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8E-3"/>
          <table:table-cell office:value-type="string" office:string-value="40200010L"/>
          <table:table-cell office:value-type="float" office:value="1E-4"/>
          <table:table-cell office:value-type="string" office:string-value="40200003L"/>
          <table:table-cell office:value-type="float" office:value="2.9999999999999997E-4"/>
          <table:table-cell table:number-columns-repeated="16357"/>
        </table:table-row>
        <table:table-row>
          <table:table-cell office:value-type="string" office:string-value="DENYA 2L"/>
          <table:table-cell office:value-type="float" office:value="300"/>
          <table:table-cell office:value-type="float" office:value="900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2E-2"/>
          <table:table-cell office:value-type="float" office:value="12200036"/>
          <table:table-cell office:value-type="float" office:value="4.5999999999999999E-3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SMID-NOUILLE1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MILLET"/>
          <table:table-cell office:value-type="float" office:value="250"/>
          <table:table-cell office:value-type="float" office:value="695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NOUILLE2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MINI RESSORT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COUSCOUS GROS"/>
          <table:table-cell office:value-type="float" office:value="250"/>
          <table:table-cell office:value-type="float" office:value="7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FELL0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WARDA LANGUE D'OISEAU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6000000000000001E-3"/>
          <table:table-cell office:value-type="string" office:string-value="12130003L"/>
          <table:table-cell office:value-type="float" office:value="2.93E-2"/>
          <table:table-cell office:value-type="string" office:string-value="12130004L"/>
          <table:table-cell office:value-type="float" office:value="4.1000000000000002E-2"/>
          <table:table-cell office:value-type="string" office:string-value="12130005L"/>
          <table:table-cell office:value-type="float" office:value="7.6600000000000001E-3"/>
          <table:table-cell office:value-type="float" office:value="12200013"/>
          <table:table-cell office:value-type="float" office:value="2.3999999999999998E-3"/>
          <table:table-cell office:value-type="string" office:string-value="12130008L"/>
          <table:table-cell office:value-type="float" office:value="6.4999999999999997E-3"/>
          <table:table-cell office:value-type="string" office:string-value="12130001L"/>
          <table:table-cell office:value-type="float" office:value="0.15329999999999999"/>
          <table:table-cell office:value-type="float" office:value="12200012"/>
          <table:table-cell office:value-type="float" office:value="4.4999999999999998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SMID-ESCARGOT2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MARWA 0.5L+0.25C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AIN SOLTAN 0,5L"/>
          <table:table-cell office:value-type="float" office:value="300"/>
          <table:table-cell office:value-type="float" office:value="725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AIN SOLTAN 1,5L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DENYA 0,5L"/>
          <table:table-cell office:value-type="float" office:value="300"/>
          <table:table-cell office:value-type="float" office:value="735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DENYA 1,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MAXIBOM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15"/>
          <table:table-cell office:value-type="string" office:string-value="12130001L"/>
          <table:table-cell office:value-type="float" office:value="0.193"/>
          <table:table-cell office:value-type="string" office:string-value="12130004L"/>
          <table:table-cell office:value-type="float" office:value="9.4000000000000004E-3"/>
          <table:table-cell office:value-type="string" office:string-value="12130003L"/>
          <table:table-cell office:value-type="float" office:value="2.1299999999999999E-2"/>
          <table:table-cell office:value-type="string" office:string-value="12130002L"/>
          <table:table-cell office:value-type="float" office:value="5.4000000000000001E-4"/>
          <table:table-cell office:value-type="string" office:string-value="12130008L"/>
          <table:table-cell office:value-type="float" office:value="0.1066"/>
          <table:table-cell office:value-type="float" office:value="12200008"/>
          <table:table-cell office:value-type="float" office:value="8.5000000000000006E-3"/>
          <table:table-cell office:value-type="string" office:string-value="12130005L"/>
          <table:table-cell office:value-type="float" office:value="2.3999999999999998E-3"/>
          <table:table-cell office:value-type="string" office:string-value="12130006L"/>
          <table:table-cell office:value-type="float" office:value="1.5800000000000002E-2"/>
          <table:table-cell office:value-type="string" office:string-value="40200001L"/>
          <table:table-cell office:value-type="float" office:value="8.3000000000000004E-2"/>
          <table:table-cell office:value-type="string" office:string-value="40200010L"/>
          <table:table-cell office:value-type="float" office:value="5.1999999999999998E-3"/>
          <table:table-cell office:value-type="string" office:string-value="40200003L"/>
          <table:table-cell office:value-type="float" office:value="1.55E-2"/>
          <table:table-cell table:number-columns-repeated="16357"/>
        </table:table-row>
        <table:table-row>
          <table:table-cell office:value-type="string" office:string-value="MIRA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NTALYS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INTHA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GENIAL MAX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AIN SOLTAN 0,33L"/>
          <table:table-cell office:value-type="float" office:value="300"/>
          <table:table-cell office:value-type="float" office:value="660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SMID-SPAGHETTI 250 G"/>
          <table:table-cell office:value-type="float" office:value="250"/>
          <table:table-cell office:value-type="float" office:value="7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UNPA BIANCA MOYEN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UNPA BIANCA FINE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WARDA COUSCO MOY 1Kg"/>
          <table:table-cell office:value-type="float" office:value="2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4999999999999997E-3"/>
          <table:table-cell office:value-type="string" office:string-value="12130012L"/>
          <table:table-cell office:value-type="float" office:value="1.2999999999999999E-3"/>
          <table:table-cell office:value-type="string" office:string-value="12130008L"/>
          <table:table-cell office:value-type="float" office:value="3.5000000000000003E-2"/>
          <table:table-cell office:value-type="float" office:value="12200018"/>
          <table:table-cell office:value-type="float" office:value="3.0999999999999999E-3"/>
          <table:table-cell office:value-type="string" office:string-value="12130002L"/>
          <table:table-cell office:value-type="float" office:value="9.4999999999999998E-3"/>
          <table:table-cell office:value-type="string" office:string-value="12130003L"/>
          <table:table-cell office:value-type="float" office:value="3.3000000000000002E-2"/>
          <table:table-cell office:value-type="string" office:string-value="12130004L"/>
          <table:table-cell office:value-type="float" office:value="4.1000000000000002E-2"/>
          <table:table-cell office:value-type="string" office:string-value="12130001L"/>
          <table:table-cell office:value-type="float" office:value="0.157"/>
          <table:table-cell office:value-type="string" office:string-value="40200001L"/>
          <table:table-cell office:value-type="float" office:value="6.6000000000000003E-2"/>
          <table:table-cell office:value-type="string" office:string-value="40200010L"/>
          <table:table-cell office:value-type="float" office:value="1.2500000000000001E-2"/>
          <table:table-cell office:value-type="string" office:string-value="40200003L"/>
          <table:table-cell office:value-type="float" office:value="4.1000000000000003E-3"/>
          <table:table-cell table:number-columns-repeated="16357"/>
        </table:table-row>
        <table:table-row>
          <table:table-cell office:value-type="string" office:string-value="UNPA SPAGHETTI N2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SPAGHETTI  N1 50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SPAGHETTI  N3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FELL N°2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LANGUE D'OISEAU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OUPE D'ORGE 25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COUDE N°1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PG N°2 1 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MHAMMES N°2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GENNY 500 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GENNY 1 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EMOULE 1 K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WARDA COUDE N°1  500g 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PAGHETTI   N°1   5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PAGHETTI   N°3   5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PLUME COURT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CHEVEUX D'ANGE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FELL N°3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FELL N1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EMOULE FINE 1k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2999999999999999E-2"/>
          <table:table-cell office:value-type="string" office:string-value="12130003L"/>
          <table:table-cell office:value-type="float" office:value="7.0000000000000007E-2"/>
          <table:table-cell office:value-type="string" office:string-value="12130004L"/>
          <table:table-cell office:value-type="float" office:value="4.7699999999999999E-2"/>
          <table:table-cell office:value-type="string" office:string-value="12130005L"/>
          <table:table-cell office:value-type="float" office:value="9.4000000000000004E-3"/>
          <table:table-cell office:value-type="string" office:string-value="12130001L"/>
          <table:table-cell office:value-type="float" office:value="0.13600000000000001"/>
          <table:table-cell office:value-type="string" office:string-value="12130008L"/>
          <table:table-cell office:value-type="float" office:value="4.900000000000000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7.5999999999999998E-2"/>
          <table:table-cell office:value-type="string" office:string-value="40200010L"/>
          <table:table-cell office:value-type="float" office:value="4.7000000000000002E-3"/>
          <table:table-cell office:value-type="string" office:string-value="40200003L"/>
          <table:table-cell office:value-type="float" office:value="1.4E-2"/>
          <table:table-cell table:number-columns-repeated="16357"/>
        </table:table-row>
        <table:table-row>
          <table:table-cell office:value-type="string" office:string-value="WARDA COUSCOUS MOYEN 1 kg 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4999999999999997E-3"/>
          <table:table-cell office:value-type="string" office:string-value="121300012L"/>
          <table:table-cell office:value-type="float" office:value="1.2999999999999999E-3"/>
          <table:table-cell office:value-type="string" office:string-value="12130008L"/>
          <table:table-cell office:value-type="float" office:value="3.5000000000000003E-2"/>
          <table:table-cell office:value-type="float" office:value="12200018"/>
          <table:table-cell office:value-type="float" office:value="3.0999999999999999E-3"/>
          <table:table-cell office:value-type="string" office:string-value="12130002L"/>
          <table:table-cell office:value-type="float" office:value="9.4999999999999998E-3"/>
          <table:table-cell office:value-type="string" office:string-value="12130003L"/>
          <table:table-cell office:value-type="float" office:value="3.3000000000000002E-2"/>
          <table:table-cell office:value-type="string" office:string-value="12130004L"/>
          <table:table-cell office:value-type="float" office:value="4.1000000000000002E-2"/>
          <table:table-cell office:value-type="string" office:string-value="12130001L"/>
          <table:table-cell office:value-type="float" office:value="0.157"/>
          <table:table-cell office:value-type="string" office:string-value="40200001L"/>
          <table:table-cell office:value-type="float" office:value="6.6000000000000003E-2"/>
          <table:table-cell office:value-type="string" office:string-value="40200010L"/>
          <table:table-cell office:value-type="float" office:value="4.1000000000000003E-3"/>
          <table:table-cell office:value-type="string" office:string-value="40200003L"/>
          <table:table-cell office:value-type="float" office:value="1.2500000000000001E-2"/>
          <table:table-cell table:number-columns-repeated="16357"/>
        </table:table-row>
        <table:table-row>
          <table:table-cell office:value-type="string" office:string-value="SMID-COQUETTE 1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2  250 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2,5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1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1,5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3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LANGUE OISEAU 500g 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HAMMES N°3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2 50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3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AVATONI 500 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 2,5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DE RIGATE 3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SCOUS BIANCA 1Kg 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SMID MHAMMES 250g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PLUME N°1  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QUETTE 2  500 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PLUME N°2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NOUASER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AGLIATTA 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TAGLIATELLA  N°2"/>
          <table:table-cell office:value-type="float" office:value="250"/>
          <table:table-cell office:value-type="float" office:value="89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ESCARGO 2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REGATE N°2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LANGUE OISEAU 25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DE 1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SPG N2 1kg"/>
          <table:table-cell office:value-type="float" office:value="250"/>
          <table:table-cell office:value-type="float" office:value="64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1,5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1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HAMMES N°1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SPG BIANCA  500 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SUN CHIPS SEL+FORMAGE 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3.1629999999999998E-2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8.9999999999999993E-3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BARB,GM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ONIO-SOUR CREAM+CHILI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SEL+PAPRIK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R CHIPS AIL PERSI+ROM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OJJA+LABLABI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ONION-CREAM+CHIL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SEL+FORMAGE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3.1629999999999998E-2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8.9999999999999993E-3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BARB,PM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FORMAGE,PM"/>
          <table:table-cell office:value-type="float" office:value="250"/>
          <table:table-cell office:value-type="float" office:value="62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PAPRIKA+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FROM+CHESSE BURG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SEL X2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R CHIPS ONION+TRUFF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SEL/FROMAG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CHESSE/PAPRIK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AIL PAPRIKA/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TOUS LES JOURS SEL/FROMAG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TOUS LES JOURS PAPRIKA/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TRUFFE/HARISS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FORMET PAPRIKA+FROMAGE"/>
          <table:table-cell office:value-type="float" office:value="250"/>
          <table:table-cell office:value-type="float" office:value="6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DM 300 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FLORAL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CITRON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AVON SOFT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1.24E-2"/>
          <table:table-cell office:value-type="string" office:string-value="12130008L"/>
          <table:table-cell office:value-type="float" office:value="1.1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CLEAN CITRON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ROSE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SAVON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SDM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CITRON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FLORAL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CITRON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DM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FLORAL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LILA ANTI-TACHE VERT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 ANTI-TACHE ORANGE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 ANTI-TACHE BLEU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SPAGHETTI LUCCINI500g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6.1999999999999998E-3"/>
          <table:table-cell office:value-type="string" office:string-value="12130001L"/>
          <table:table-cell office:value-type="float" office:value="7.7799999999999994E-2"/>
          <table:table-cell office:value-type="string" office:string-value="12130008L"/>
          <table:table-cell office:value-type="float" office:value="6.56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999999999999997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SP N°1 ADABI500-HALUS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SP N°3 ADABI500-KASAR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NOUILLE N°1-ADABI500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ELLAMA SPG N°2 4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5999999999999999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0.03"/>
          <table:table-cell office:value-type="string" office:string-value="12130005L"/>
          <table:table-cell office:value-type="float" office:value="2.2000000000000001E-3"/>
          <table:table-cell office:value-type="string" office:string-value="12130008L"/>
          <table:table-cell office:value-type="float" office:value="3.0700000000000002E-2"/>
          <table:table-cell office:value-type="string" office:string-value="12130001L"/>
          <table:table-cell office:value-type="float" office:value="7.0000000000000007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999999999999998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0000000000000001E-3"/>
          <table:table-cell table:number-columns-repeated="16357"/>
        </table:table-row>
        <table:table-row>
          <table:table-cell office:value-type="string" office:string-value="SPIGA FELL 2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ESCARGOT ALYSSA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COUDE 2 ALYSSA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LYSSA COUSCOUS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CDS COUS DIARI MOY 1K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3.1319999999999998E-3"/>
          <table:table-cell office:value-type="string" office:string-value="12130004L"/>
          <table:table-cell office:value-type="float" office:value="1.0045E-2"/>
          <table:table-cell office:value-type="string" office:string-value="12130005L"/>
          <table:table-cell office:value-type="float" office:value="1.1199999999999999E-3"/>
          <table:table-cell office:value-type="string" office:string-value="12130001L"/>
          <table:table-cell office:value-type="float" office:value="0.113369"/>
          <table:table-cell office:value-type="string" office:string-value="12130007L"/>
          <table:table-cell office:value-type="float" office:value="3.5139999999999998E-2"/>
          <table:table-cell office:value-type="string" office:string-value="12130008L"/>
          <table:table-cell office:value-type="float" office:value="7.3610000000000004E-3"/>
          <table:table-cell office:value-type="string" office:string-value="12130002L"/>
          <table:table-cell office:value-type="float" office:value="7.4700000000000005E-4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77E-2"/>
          <table:table-cell office:value-type="string" office:string-value="40200010L"/>
          <table:table-cell office:value-type="float" office:value="2.4849999999999998E-3"/>
          <table:table-cell office:value-type="string" office:string-value="40200003L"/>
          <table:table-cell office:value-type="float" office:value="7.4570000000000001E-3"/>
          <table:table-cell table:number-columns-repeated="16357"/>
        </table:table-row>
        <table:table-row>
          <table:table-cell office:value-type="string" office:string-value="EPI D'OR COUS MOY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16L"/>
          <table:table-cell office:value-type="float" office:value="4.0000000000000002E-4"/>
          <table:table-cell office:value-type="string" office:string-value="12130015L"/>
          <table:table-cell office:value-type="float" office:value="5.0360000000000002E-2"/>
          <table:table-cell office:value-type="string" office:string-value="12130001L"/>
          <table:table-cell office:value-type="float" office:value="2.2899999999999999E-3"/>
          <table:table-cell office:value-type="string" office:string-value="12130012L"/>
          <table:table-cell office:value-type="float" office:value="0.10713"/>
          <table:table-cell office:value-type="string" office:string-value="12130017L"/>
          <table:table-cell office:value-type="float" office:value="6.3790000000000001E-3"/>
          <table:table-cell office:value-type="string" office:string-value="Ref 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COUSCOUS INTEGRAL 500"/>
          <table:table-cell office:value-type="float" office:value="250"/>
          <table:table-cell office:value-type="float" office:value="56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MAGLIETTA N°2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CDS FELL N°3 400G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JAWHARA P.C N°1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JAWHARA P.C N°2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JAWHARA P.C N°3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ELLAMA COUSC MOYEN 1K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4.0000000000000001E-3"/>
          <table:table-cell office:value-type="string" office:string-value="12130003L"/>
          <table:table-cell office:value-type="float" office:value="6.0000000000000001E-3"/>
          <table:table-cell office:value-type="string" office:string-value="12130004L"/>
          <table:table-cell office:value-type="float" office:value="7.4999999999999997E-3"/>
          <table:table-cell office:value-type="string" office:string-value="12130005L"/>
          <table:table-cell office:value-type="float" office:value="2.7000000000000001E-3"/>
          <table:table-cell office:value-type="string" office:string-value="12130001L"/>
          <table:table-cell office:value-type="float" office:value="9.7000000000000003E-2"/>
          <table:table-cell office:value-type="string" office:string-value="12130008L"/>
          <table:table-cell office:value-type="float" office:value="3.0000000000000001E-3"/>
          <table:table-cell office:value-type="float" office:value="12200079"/>
          <table:table-cell office:value-type="float" office:value="2.4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3000000000000002E-2"/>
          <table:table-cell office:value-type="string" office:string-value="40200010L"/>
          <table:table-cell office:value-type="float" office:value="6.0000000000000001E-3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SEMOULE ZITOUNA MOY 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SEMOULE ZITOUNA GROS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SEMOULE ZITOUNA FINE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GMS SEMOULE FINE 1KG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766E-2"/>
          <table:table-cell office:value-type="string" office:string-value="12130003L"/>
          <table:table-cell office:value-type="float" office:value="3.052E-3"/>
          <table:table-cell office:value-type="string" office:string-value="12130004L"/>
          <table:table-cell office:value-type="float" office:value="2.7539000000000001E-2"/>
          <table:table-cell office:value-type="string" office:string-value="12130005L"/>
          <table:table-cell office:value-type="float" office:value="1.3780000000000001E-3"/>
          <table:table-cell office:value-type="string" office:string-value="12130001L"/>
          <table:table-cell office:value-type="float" office:value="6.6654000000000005E-2"/>
          <table:table-cell office:value-type="float" office:value="12200188"/>
          <table:table-cell office:value-type="float" office:value="1.1659999999999999E-3"/>
          <table:table-cell office:value-type="float" office:value="12200189"/>
          <table:table-cell office:value-type="float" office:value="1.0809999999999999E-3"/>
          <table:table-cell office:value-type="float" office:value="12200190"/>
          <table:table-cell office:value-type="float" office:value="6.3000000000000003E-4"/>
          <table:table-cell office:value-type="string" office:string-value="40200001L"/>
          <table:table-cell office:value-type="float" office:value="2.6214000000000001E-2"/>
          <table:table-cell office:value-type="string" office:string-value="40200010L"/>
          <table:table-cell office:value-type="float" office:value="1.6379999999999999E-3"/>
          <table:table-cell office:value-type="string" office:string-value="40200003L"/>
          <table:table-cell office:value-type="float" office:value="4.9150000000000001E-3"/>
          <table:table-cell table:number-columns-repeated="16357"/>
        </table:table-row>
        <table:table-row>
          <table:table-cell office:value-type="string" office:string-value="RANDA TCHICH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9.7870000000000006E-3"/>
          <table:table-cell office:value-type="string" office:string-value="12130003L"/>
          <table:table-cell office:value-type="float" office:value="8.5819999999999994E-3"/>
          <table:table-cell office:value-type="string" office:string-value="12130004L"/>
          <table:table-cell office:value-type="float" office:value="1.5584000000000001E-2"/>
          <table:table-cell office:value-type="string" office:string-value="12130005L"/>
          <table:table-cell office:value-type="float" office:value="3.3310000000000002E-3"/>
          <table:table-cell office:value-type="string" office:string-value="12130001L"/>
          <table:table-cell office:value-type="float" office:value="0.10264"/>
          <table:table-cell office:value-type="string" office:string-value="12130008L"/>
          <table:table-cell office:value-type="float" office:value="4.2659999999999998E-3"/>
          <table:table-cell office:value-type="string" office:string-value="12130012L"/>
          <table:table-cell office:value-type="float" office:value="1.606E-3"/>
          <table:table-cell office:value-type="float" office:value="12200180"/>
          <table:table-cell office:value-type="float" office:value="4.6420000000000003E-3"/>
          <table:table-cell office:value-type="string" office:string-value="40200001L"/>
          <table:table-cell office:value-type="float" office:value="3.4349999999999999E-2"/>
          <table:table-cell office:value-type="string" office:string-value="40200010L"/>
          <table:table-cell office:value-type="float" office:value="2.1459999999999999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AMT AMELIORANT 50G"/>
          <table:table-cell office:value-type="float" office:value="250"/>
          <table:table-cell office:value-type="float" office:value="78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1.4239999999999999E-3"/>
          <table:table-cell office:value-type="string" office:string-value="12130008L"/>
          <table:table-cell office:value-type="float" office:value="5.9580000000000001E-2"/>
          <table:table-cell office:value-type="string" office:string-value="12130011L"/>
          <table:table-cell office:value-type="float" office:value="1.8619999999999999E-3"/>
          <table:table-cell office:value-type="float" office:value="12200179"/>
          <table:table-cell office:value-type="float" office:value="3.8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463E-2"/>
          <table:table-cell office:value-type="string" office:string-value="40200010L"/>
          <table:table-cell office:value-type="float" office:value="9.0300000000000005E-4"/>
          <table:table-cell office:value-type="string" office:string-value="40200003L"/>
          <table:table-cell office:value-type="float" office:value="2.7109999999999999E-3"/>
          <table:table-cell table:number-columns-repeated="16357"/>
        </table:table-row>
        <table:table-row>
          <table:table-cell office:value-type="string" office:string-value="AMALGAME COOL BAR"/>
          <table:table-cell office:value-type="float" office:value="250"/>
          <table:table-cell office:value-type="float" office:value="740"/>
          <table:table-cell office:value-type="float" office:value="0.92"/>
          <table:table-cell office:value-type="float" office:value="20"/>
          <table:table-cell office:value-type="string" office:string-value="12130002L"/>
          <table:table-cell office:value-type="float" office:value="8.3999999999999995E-3"/>
          <table:table-cell office:value-type="string" office:string-value="12130003L"/>
          <table:table-cell office:value-type="float" office:value="7.1000000000000004E-3"/>
          <table:table-cell office:value-type="string" office:string-value="12130004L"/>
          <table:table-cell office:value-type="float" office:value="1.0999999999999999E-2"/>
          <table:table-cell office:value-type="string" office:string-value="12130005L"/>
          <table:table-cell office:value-type="float" office:value="1.1999999999999999E-3"/>
          <table:table-cell office:value-type="string" office:string-value="12130006L"/>
          <table:table-cell office:value-type="float" office:value="8.9999999999999993E-3"/>
          <table:table-cell office:value-type="string" office:string-value="12130007L"/>
          <table:table-cell office:value-type="float" office:value="1.4999999999999999E-2"/>
          <table:table-cell office:value-type="string" office:string-value="12130001L"/>
          <table:table-cell office:value-type="float" office:value="0.11799999999999999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2900000000000003E-2"/>
          <table:table-cell office:value-type="string" office:string-value="40200010L"/>
          <table:table-cell office:value-type="float" office:value="3.3E-3"/>
          <table:table-cell office:value-type="string" office:string-value="40200003L"/>
          <table:table-cell office:value-type="float" office:value="9.9000000000000008E-3"/>
          <table:table-cell table:number-columns-repeated="16357"/>
        </table:table-row>
        <table:table-row>
          <table:table-cell office:value-type="string" office:string-value="CRISTALINE 1.5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BNINO 25C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8"/>
          <table:table-cell office:value-type="string" office:string-value="12130002L"/>
          <table:table-cell office:value-type="float" office:value="6.718E-3"/>
          <table:table-cell office:value-type="string" office:string-value="12130003L"/>
          <table:table-cell office:value-type="float" office:value="3.1669999999999997E-2"/>
          <table:table-cell office:value-type="string" office:string-value="12130004L"/>
          <table:table-cell office:value-type="float" office:value="5.4384000000000002E-2"/>
          <table:table-cell office:value-type="string" office:string-value="12130005L"/>
          <table:table-cell office:value-type="float" office:value="2.3098E-2"/>
          <table:table-cell office:value-type="string" office:string-value="40200009L"/>
          <table:table-cell office:value-type="float" office:value="0.14971699999999999"/>
          <table:table-cell office:value-type="float" office:value="12200117"/>
          <table:table-cell office:value-type="float" office:value="2.1589999999999999E-3"/>
          <table:table-cell office:value-type="float" office:value="12200118"/>
          <table:table-cell office:value-type="float" office:value="3.305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71999999999997E-2"/>
          <table:table-cell office:value-type="string" office:string-value="40200010L"/>
          <table:table-cell office:value-type="float" office:value="3.898E-3"/>
          <table:table-cell office:value-type="string" office:string-value="40200003L"/>
          <table:table-cell office:value-type="float" office:value="1.1690000000000001E-2"/>
          <table:table-cell table:number-columns-repeated="16357"/>
        </table:table-row>
        <table:table-row>
          <table:table-cell office:value-type="string" office:string-value="JUS MANGUE 25C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COCA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JUS ANANAS STILL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COCKTAIL STILL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STILL MANGUE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STILL ORANGE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BNINO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718E-3"/>
          <table:table-cell office:value-type="string" office:string-value="12130003L"/>
          <table:table-cell office:value-type="float" office:value="3.1669999999999997E-2"/>
          <table:table-cell office:value-type="string" office:string-value="12130004L"/>
          <table:table-cell office:value-type="float" office:value="5.4384000000000002E-2"/>
          <table:table-cell office:value-type="string" office:string-value="12130005L"/>
          <table:table-cell office:value-type="float" office:value="2.3098E-2"/>
          <table:table-cell office:value-type="string" office:string-value="40200009L"/>
          <table:table-cell office:value-type="float" office:value="0.14971699999999999"/>
          <table:table-cell office:value-type="float" office:value="12200117"/>
          <table:table-cell office:value-type="float" office:value="2.1589999999999999E-3"/>
          <table:table-cell office:value-type="float" office:value="12200118"/>
          <table:table-cell office:value-type="float" office:value="3.305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71999999999997E-2"/>
          <table:table-cell office:value-type="string" office:string-value="40200010L"/>
          <table:table-cell office:value-type="float" office:value="3.898E-3"/>
          <table:table-cell office:value-type="string" office:string-value="40200003L"/>
          <table:table-cell office:value-type="float" office:value="1.1690000000000001E-2"/>
          <table:table-cell table:number-columns-repeated="16357"/>
        </table:table-row>
        <table:table-row>
          <table:table-cell office:value-type="string" office:string-value="JANNET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8.6999999999999994E-3"/>
          <table:table-cell office:value-type="float" office:value="12200054"/>
          <table:table-cell office:value-type="float" office:value="5.5999999999999999E-3"/>
          <table:table-cell office:value-type="float" office:value="12200055"/>
          <table:table-cell office:value-type="float" office:value="5.2999999999999999E-2"/>
          <table:table-cell office:value-type="float" office:value="12200056"/>
          <table:table-cell office:value-type="float" office:value="5.4999999999999997E-3"/>
          <table:table-cell office:value-type="string" office:string-value="12130006L"/>
          <table:table-cell office:value-type="float" office:value="3.2500000000000001E-2"/>
          <table:table-cell office:value-type="string" office:string-value="40200009L"/>
          <table:table-cell office:value-type="float" office:value="0.13411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99999999999997E-2"/>
          <table:table-cell office:value-type="string" office:string-value="40200010L"/>
          <table:table-cell office:value-type="float" office:value="3.8999999999999998E-3"/>
          <table:table-cell office:value-type="string" office:string-value="40200003L"/>
          <table:table-cell office:value-type="float" office:value="1.17E-2"/>
          <table:table-cell table:number-columns-repeated="16357"/>
        </table:table-row>
        <table:table-row>
          <table:table-cell office:value-type="string" office:string-value="BARGOU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BARGOU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BARGOU 2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TROPICO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ORANG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4489999999999999E-2"/>
          <table:table-cell office:value-type="string" office:string-value="12130004L"/>
          <table:table-cell office:value-type="float" office:value="1.8120000000000001E-2"/>
          <table:table-cell office:value-type="string" office:string-value="12130009L"/>
          <table:table-cell office:value-type="float" office:value="0.12280199999999999"/>
          <table:table-cell office:value-type="float" office:value="0"/>
          <table:table-cell office:value-type="float" office:value="0"/>
          <table:table-cell office:value-type="float" office:value="12200138"/>
          <table:table-cell office:value-type="float" office:value="8.5899999999999995E-4"/>
          <table:table-cell office:value-type="float" office:value="12200139"/>
          <table:table-cell office:value-type="float" office:value="4.7749999999999997E-3"/>
          <table:table-cell office:value-type="float" office:value="12200140"/>
          <table:table-cell office:value-type="float" office:value="1.771E-2"/>
          <table:table-cell office:value-type="float" office:value="12200141"/>
          <table:table-cell office:value-type="float" office:value="2.1800000000000001E-4"/>
          <table:table-cell office:value-type="string" office:string-value="40200001L"/>
          <table:table-cell office:value-type="float" office:value="4.8813000000000002E-2"/>
          <table:table-cell office:value-type="string" office:string-value="40200010L"/>
          <table:table-cell office:value-type="float" office:value="3.0500000000000002E-3"/>
          <table:table-cell office:value-type="string" office:string-value="40200003L"/>
          <table:table-cell office:value-type="float" office:value="9.1520000000000004E-3"/>
          <table:table-cell table:number-columns-repeated="16357"/>
        </table:table-row>
        <table:table-row>
          <table:table-cell office:value-type="string" office:string-value="CIDR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8.0300000000000007E-3"/>
          <table:table-cell office:value-type="string" office:string-value="40200009L"/>
          <table:table-cell office:value-type="float" office:value="0.12418"/>
          <table:table-cell office:value-type="float" office:value="12200145"/>
          <table:table-cell office:value-type="float" office:value="6.7599999999999995E-4"/>
          <table:table-cell office:value-type="float" office:value="12200147"/>
          <table:table-cell office:value-type="float" office:value="2.6429999999999999E-2"/>
          <table:table-cell office:value-type="float" office:value="12200148"/>
          <table:table-cell office:value-type="float" office:value="3.8081999999999998E-2"/>
          <table:table-cell office:value-type="float" office:value="12200149"/>
          <table:table-cell office:value-type="float" office:value="8.83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8813000000000002E-2"/>
          <table:table-cell office:value-type="string" office:string-value="40200010L"/>
          <table:table-cell office:value-type="float" office:value="3.0500000000000002E-3"/>
          <table:table-cell office:value-type="string" office:string-value="40200003L"/>
          <table:table-cell office:value-type="float" office:value="9.1520000000000004E-3"/>
          <table:table-cell table:number-columns-repeated="16357"/>
        </table:table-row>
        <table:table-row>
          <table:table-cell office:value-type="string" office:string-value="VIVA PECHE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CITRON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RAOUA CHANI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297E-3"/>
          <table:table-cell office:value-type="string" office:string-value="12130004L"/>
          <table:table-cell office:value-type="float" office:value="7.7419999999999998E-3"/>
          <table:table-cell office:value-type="string" office:string-value="12130002L"/>
          <table:table-cell office:value-type="float" office:value="1.2600999999999999E-2"/>
          <table:table-cell office:value-type="string" office:string-value="12130005L"/>
          <table:table-cell office:value-type="float" office:value="3.2729999999999999E-3"/>
          <table:table-cell office:value-type="string" office:string-value="40200009L"/>
          <table:table-cell office:value-type="float" office:value="0.12354"/>
          <table:table-cell office:value-type="float" office:value="12200146"/>
          <table:table-cell office:value-type="float" office:value="4.6012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POMM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4.8030000000000003E-2"/>
          <table:table-cell office:value-type="string" office:string-value="12130002L"/>
          <table:table-cell office:value-type="float" office:value="3.1739999999999997E-2"/>
          <table:table-cell office:value-type="string" office:string-value="12130005L"/>
          <table:table-cell office:value-type="float" office:value="2.3959999999999999E-2"/>
          <table:table-cell office:value-type="string" office:string-value="40200009L"/>
          <table:table-cell office:value-type="float" office:value="0.13397999999999999"/>
          <table:table-cell office:value-type="string" office:string-value="12130008L"/>
          <table:table-cell office:value-type="float" office:value="2.0205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90969999999999995"/>
          <table:table-cell office:value-type="string" office:string-value="40200010L"/>
          <table:table-cell office:value-type="float" office:value="3.7200000000000002E-3"/>
          <table:table-cell office:value-type="string" office:string-value="40200003L"/>
          <table:table-cell office:value-type="float" office:value="1.1180000000000001E-2"/>
          <table:table-cell table:number-columns-repeated="16357"/>
        </table:table-row>
        <table:table-row>
          <table:table-cell office:value-type="string" office:string-value="VIVA POMME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TROPICO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BITTER SODA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3.7880000000000001E-3"/>
          <table:table-cell office:value-type="string" office:string-value="40200009L"/>
          <table:table-cell office:value-type="float" office:value="0.1351"/>
          <table:table-cell office:value-type="string" office:string-value="12130004L"/>
          <table:table-cell office:value-type="float" office:value="1.8807999999999998E-2"/>
          <table:table-cell office:value-type="float" office:value="12200143"/>
          <table:table-cell office:value-type="float" office:value="5.8942000000000001E-2"/>
          <table:table-cell office:value-type="float" office:value="12200144"/>
          <table:table-cell office:value-type="float" office:value="1.5587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4870000000000002E-2"/>
          <table:table-cell office:value-type="string" office:string-value="40200010L"/>
          <table:table-cell office:value-type="float" office:value="3.4290000000000002E-3"/>
          <table:table-cell office:value-type="string" office:string-value="40200003L"/>
          <table:table-cell office:value-type="float" office:value="1.0293E-2"/>
          <table:table-cell table:number-columns-repeated="16357"/>
        </table:table-row>
        <table:table-row>
          <table:table-cell office:value-type="string" office:string-value="VIVA CITRON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VIVA PECHE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POMME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TROPICO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RAOUA CHANI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297E-3"/>
          <table:table-cell office:value-type="string" office:string-value="12130004L"/>
          <table:table-cell office:value-type="float" office:value="7.7419999999999998E-3"/>
          <table:table-cell office:value-type="string" office:string-value="12130002L"/>
          <table:table-cell office:value-type="float" office:value="1.2600999999999999E-2"/>
          <table:table-cell office:value-type="string" office:string-value="12130005L"/>
          <table:table-cell office:value-type="float" office:value="3.2729999999999999E-3"/>
          <table:table-cell office:value-type="string" office:string-value="40200009L"/>
          <table:table-cell office:value-type="float" office:value="0.12354"/>
          <table:table-cell office:value-type="float" office:value="12200146"/>
          <table:table-cell office:value-type="float" office:value="4.6012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BITTER SODA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3.7880000000000001E-3"/>
          <table:table-cell office:value-type="string" office:string-value="40200009L"/>
          <table:table-cell office:value-type="float" office:value="0.1351"/>
          <table:table-cell office:value-type="string" office:string-value="12130004L"/>
          <table:table-cell office:value-type="float" office:value="1.8807999999999998E-2"/>
          <table:table-cell office:value-type="float" office:value="12200143"/>
          <table:table-cell office:value-type="float" office:value="5.8942000000000001E-2"/>
          <table:table-cell office:value-type="float" office:value="12200144"/>
          <table:table-cell office:value-type="float" office:value="1.5587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4870000000000002E-2"/>
          <table:table-cell office:value-type="string" office:string-value="40200010L"/>
          <table:table-cell office:value-type="float" office:value="3.4290000000000002E-3"/>
          <table:table-cell office:value-type="string" office:string-value="40200003L"/>
          <table:table-cell office:value-type="float" office:value="1.0293E-2"/>
          <table:table-cell table:number-columns-repeated="16357"/>
        </table:table-row>
        <table:table-row>
          <table:table-cell office:value-type="string" office:string-value="VIVA POMM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VIVA PECH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CITRON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FRESHKY POMM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4.8030000000000003E-2"/>
          <table:table-cell office:value-type="string" office:string-value="12130002L"/>
          <table:table-cell office:value-type="float" office:value="3.1739999999999997E-2"/>
          <table:table-cell office:value-type="string" office:string-value="12130005L"/>
          <table:table-cell office:value-type="float" office:value="2.3959999999999999E-2"/>
          <table:table-cell office:value-type="string" office:string-value="40200009L"/>
          <table:table-cell office:value-type="float" office:value="0.13397999999999999"/>
          <table:table-cell office:value-type="string" office:string-value="12130008L"/>
          <table:table-cell office:value-type="float" office:value="2.0205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90969999999999995"/>
          <table:table-cell office:value-type="string" office:string-value="40200010L"/>
          <table:table-cell office:value-type="float" office:value="3.7200000000000002E-3"/>
          <table:table-cell office:value-type="string" office:string-value="40200003L"/>
          <table:table-cell office:value-type="float" office:value="1.1180000000000001E-2"/>
          <table:table-cell table:number-columns-repeated="16357"/>
        </table:table-row>
        <table:table-row>
          <table:table-cell office:value-type="string" office:string-value="VIVA ORANG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2.9089E-2"/>
          <table:table-cell office:value-type="string" office:string-value="12130004L"/>
          <table:table-cell office:value-type="float" office:value="4.8133000000000002E-2"/>
          <table:table-cell office:value-type="string" office:string-value="12130009L"/>
          <table:table-cell office:value-type="float" office:value="0.160714"/>
          <table:table-cell office:value-type="float" office:value="12200127"/>
          <table:table-cell office:value-type="float" office:value="1.5133000000000001E-2"/>
          <table:table-cell office:value-type="float" office:value="12200128"/>
          <table:table-cell office:value-type="float" office:value="5.3499999999999999E-4"/>
          <table:table-cell office:value-type="float" office:value="12200129"/>
          <table:table-cell office:value-type="float" office:value="5.42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0111999999999999E-2"/>
          <table:table-cell office:value-type="string" office:string-value="40200010L"/>
          <table:table-cell office:value-type="float" office:value="3.7569999999999999E-3"/>
          <table:table-cell office:value-type="string" office:string-value="40200003L"/>
          <table:table-cell office:value-type="float" office:value="1.1270000000000001E-2"/>
          <table:table-cell table:number-columns-repeated="16357"/>
        </table:table-row>
        <table:table-row>
          <table:table-cell office:value-type="string" office:string-value="JUS COCKTAIL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MANGUE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ORANGE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BABY LAIT"/>
          <table:table-cell office:value-type="float" office:value="250"/>
          <table:table-cell office:value-type="float" office:value="950"/>
          <table:table-cell office:value-type="float" office:value="0.91"/>
          <table:table-cell office:value-type="float" office:value="40"/>
          <table:table-cell office:value-type="float" office:value="12200037"/>
          <table:table-cell office:value-type="float" office:value="1E-4"/>
          <table:table-cell office:value-type="string" office:string-value="12130005L"/>
          <table:table-cell office:value-type="float" office:value="5.1299999999999998E-2"/>
          <table:table-cell office:value-type="string" office:string-value="12130008L"/>
          <table:table-cell office:value-type="float" office:value="2.8E-3"/>
          <table:table-cell office:value-type="string" office:string-value="12130004L"/>
          <table:table-cell office:value-type="float" office:value="2.8E-3"/>
          <table:table-cell office:value-type="string" office:string-value="12130003L"/>
          <table:table-cell office:value-type="float" office:value="1.8E-3"/>
          <table:table-cell office:value-type="string" office:string-value="40200009L"/>
          <table:table-cell office:value-type="float" office:value="9.489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600000000000002E-2"/>
          <table:table-cell office:value-type="string" office:string-value="40200010L"/>
          <table:table-cell office:value-type="float" office:value="2.3999999999999998E-3"/>
          <table:table-cell office:value-type="string" office:string-value="40200003L"/>
          <table:table-cell office:value-type="float" office:value="7.1999999999999998E-3"/>
          <table:table-cell table:number-columns-repeated="16357"/>
        </table:table-row>
        <table:table-row>
          <table:table-cell office:value-type="string" office:string-value="HELEN CACAO"/>
          <table:table-cell office:value-type="float" office:value="250"/>
          <table:table-cell office:value-type="float" office:value="950"/>
          <table:table-cell office:value-type="float" office:value="0.91"/>
          <table:table-cell office:value-type="float" office:value="40"/>
          <table:table-cell office:value-type="float" office:value="12200037"/>
          <table:table-cell office:value-type="float" office:value="1E-4"/>
          <table:table-cell office:value-type="string" office:string-value="12130005L"/>
          <table:table-cell office:value-type="float" office:value="9.7699999999999992E-3"/>
          <table:table-cell office:value-type="string" office:string-value="12130008L"/>
          <table:table-cell office:value-type="float" office:value="2.8E-3"/>
          <table:table-cell office:value-type="string" office:string-value="12130004L"/>
          <table:table-cell office:value-type="float" office:value="4.4200000000000003E-2"/>
          <table:table-cell office:value-type="string" office:string-value="12130003L"/>
          <table:table-cell office:value-type="float" office:value="1.8E-3"/>
          <table:table-cell office:value-type="string" office:string-value="40200009L"/>
          <table:table-cell office:value-type="float" office:value="9.489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600000000000002E-2"/>
          <table:table-cell office:value-type="string" office:string-value="40200010L"/>
          <table:table-cell office:value-type="float" office:value="2.3999999999999998E-3"/>
          <table:table-cell office:value-type="string" office:string-value="40200003L"/>
          <table:table-cell office:value-type="float" office:value="7.1999999999999998E-3"/>
          <table:table-cell table:number-columns-repeated="16357"/>
        </table:table-row>
        <table:table-row>
          <table:table-cell office:value-type="string" office:string-value="COCA-COLA 0.33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COCA-COLA 1L"/>
          <table:table-cell office:value-type="float" office:value="300"/>
          <table:table-cell office:value-type="float" office:value="735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APLA 1L"/>
          <table:table-cell office:value-type="float" office:value="300"/>
          <table:table-cell office:value-type="float" office:value="753"/>
          <table:table-cell office:value-type="float" office:value="0.62"/>
          <table:table-cell office:value-type="float" office:value="33"/>
          <table:table-cell office:value-type="string" office:string-value="12130008L"/>
          <table:table-cell office:value-type="float" office:value="2.181E-2"/>
          <table:table-cell office:value-type="string" office:string-value="12130002L"/>
          <table:table-cell office:value-type="float" office:value="3.4484000000000001E-2"/>
          <table:table-cell office:value-type="string" office:string-value="12130005L"/>
          <table:table-cell office:value-type="float" office:value="1.3075E-2"/>
          <table:table-cell office:value-type="string" office:string-value="12130004L"/>
          <table:table-cell office:value-type="float" office:value="6.2226999999999998E-2"/>
          <table:table-cell office:value-type="string" office:string-value="12130003L"/>
          <table:table-cell office:value-type="float" office:value="3.2550000000000001E-3"/>
          <table:table-cell office:value-type="string" office:string-value="40200009L"/>
          <table:table-cell office:value-type="float" office:value="0.1235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659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86E-2"/>
          <table:table-cell table:number-columns-repeated="16357"/>
        </table:table-row>
        <table:table-row>
          <table:table-cell office:value-type="string" office:string-value="SCHWEPPES CITRON 1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float" office:value="12200078"/>
          <table:table-cell office:value-type="float" office:value="5.0000000000000001E-4"/>
          <table:table-cell office:value-type="string" office:string-value="12130002L"/>
          <table:table-cell office:value-type="float" office:value="4.2999999999999997E-2"/>
          <table:table-cell office:value-type="string" office:string-value="12130006L"/>
          <table:table-cell office:value-type="float" office:value="3.9E-2"/>
          <table:table-cell office:value-type="float" office:value="40200009"/>
          <table:table-cell office:value-type="float" office:value="9.8000000000000004E-2"/>
          <table:table-cell office:value-type="string" office:string-value="12180001L"/>
          <table:table-cell office:value-type="float" office:value="9.7999999999999997E-3"/>
          <table:table-cell office:value-type="float" office:value="12200077"/>
          <table:table-cell office:value-type="float" office:value="5.0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299999999999998E-2"/>
          <table:table-cell office:value-type="string" office:string-value="40200010L"/>
          <table:table-cell office:value-type="float" office:value="2.7000000000000001E-3"/>
          <table:table-cell office:value-type="string" office:string-value="40200003L"/>
          <table:table-cell office:value-type="float" office:value="8.0999999999999996E-3"/>
          <table:table-cell table:number-columns-repeated="16357"/>
        </table:table-row>
        <table:table-row>
          <table:table-cell office:value-type="string" office:string-value="BEYA 2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AQUALINE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float" office:value="12200078"/>
          <table:table-cell office:value-type="float" office:value="5.0000000000000001E-4"/>
          <table:table-cell office:value-type="string" office:string-value="12130002L"/>
          <table:table-cell office:value-type="float" office:value="4.2999999999999997E-2"/>
          <table:table-cell office:value-type="float" office:value="12200077"/>
          <table:table-cell office:value-type="float" office:value="5.0000000000000001E-3"/>
          <table:table-cell office:value-type="string" office:string-value="12130006L"/>
          <table:table-cell office:value-type="float" office:value="3.9E-2"/>
          <table:table-cell office:value-type="string" office:string-value="40200009L"/>
          <table:table-cell office:value-type="float" office:value="9.800000000000000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299999999999998E-2"/>
          <table:table-cell office:value-type="string" office:string-value="40200010L"/>
          <table:table-cell office:value-type="float" office:value="2.7000000000000001E-3"/>
          <table:table-cell office:value-type="string" office:string-value="40200003L"/>
          <table:table-cell office:value-type="float" office:value="8.0999999999999996E-3"/>
          <table:table-cell table:number-columns-repeated="16357"/>
        </table:table-row>
        <table:table-row>
          <table:table-cell office:value-type="string" office:string-value="DENYA 1.7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7000000000000001E-2"/>
          <table:table-cell office:value-type="string" office:string-value="12130003L"/>
          <table:table-cell office:value-type="float" office:value="5.0000000000000001E-3"/>
          <table:table-cell office:value-type="string" office:string-value="12130004L"/>
          <table:table-cell office:value-type="float" office:value="1.2500000000000001E-2"/>
          <table:table-cell office:value-type="string" office:string-value="12130006L"/>
          <table:table-cell office:value-type="float" office:value="4.1000000000000003E-3"/>
          <table:table-cell office:value-type="string" office:string-value="12130008L"/>
          <table:table-cell office:value-type="float" office:value="2.4E-2"/>
          <table:table-cell office:value-type="float" office:value="12200063"/>
          <table:table-cell office:value-type="float" office:value="2.1999999999999999E-2"/>
          <table:table-cell office:value-type="float" office:value="12200064"/>
          <table:table-cell office:value-type="float" office:value="1.6999999999999999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7699999999999999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999999999999999E-3"/>
          <table:table-cell table:number-columns-repeated="16357"/>
        </table:table-row>
        <table:table-row>
          <table:table-cell office:value-type="string" office:string-value="SCHWEPPS ANNAS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40200009L"/>
          <table:table-cell office:value-type="float" office:value="0.12130000000000001"/>
          <table:table-cell office:value-type="string" office:string-value="12130005L"/>
          <table:table-cell office:value-type="float" office:value="9.6810000000000004E-3"/>
          <table:table-cell office:value-type="string" office:string-value="12130008L"/>
          <table:table-cell office:value-type="float" office:value="1.23E-3"/>
          <table:table-cell office:value-type="string" office:string-value="12130013L"/>
          <table:table-cell office:value-type="float" office:value="3.3505E-2"/>
          <table:table-cell office:value-type="float" office:value="12200135"/>
          <table:table-cell office:value-type="float" office:value="2.6421E-2"/>
          <table:table-cell office:value-type="float" office:value="12200134"/>
          <table:table-cell office:value-type="float" office:value="1.2142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7449999999999999E-2"/>
          <table:table-cell office:value-type="string" office:string-value="40200010L"/>
          <table:table-cell office:value-type="float" office:value="2.9659999999999999E-3"/>
          <table:table-cell office:value-type="string" office:string-value="40200003L"/>
          <table:table-cell office:value-type="float" office:value="8.8979999999999997E-3"/>
          <table:table-cell table:number-columns-repeated="16357"/>
        </table:table-row>
        <table:table-row>
          <table:table-cell office:value-type="string" office:string-value="ANNADA BITTER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4499999999999996E-4"/>
          <table:table-cell office:value-type="string" office:string-value="40200009L"/>
          <table:table-cell office:value-type="float" office:value="0.122585"/>
          <table:table-cell office:value-type="string" office:string-value="12130003L"/>
          <table:table-cell office:value-type="float" office:value="1.07E-4"/>
          <table:table-cell office:value-type="string" office:string-value="12130004L"/>
          <table:table-cell office:value-type="float" office:value="8.0000000000000007E-5"/>
          <table:table-cell office:value-type="string" office:string-value="12130013L"/>
          <table:table-cell office:value-type="float" office:value="3.8879999999999998E-2"/>
          <table:table-cell office:value-type="float" office:value="12200136"/>
          <table:table-cell office:value-type="float" office:value="6.794E-2"/>
          <table:table-cell office:value-type="float" office:value="12200137"/>
          <table:table-cell office:value-type="float" office:value="1.641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CRISTALINE 0.5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BEYA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VIVIAN 1.5L"/>
          <table:table-cell office:value-type="float" office:value="300"/>
          <table:table-cell office:value-type="float" office:value="7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VIVIAN 2L"/>
          <table:table-cell office:value-type="float" office:value="300"/>
          <table:table-cell office:value-type="float" office:value="7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VIVIAN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BEYA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CRISTALINE 1.5L 2022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CRISTALINE 2L"/>
          <table:table-cell office:value-type="float" office:value="300"/>
          <table:table-cell office:value-type="float" office:value="686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CRISTALINE 1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VIVA FRAMB CASIS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2468E-2"/>
          <table:table-cell office:value-type="string" office:string-value="12130009L"/>
          <table:table-cell office:value-type="float" office:value="0.16193299999999999"/>
          <table:table-cell office:value-type="string" office:string-value="12130003L"/>
          <table:table-cell office:value-type="float" office:value="3.9592000000000002E-2"/>
          <table:table-cell office:value-type="float" office:value="12200130"/>
          <table:table-cell office:value-type="float" office:value="1.5247999999999999E-2"/>
          <table:table-cell office:value-type="float" office:value="12200131"/>
          <table:table-cell office:value-type="float" office:value="5.3899999999999998E-4"/>
          <table:table-cell office:value-type="float" office:value="12200132"/>
          <table:table-cell office:value-type="float" office:value="5.4650000000000002E-3"/>
          <table:table-cell office:value-type="float" office:value="12200133"/>
          <table:table-cell office:value-type="float" office:value="4.21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5590000000000001E-2"/>
          <table:table-cell office:value-type="string" office:string-value="40200010L"/>
          <table:table-cell office:value-type="float" office:value="3.4740000000000001E-3"/>
          <table:table-cell office:value-type="string" office:string-value="40200003L"/>
          <table:table-cell office:value-type="float" office:value="1.0423E-2"/>
          <table:table-cell table:number-columns-repeated="16357"/>
        </table:table-row>
        <table:table-row>
          <table:table-cell office:value-type="string" office:string-value="PATE A GLACER 500G"/>
          <table:table-cell office:value-type="float" office:value="300"/>
          <table:table-cell office:value-type="float" office:value="88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PATE A GLACER 1 KG"/>
          <table:table-cell office:value-type="float" office:value="300"/>
          <table:table-cell office:value-type="float" office:value="99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KROSS FRAISE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40"/>
          <table:table-cell office:value-type="string" office:string-value="12130002L"/>
          <table:table-cell office:value-type="float" office:value="1.9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4L"/>
          <table:table-cell office:value-type="float" office:value="9.5E-4"/>
          <table:table-cell office:value-type="string" office:string-value="12130005L"/>
          <table:table-cell office:value-type="float" office:value="2.5300000000000001E-3"/>
          <table:table-cell office:value-type="string" office:string-value="40200009L"/>
          <table:table-cell office:value-type="float" office:value="9.5469999999999999E-2"/>
          <table:table-cell office:value-type="string" office:string-value="12130008L"/>
          <table:table-cell office:value-type="float" office:value="5.4799999999999996E-3"/>
          <table:table-cell office:value-type="float" office:value="12200085"/>
          <table:table-cell office:value-type="float" office:value="3.5589999999999997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899999999999999E-2"/>
          <table:table-cell office:value-type="string" office:string-value="40200010L"/>
          <table:table-cell office:value-type="float" office:value="2.0500000000000002E-3"/>
          <table:table-cell office:value-type="string" office:string-value="40200003L"/>
          <table:table-cell office:value-type="float" office:value="6.1599999999999997E-3"/>
          <table:table-cell table:number-columns-repeated="16357"/>
        </table:table-row>
        <table:table-row>
          <table:table-cell office:value-type="string" office:string-value="KROSS LAIT-CHOCOLAT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40"/>
          <table:table-cell office:value-type="string" office:string-value="12130003L"/>
          <table:table-cell office:value-type="float" office:value="6.9700000000000003E-4"/>
          <table:table-cell office:value-type="string" office:string-value="12130004L"/>
          <table:table-cell office:value-type="float" office:value="6.1200000000000002E-4"/>
          <table:table-cell office:value-type="string" office:string-value="12130005L"/>
          <table:table-cell office:value-type="float" office:value="2.4109999999999999E-3"/>
          <table:table-cell office:value-type="string" office:string-value="12130009L"/>
          <table:table-cell office:value-type="float" office:value="0.107254"/>
          <table:table-cell office:value-type="string" office:string-value="40200008L"/>
          <table:table-cell office:value-type="float" office:value="9.3600000000000003E-3"/>
          <table:table-cell office:value-type="float" office:value="12200115"/>
          <table:table-cell office:value-type="float" office:value="1.9442999999999998E-2"/>
          <table:table-cell office:value-type="float" office:value="12200114"/>
          <table:table-cell office:value-type="float" office:value="1.180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899999999999999E-2"/>
          <table:table-cell office:value-type="string" office:string-value="40200010L"/>
          <table:table-cell office:value-type="float" office:value="2.0500000000000002E-3"/>
          <table:table-cell office:value-type="string" office:string-value="40200003L"/>
          <table:table-cell office:value-type="float" office:value="6.1599999999999997E-3"/>
          <table:table-cell table:number-columns-repeated="16357"/>
        </table:table-row>
        <table:table-row>
          <table:table-cell office:value-type="string" office:string-value="PATE A GLACER 2.1 KG"/>
          <table:table-cell office:value-type="float" office:value="300"/>
          <table:table-cell office:value-type="float" office:value="100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CURCUMA BEHI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8.9999999999999993E-3"/>
          <table:table-cell office:value-type="string" office:string-value="12130004L"/>
          <table:table-cell office:value-type="float" office:value="1.6E-2"/>
          <table:table-cell office:value-type="string" office:string-value="12130005L"/>
          <table:table-cell office:value-type="float" office:value="1.6E-2"/>
          <table:table-cell office:value-type="string" office:string-value="12130008L"/>
          <table:table-cell office:value-type="float" office:value="1.4E-3"/>
          <table:table-cell office:value-type="string" office:string-value="12130001L"/>
          <table:table-cell office:value-type="float" office:value="0.16600000000000001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M.EPIC POUL/TUMI/P.NO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8.9999999999999993E-3"/>
          <table:table-cell office:value-type="string" office:string-value="12130004L"/>
          <table:table-cell office:value-type="float" office:value="1.6E-2"/>
          <table:table-cell office:value-type="string" office:string-value="12130005L"/>
          <table:table-cell office:value-type="float" office:value="1.6E-2"/>
          <table:table-cell office:value-type="string" office:string-value="12130008L"/>
          <table:table-cell office:value-type="float" office:value="1.4E-3"/>
          <table:table-cell office:value-type="string" office:string-value="12130001L"/>
          <table:table-cell office:value-type="float" office:value="0.16600000000000001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RAS HAN/TURMRC/7 SPIC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2.0898E-2"/>
          <table:table-cell office:value-type="string" office:string-value="12130003L"/>
          <table:table-cell office:value-type="float" office:value="1.975E-2"/>
          <table:table-cell office:value-type="string" office:string-value="12130004L"/>
          <table:table-cell office:value-type="float" office:value="2.7289999999999998E-2"/>
          <table:table-cell office:value-type="string" office:string-value="12130005L"/>
          <table:table-cell office:value-type="float" office:value="1.533E-2"/>
          <table:table-cell office:value-type="string" office:string-value="12130008L"/>
          <table:table-cell office:value-type="float" office:value="4.0099999999999999E-4"/>
          <table:table-cell office:value-type="string" office:string-value="12130001L"/>
          <table:table-cell office:value-type="float" office:value="0.11502999999999999"/>
          <table:table-cell office:value-type="float" office:value="122000160"/>
          <table:table-cell office:value-type="float" office:value="8.3699999999999996E-4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2SPICE/CORIANDER/4SPI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1.89E-2"/>
          <table:table-cell office:value-type="string" office:string-value="12130003L"/>
          <table:table-cell office:value-type="float" office:value="1.7722000000000002E-2"/>
          <table:table-cell office:value-type="string" office:string-value="12130004L"/>
          <table:table-cell office:value-type="float" office:value="2.4628000000000001E-2"/>
          <table:table-cell office:value-type="string" office:string-value="12130005L"/>
          <table:table-cell office:value-type="float" office:value="1.7559999999999999E-2"/>
          <table:table-cell office:value-type="string" office:string-value="12130001L"/>
          <table:table-cell office:value-type="float" office:value="0.10716000000000001"/>
          <table:table-cell office:value-type="float" office:value="122000160"/>
          <table:table-cell office:value-type="float" office:value="1.17E-3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CARWAYA/MALOW/TURMRIC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1.89E-2"/>
          <table:table-cell office:value-type="string" office:string-value="12130003L"/>
          <table:table-cell office:value-type="float" office:value="1.7722000000000002E-2"/>
          <table:table-cell office:value-type="string" office:string-value="12130004L"/>
          <table:table-cell office:value-type="float" office:value="2.4628000000000001E-2"/>
          <table:table-cell office:value-type="string" office:string-value="12130005L"/>
          <table:table-cell office:value-type="float" office:value="1.7559999999999999E-2"/>
          <table:table-cell office:value-type="string" office:string-value="12130001L"/>
          <table:table-cell office:value-type="float" office:value="0.10716000000000001"/>
          <table:table-cell office:value-type="float" office:value="122000160"/>
          <table:table-cell office:value-type="float" office:value="1.17E-3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MAZRAA SAUCISSE POUL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JAMBON DE BŒUF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ZRA JAMBON DE DIN FU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ZRA JAMBON D DIND SV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SAUCISSES FUME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 SAUCI FUMEE LIYB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A PEPERONI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A JAMB BOEUF FU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JAMB DIND FUM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BONBON GENIAL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string" office:string-value="12130008L"/>
          <table:table-cell office:value-type="float" office:value="6.6000000000000003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BONBON TRANCHE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KANILUXE  VERSO"/>
          <table:table-cell office:value-type="float" office:value="300"/>
          <table:table-cell office:value-type="float" office:value="88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5.0000000000000001E-3"/>
          <table:table-cell office:value-type="string" office:string-value="12130004L"/>
          <table:table-cell office:value-type="float" office:value="4.0000000000000001E-3"/>
          <table:table-cell office:value-type="string" office:string-value="12130005L"/>
          <table:table-cell office:value-type="float" office:value="1.2999999999999999E-3"/>
          <table:table-cell office:value-type="string" office:string-value="12130006L"/>
          <table:table-cell office:value-type="float" office:value="7.0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000000000000001E-3"/>
          <table:table-cell office:value-type="string" office:string-value="40200010L"/>
          <table:table-cell office:value-type="float" office:value="1.4999999999999999E-4"/>
          <table:table-cell office:value-type="string" office:string-value="40200003L"/>
          <table:table-cell office:value-type="float" office:value="4.0000000000000002E-4"/>
          <table:table-cell table:number-columns-repeated="16357"/>
        </table:table-row>
        <table:table-row>
          <table:table-cell office:value-type="string" office:string-value="KANILUX RECTO"/>
          <table:table-cell office:value-type="float" office:value="300"/>
          <table:table-cell office:value-type="float" office:value="880"/>
          <table:table-cell office:value-type="float" office:value="1.395"/>
          <table:table-cell office:value-type="float" office:value="12"/>
          <table:table-cell office:value-type="string" office:string-value="12130001L"/>
          <table:table-cell office:value-type="float" office:value="1.0999999999999999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000000000000001E-3"/>
          <table:table-cell office:value-type="string" office:string-value="40200010L"/>
          <table:table-cell office:value-type="float" office:value="1.4999999999999999E-4"/>
          <table:table-cell office:value-type="string" office:string-value="40200003L"/>
          <table:table-cell office:value-type="float" office:value="4.0000000000000002E-4"/>
          <table:table-cell table:number-columns-repeated="16357"/>
        </table:table-row>
        <table:table-row>
          <table:table-cell office:value-type="string" office:string-value="BON.MENTHE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LOGO EL MAZRAA"/>
          <table:table-cell office:value-type="float" office:value="250"/>
          <table:table-cell office:value-type="float" office:value="60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LE FONDANT 1KG"/>
          <table:table-cell office:value-type="float" office:value="250"/>
          <table:table-cell office:value-type="float" office:value="550"/>
          <table:table-cell office:value-type="float" office:value="1.1599999999999999"/>
          <table:table-cell office:value-type="float" office:value="15"/>
          <table:table-cell office:value-type="string" office:string-value="12130002L"/>
          <table:table-cell office:value-type="float" office:value="1.93E-4"/>
          <table:table-cell office:value-type="string" office:string-value="12130003L"/>
          <table:table-cell office:value-type="float" office:value="2.3768000000000001E-2"/>
          <table:table-cell office:value-type="string" office:string-value="12130004L"/>
          <table:table-cell office:value-type="float" office:value="2.4347000000000001E-2"/>
          <table:table-cell office:value-type="string" office:string-value="12130005L"/>
          <table:table-cell office:value-type="float" office:value="2.6809999999999998E-3"/>
          <table:table-cell office:value-type="string" office:string-value="12130001L"/>
          <table:table-cell office:value-type="float" office:value="0.11787499999999999"/>
          <table:table-cell office:value-type="float" office:value="12200178"/>
          <table:table-cell office:value-type="float" office:value="2.2415000000000001E-2"/>
          <table:table-cell office:value-type="string" office:string-value="12130012L"/>
          <table:table-cell office:value-type="float" office:value="9.339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6101000000000003E-2"/>
          <table:table-cell office:value-type="string" office:string-value="40200010L"/>
          <table:table-cell office:value-type="float" office:value="2.8809999999999999E-3"/>
          <table:table-cell office:value-type="string" office:string-value="40200003L"/>
          <table:table-cell office:value-type="float" office:value="8.6440000000000006E-3"/>
          <table:table-cell table:number-columns-repeated="16357"/>
        </table:table-row>
        <table:table-row>
          <table:table-cell office:value-type="string" office:string-value="CELTIA 6X24"/>
          <table:table-cell office:value-type="float" office:value="300"/>
          <table:table-cell office:value-type="float" office:value="945"/>
          <table:table-cell office:value-type="float" office:value="0.92"/>
          <table:table-cell office:value-type="float" office:value="50"/>
          <table:table-cell office:value-type="string" office:string-value="12130003L"/>
          <table:table-cell office:value-type="float" office:value="9.2700000000000005E-3"/>
          <table:table-cell office:value-type="string" office:string-value="12130004L"/>
          <table:table-cell office:value-type="float" office:value="1.763E-2"/>
          <table:table-cell office:value-type="string" office:string-value="12130001L"/>
          <table:table-cell office:value-type="float" office:value="4.1349999999999998E-2"/>
          <table:table-cell office:value-type="string" office:string-value="12130008L"/>
          <table:table-cell office:value-type="float" office:value="1.3639999999999999E-2"/>
          <table:table-cell office:value-type="string" office:string-value="12130005L"/>
          <table:table-cell office:value-type="float" office:value="7.2379999999999996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0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BECK'S 6X24"/>
          <table:table-cell office:value-type="float" office:value="300"/>
          <table:table-cell office:value-type="float" office:value="945"/>
          <table:table-cell office:value-type="float" office:value="0.92"/>
          <table:table-cell office:value-type="float" office:value="50"/>
          <table:table-cell office:value-type="string" office:string-value="12130002L"/>
          <table:table-cell office:value-type="float" office:value="2.2700000000000001E-2"/>
          <table:table-cell office:value-type="string" office:string-value="12130004L"/>
          <table:table-cell office:value-type="float" office:value="2.18E-2"/>
          <table:table-cell office:value-type="string" office:string-value="12130001L"/>
          <table:table-cell office:value-type="float" office:value="4.5400000000000003E-2"/>
          <table:table-cell office:value-type="string" office:string-value="12130008L"/>
          <table:table-cell office:value-type="float" office:value="5.9999999999999995E-4"/>
          <table:table-cell office:value-type="string" office:string-value="12130005L"/>
          <table:table-cell office:value-type="float" office:value="2.5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COTUSAL BLEU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1L"/>
          <table:table-cell office:value-type="float" office:value="7.6E-3"/>
          <table:table-cell office:value-type="string" office:string-value="12130006L"/>
          <table:table-cell office:value-type="float" office:value="7.4000000000000003E-3"/>
          <table:table-cell office:value-type="string" office:string-value="40200013L"/>
          <table:table-cell office:value-type="float" office:value="4.4999999999999999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COTUSAL CRISTAL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1L"/>
          <table:table-cell office:value-type="float" office:value="4.0000000000000001E-3"/>
          <table:table-cell office:value-type="string" office:string-value="12130008L"/>
          <table:table-cell office:value-type="float" office:value="3.8E-3"/>
          <table:table-cell office:value-type="string" office:string-value="12130002L"/>
          <table:table-cell office:value-type="float" office:value="3.0000000000000001E-3"/>
          <table:table-cell office:value-type="float" office:value="12200038"/>
          <table:table-cell office:value-type="float" office:value="1.1000000000000001E-3"/>
          <table:table-cell office:value-type="string" office:string-value="40200012L"/>
          <table:table-cell office:value-type="float" office:value="1.2E-4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CEG"/>
          <table:table-cell office:value-type="float" office:value="300"/>
          <table:table-cell office:value-type="float" office:value="980"/>
          <table:table-cell office:value-type="float" office:value="0.92"/>
          <table:table-cell office:value-type="float" office:value="75"/>
          <table:table-cell office:value-type="string" office:string-value="12130006L"/>
          <table:table-cell office:value-type="float" office:value="3.849E-3"/>
          <table:table-cell office:value-type="string" office:string-value="12130001L"/>
          <table:table-cell office:value-type="float" office:value="1.116E-2"/>
          <table:table-cell office:value-type="string" office:string-value="12130002L"/>
          <table:table-cell office:value-type="float" office:value="1.3500000000000001E-3"/>
          <table:table-cell office:value-type="string" office:string-value="12130005L"/>
          <table:table-cell office:value-type="float" office:value="2.2000000000000001E-3"/>
          <table:table-cell office:value-type="string" office:string-value="12130003L"/>
          <table:table-cell office:value-type="float" office:value="5.2999999999999998E-4"/>
          <table:table-cell office:value-type="string" office:string-value="12130004L"/>
          <table:table-cell office:value-type="float" office:value="6.4999999999999997E-4"/>
          <table:table-cell office:value-type="string" office:string-value="40200009L"/>
          <table:table-cell office:value-type="float" office:value="0.0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9999999999999993E-3"/>
          <table:table-cell office:value-type="string" office:string-value="40200010L"/>
          <table:table-cell office:value-type="float" office:value="5.7700000000000004E-4"/>
          <table:table-cell office:value-type="string" office:string-value="40200003L"/>
          <table:table-cell office:value-type="float" office:value="1.73E-3"/>
          <table:table-cell table:number-columns-repeated="16357"/>
        </table:table-row>
        <table:table-row>
          <table:table-cell office:value-type="string" office:string-value="KWIKA EL MAZRAA"/>
          <table:table-cell office:value-type="float" office:value="300"/>
          <table:table-cell office:value-type="float" office:value="600"/>
          <table:table-cell office:value-type="float" office:value="0.92"/>
          <table:table-cell office:value-type="float" office:value="40"/>
          <table:table-cell office:value-type="string" office:string-value="12130002L"/>
          <table:table-cell office:value-type="float" office:value="9.7999999999999997E-3"/>
          <table:table-cell office:value-type="string" office:string-value="12130003L"/>
          <table:table-cell office:value-type="float" office:value="2.0400000000000001E-2"/>
          <table:table-cell office:value-type="string" office:string-value="12130004L"/>
          <table:table-cell office:value-type="float" office:value="5.33E-2"/>
          <table:table-cell office:value-type="string" office:string-value="12130005L"/>
          <table:table-cell office:value-type="float" office:value="6.4000000000000003E-3"/>
          <table:table-cell office:value-type="float" office:value="12200061"/>
          <table:table-cell office:value-type="float" office:value="8.8000000000000005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799999999999999E-2"/>
          <table:table-cell office:value-type="string" office:string-value="40200010L"/>
          <table:table-cell office:value-type="float" office:value="1.5499999999999999E-3"/>
          <table:table-cell office:value-type="string" office:string-value="40200003L"/>
          <table:table-cell office:value-type="float" office:value="4.6600000000000001E-3"/>
          <table:table-cell table:number-columns-repeated="16357"/>
        </table:table-row>
        <table:table-row>
          <table:table-cell office:value-type="string" office:string-value="HEINEKEN 6 X 50"/>
          <table:table-cell office:value-type="float" office:value="300"/>
          <table:table-cell office:value-type="float" office:value="108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13L"/>
          <table:table-cell office:value-type="float" office:value="3.4399999999999999E-3"/>
          <table:table-cell office:value-type="string" office:string-value="12130001L"/>
          <table:table-cell office:value-type="float" office:value="4.539E-2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VITALAIT"/>
          <table:table-cell office:value-type="float" office:value="300"/>
          <table:table-cell office:value-type="float" office:value="1070"/>
          <table:table-cell office:value-type="float" office:value="0.92"/>
          <table:table-cell office:value-type="float" office:value="40"/>
          <table:table-cell office:value-type="string" office:string-value="12130001L"/>
          <table:table-cell office:value-type="float" office:value="1.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000000000000002E-3"/>
          <table:table-cell office:value-type="string" office:string-value="40200010L"/>
          <table:table-cell office:value-type="float" office:value="2.0000000000000001E-4"/>
          <table:table-cell office:value-type="string" office:string-value="40200003L"/>
          <table:table-cell office:value-type="float" office:value="5.9999999999999995E-4"/>
          <table:table-cell table:number-columns-repeated="16357"/>
        </table:table-row>
        <table:table-row>
          <table:table-cell office:value-type="string" office:string-value="AKAKOS LAIT FRAIS"/>
          <table:table-cell office:value-type="float" office:value="300"/>
          <table:table-cell office:value-type="float" office:value="1000"/>
          <table:table-cell office:value-type="float" office:value="0.92"/>
          <table:table-cell office:value-type="float" office:value="90"/>
          <table:table-cell office:value-type="string" office:string-value="12130008L"/>
          <table:table-cell office:value-type="float" office:value="8.9999999999999998E-4"/>
          <table:table-cell office:value-type="string" office:string-value="12130005L"/>
          <table:table-cell office:value-type="float" office:value="1.8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2L"/>
          <table:table-cell office:value-type="float" office:value="2.3999999999999998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5.89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ARAPONK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0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RAPONK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5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ORY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0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ORY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5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KOTIS ESSUIE-TOUT 2 P"/>
          <table:table-cell office:value-type="float" office:value="300"/>
          <table:table-cell office:value-type="float" office:value="850"/>
          <table:table-cell office:value-type="float" office:value="0.92"/>
          <table:table-cell office:value-type="float" office:value="40"/>
          <table:table-cell office:value-type="string" office:string-value="12130003L"/>
          <table:table-cell office:value-type="float" office:value="9.2700000000000005E-3"/>
          <table:table-cell office:value-type="string" office:string-value="12130004L"/>
          <table:table-cell office:value-type="float" office:value="1.763E-2"/>
          <table:table-cell office:value-type="string" office:string-value="12130001L"/>
          <table:table-cell office:value-type="float" office:value="4.1349999999999998E-2"/>
          <table:table-cell office:value-type="string" office:string-value="12130008L"/>
          <table:table-cell office:value-type="float" office:value="0.13639999999999999"/>
          <table:table-cell office:value-type="string" office:string-value="12130005L"/>
          <table:table-cell office:value-type="float" office:value="7.2379999999999996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0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HEINEKEN 6 X 33cl"/>
          <table:table-cell office:value-type="float" office:value="300"/>
          <table:table-cell office:value-type="float" office:value="108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01L"/>
          <table:table-cell office:value-type="float" office:value="4.539E-2"/>
          <table:table-cell office:value-type="string" office:string-value="12130013L"/>
          <table:table-cell office:value-type="float" office:value="3.4399999999999999E-3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SIPP-PAP MOUCH ROSY B"/>
          <table:table-cell office:value-type="float" office:value="300"/>
          <table:table-cell office:value-type="float" office:value="865"/>
          <table:table-cell office:value-type="float" office:value="0.92"/>
          <table:table-cell office:value-type="float" office:value="35"/>
          <table:table-cell office:value-type="string" office:string-value="12130002L"/>
          <table:table-cell office:value-type="float" office:value="2.0039999999999999E-2"/>
          <table:table-cell office:value-type="string" office:string-value="12130001L"/>
          <table:table-cell office:value-type="float" office:value="5.1429999999999997E-2"/>
          <table:table-cell office:value-type="float" office:value="12200088"/>
          <table:table-cell office:value-type="float" office:value="1.354E-2"/>
          <table:table-cell office:value-type="float" office:value="12200089"/>
          <table:table-cell office:value-type="float" office:value="3.4770000000000001E-3"/>
          <table:table-cell office:value-type="float" office:value="12200090"/>
          <table:table-cell office:value-type="float" office:value="4.0699999999999998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34E-3"/>
          <table:table-cell office:value-type="string" office:string-value="40200003L"/>
          <table:table-cell office:value-type="float" office:value="4.0299999999999997E-3"/>
          <table:table-cell table:number-columns-repeated="16357"/>
        </table:table-row>
        <table:table-row>
          <table:table-cell office:value-type="string" office:string-value="MARE ALB-LE FLAMANT1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6L"/>
          <table:table-cell office:value-type="float" office:value="5.7689999999999998E-3"/>
          <table:table-cell office:value-type="float" office:value="12200119"/>
          <table:table-cell office:value-type="float" office:value="1.107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HEINKEN 6 X 24 CL"/>
          <table:table-cell office:value-type="float" office:value="300"/>
          <table:table-cell office:value-type="float" office:value="90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01L"/>
          <table:table-cell office:value-type="float" office:value="4.539E-2"/>
          <table:table-cell office:value-type="string" office:string-value="12130013L"/>
          <table:table-cell office:value-type="float" office:value="3.4399999999999999E-3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AKAKOS YAOURT LIQ NAT"/>
          <table:table-cell office:value-type="float" office:value="300"/>
          <table:table-cell office:value-type="float" office:value="1000"/>
          <table:table-cell office:value-type="float" office:value="0.92"/>
          <table:table-cell office:value-type="float" office:value="90"/>
          <table:table-cell office:value-type="string" office:string-value="12130008L"/>
          <table:table-cell office:value-type="float" office:value="8.9999999999999998E-4"/>
          <table:table-cell office:value-type="string" office:string-value="12130005L"/>
          <table:table-cell office:value-type="float" office:value="1.8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2L"/>
          <table:table-cell office:value-type="float" office:value="2.3999999999999998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5.89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MARE LE FLAMANT PROMO"/>
          <table:table-cell office:value-type="float" office:value="300"/>
          <table:table-cell office:value-type="float" office:value="1100"/>
          <table:table-cell office:value-type="float" office:value="0.92"/>
          <table:table-cell office:value-type="float" office:value="50"/>
          <table:table-cell office:value-type="string" office:string-value="12130004L"/>
          <table:table-cell office:value-type="float" office:value="1.415E-3"/>
          <table:table-cell office:value-type="string" office:string-value="12130008L"/>
          <table:table-cell office:value-type="float" office:value="2.6380000000000002E-3"/>
          <table:table-cell office:value-type="string" office:string-value="12130001L"/>
          <table:table-cell office:value-type="float" office:value="2.2009999999999998E-2"/>
          <table:table-cell office:value-type="string" office:string-value="12130006L"/>
          <table:table-cell office:value-type="float" office:value="8.0829999999999999E-3"/>
          <table:table-cell office:value-type="float" office:value="12200181"/>
          <table:table-cell office:value-type="float" office:value="9.8080000000000007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305E-2"/>
          <table:table-cell office:value-type="string" office:string-value="40200010L"/>
          <table:table-cell office:value-type="float" office:value="6.4400000000000004E-4"/>
          <table:table-cell office:value-type="string" office:string-value="40200003L"/>
          <table:table-cell office:value-type="float" office:value="1.9319999999999999E-3"/>
          <table:table-cell table:number-columns-repeated="16357"/>
        </table:table-row>
        <table:table-row>
          <table:table-cell office:value-type="string" office:string-value="JADIDA SAVOUREUSE 2.5"/>
          <table:table-cell office:value-type="float" office:value="300"/>
          <table:table-cell office:value-type="float" office:value="800"/>
          <table:table-cell office:value-type="float" office:value="0.92"/>
          <table:table-cell office:value-type="float" office:value="80"/>
          <table:table-cell office:value-type="string" office:string-value="40200009L"/>
          <table:table-cell office:value-type="float" office:value="3.1E-2"/>
          <table:table-cell office:value-type="float" office:value="12200086"/>
          <table:table-cell office:value-type="float" office:value="4.15E-3"/>
          <table:table-cell office:value-type="float" office:value="12200087"/>
          <table:table-cell office:value-type="float" office:value="4.0299999999999998E-4"/>
          <table:table-cell office:value-type="string" office:string-value="12130001L"/>
          <table:table-cell office:value-type="float" office:value="4.96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5810000000000001E-2"/>
          <table:table-cell office:value-type="string" office:string-value="40200010L"/>
          <table:table-cell office:value-type="float" office:value="9.8799999999999995E-4"/>
          <table:table-cell office:value-type="string" office:string-value="40200003L"/>
          <table:table-cell office:value-type="float" office:value="2.96E-3"/>
          <table:table-cell table:number-columns-repeated="16357"/>
        </table:table-row>
        <table:table-row>
          <table:table-cell office:value-type="string" office:string-value="SBBC"/>
          <table:table-cell office:value-type="float" office:value="300"/>
          <table:table-cell office:value-type="float" office:value="1050"/>
          <table:table-cell office:value-type="float" office:value="0.92"/>
          <table:table-cell office:value-type="float" office:value="60"/>
          <table:table-cell office:value-type="float" office:value="12200001"/>
          <table:table-cell office:value-type="float" office:value="5.3800000000000002E-3"/>
          <table:table-cell office:value-type="float" office:value="12200002"/>
          <table:table-cell office:value-type="float" office:value="5.9999999999999995E-4"/>
          <table:table-cell office:value-type="string" office:string-value="12130005L"/>
          <table:table-cell office:value-type="float" office:value="2.2300000000000002E-3"/>
          <table:table-cell office:value-type="string" office:string-value="40200013L"/>
          <table:table-cell office:value-type="float" office:value="1.7899999999999999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8979999999999999E-3"/>
          <table:table-cell office:value-type="string" office:string-value="40200010L"/>
          <table:table-cell office:value-type="float" office:value="1.18E-4"/>
          <table:table-cell office:value-type="string" office:string-value="40200003L"/>
          <table:table-cell office:value-type="float" office:value="3.5500000000000001E-4"/>
          <table:table-cell table:number-columns-repeated="16357"/>
        </table:table-row>
        <table:table-row>
          <table:table-cell office:value-type="string" office:string-value="SAFIA KSIBA 1.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LILAS FLORA FRAICH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LILAS ANT-TAC VERT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SDM ANT-TACH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MIRA 1.5L"/>
          <table:table-cell office:value-type="float" office:value="300"/>
          <table:table-cell office:value-type="float" office:value="72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RA 0.6L"/>
          <table:table-cell office:value-type="float" office:value="300"/>
          <table:table-cell office:value-type="float" office:value="68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RA 0.9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L AMIRA COUS MOY 1K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4.7999999999999996E-3"/>
          <table:table-cell office:value-type="float" office:value="12200042"/>
          <table:table-cell office:value-type="float" office:value="1E-3"/>
          <table:table-cell office:value-type="string" office:string-value="12130008L"/>
          <table:table-cell office:value-type="float" office:value="2.1700000000000001E-2"/>
          <table:table-cell office:value-type="string" office:string-value="12130002L"/>
          <table:table-cell office:value-type="float" office:value="1.74E-3"/>
          <table:table-cell office:value-type="string" office:string-value="12130003L"/>
          <table:table-cell office:value-type="float" office:value="2.8999999999999998E-3"/>
          <table:table-cell office:value-type="string" office:string-value="12130004L"/>
          <table:table-cell office:value-type="float" office:value="4.4999999999999997E-3"/>
          <table:table-cell office:value-type="string" office:string-value="12130001L"/>
          <table:table-cell office:value-type="float" office:value="4.170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9E-2"/>
          <table:table-cell office:value-type="string" office:string-value="40200010L"/>
          <table:table-cell office:value-type="float" office:value="6.8000000000000005E-4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AL AMIRA COUS MOY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4.7999999999999996E-3"/>
          <table:table-cell office:value-type="float" office:value="12200042"/>
          <table:table-cell office:value-type="float" office:value="1E-3"/>
          <table:table-cell office:value-type="string" office:string-value="12130008L"/>
          <table:table-cell office:value-type="float" office:value="2.1700000000000001E-2"/>
          <table:table-cell office:value-type="string" office:string-value="12130002L"/>
          <table:table-cell office:value-type="float" office:value="1.74E-3"/>
          <table:table-cell office:value-type="string" office:string-value="12130003L"/>
          <table:table-cell office:value-type="float" office:value="2.8999999999999998E-3"/>
          <table:table-cell office:value-type="string" office:string-value="12130004L"/>
          <table:table-cell office:value-type="float" office:value="4.4999999999999997E-3"/>
          <table:table-cell office:value-type="string" office:string-value="12130001L"/>
          <table:table-cell office:value-type="float" office:value="4.170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9E-2"/>
          <table:table-cell office:value-type="string" office:string-value="40200010L"/>
          <table:table-cell office:value-type="float" office:value="6.8000000000000005E-4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SPIGA Spaghetti 2 500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CHAHRAZED DONUTS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1.7999999999999999E-2"/>
          <table:table-cell office:value-type="string" office:string-value="12130002L"/>
          <table:table-cell office:value-type="float" office:value="8.9999999999999993E-3"/>
          <table:table-cell office:value-type="string" office:string-value="12130003L"/>
          <table:table-cell office:value-type="float" office:value="1.2E-2"/>
          <table:table-cell office:value-type="string" office:string-value="12130004L"/>
          <table:table-cell office:value-type="float" office:value="1.24E-2"/>
          <table:table-cell office:value-type="string" office:string-value="12130001L"/>
          <table:table-cell office:value-type="float" office:value="0.15"/>
          <table:table-cell office:value-type="float" office:value="12200065"/>
          <table:table-cell office:value-type="float" office:value="5.9499999999999997E-2"/>
          <table:table-cell office:value-type="float" office:value="12200066"/>
          <table:table-cell office:value-type="float" office:value="1.6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1109999999999998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0999999999999999E-2"/>
          <table:table-cell table:number-columns-repeated="16357"/>
        </table:table-row>
        <table:table-row>
          <table:table-cell office:value-type="string" office:string-value="CLEAN MARSEILL 1.25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5.2199999999999998E-3"/>
          <table:table-cell office:value-type="string" office:string-value="12130008L"/>
          <table:table-cell office:value-type="float" office:value="1.1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CLEAN SAVON SOFT 1.25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1.24E-2"/>
          <table:table-cell office:value-type="string" office:string-value="12130008L"/>
          <table:table-cell office:value-type="float" office:value="0.98509999999999998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TITO KATCHUP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0000000000000001E-4"/>
          <table:table-cell office:value-type="string" office:string-value="12130003L"/>
          <table:table-cell office:value-type="float" office:value="3.9E-2"/>
          <table:table-cell office:value-type="string" office:string-value="12130004L"/>
          <table:table-cell office:value-type="float" office:value="4.1599999999999998E-2"/>
          <table:table-cell office:value-type="string" office:string-value="12130005L"/>
          <table:table-cell office:value-type="float" office:value="1.26E-2"/>
          <table:table-cell office:value-type="string" office:string-value="12130001L"/>
          <table:table-cell office:value-type="float" office:value="0.14080000000000001"/>
          <table:table-cell office:value-type="float" office:value="12200071"/>
          <table:table-cell office:value-type="float" office:value="1.2E-2"/>
          <table:table-cell office:value-type="float" office:value="12200072"/>
          <table:table-cell office:value-type="float" office:value="1.78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040000000000000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299999999999999E-2"/>
          <table:table-cell table:number-columns-repeated="16357"/>
        </table:table-row>
        <table:table-row>
          <table:table-cell office:value-type="string" office:string-value="FOLO CHEEZE"/>
          <table:table-cell office:value-type="float" office:value="250"/>
          <table:table-cell office:value-type="float" office:value="64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0799999999999998E-2"/>
          <table:table-cell office:value-type="float" office:value="12200069"/>
          <table:table-cell office:value-type="float" office:value="1.7999999999999999E-2"/>
          <table:table-cell office:value-type="float" office:value="12200070"/>
          <table:table-cell office:value-type="float" office:value="1.8E-3"/>
          <table:table-cell office:value-type="string" office:string-value="12130002L"/>
          <table:table-cell office:value-type="float" office:value="1.3999999999999999E-4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4.8999999999999998E-3"/>
          <table:table-cell office:value-type="string" office:string-value="12130001L"/>
          <table:table-cell office:value-type="float" office:value="0.14699999999999999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4E-2"/>
          <table:table-cell office:value-type="string" office:string-value="40200010L"/>
          <table:table-cell office:value-type="float" office:value="2.5999999999999999E-3"/>
          <table:table-cell office:value-type="string" office:string-value="40200003L"/>
          <table:table-cell office:value-type="float" office:value="7.9000000000000008E-3"/>
          <table:table-cell table:number-columns-repeated="16357"/>
        </table:table-row>
        <table:table-row>
          <table:table-cell office:value-type="string" office:string-value="MG J'AIME CHESSE/PAPR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FOURAT 0.5L"/>
          <table:table-cell office:value-type="float" office:value="300"/>
          <table:table-cell office:value-type="float" office:value="750"/>
          <table:table-cell office:value-type="float" office:value="0.91"/>
          <table:table-cell office:value-type="float" office:value="30"/>
          <table:table-cell office:value-type="float" office:value="12200049"/>
          <table:table-cell office:value-type="float" office:value="1.0499999999999999E-3"/>
          <table:table-cell office:value-type="float" office:value="12200050"/>
          <table:table-cell office:value-type="float" office:value="4.8999999999999998E-3"/>
          <table:table-cell office:value-type="float" office:value="12200051"/>
          <table:table-cell office:value-type="float" office:value="2.75E-2"/>
          <table:table-cell office:value-type="float" office:value="12200052"/>
          <table:table-cell office:value-type="float" office:value="3.3999999999999998E-3"/>
          <table:table-cell office:value-type="float" office:value="12200053"/>
          <table:table-cell office:value-type="float" office:value="5.9999999999999995E-4"/>
          <table:table-cell office:value-type="string" office:string-value="12130012L"/>
          <table:table-cell office:value-type="float" office:value="2.0000000000000001E-4"/>
          <table:table-cell office:value-type="string" office:string-value="12130001L"/>
          <table:table-cell office:value-type="float" office:value="5.349999999999999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2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FOURAT 2L"/>
          <table:table-cell office:value-type="float" office:value="300"/>
          <table:table-cell office:value-type="float" office:value="710"/>
          <table:table-cell office:value-type="float" office:value="0.91"/>
          <table:table-cell office:value-type="float" office:value="30"/>
          <table:table-cell office:value-type="float" office:value="12200049"/>
          <table:table-cell office:value-type="float" office:value="1.0499999999999999E-3"/>
          <table:table-cell office:value-type="float" office:value="12200050"/>
          <table:table-cell office:value-type="float" office:value="4.8999999999999998E-3"/>
          <table:table-cell office:value-type="float" office:value="12200051"/>
          <table:table-cell office:value-type="float" office:value="2.75E-2"/>
          <table:table-cell office:value-type="float" office:value="12200052"/>
          <table:table-cell office:value-type="float" office:value="3.3999999999999998E-3"/>
          <table:table-cell office:value-type="float" office:value="12200053"/>
          <table:table-cell office:value-type="float" office:value="5.9999999999999995E-4"/>
          <table:table-cell office:value-type="string" office:string-value="12130012L"/>
          <table:table-cell office:value-type="float" office:value="2.0000000000000001E-4"/>
          <table:table-cell office:value-type="string" office:string-value="12130001L"/>
          <table:table-cell office:value-type="float" office:value="5.349999999999999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2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CLEAN CITRON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FLORAL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SDM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LILA ANTI-TACH ORAN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FRAICHE BLEU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LILA ANTI-TACH VERT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TOP CITRON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2659999999999998E-2"/>
          <table:table-cell office:value-type="string" office:string-value="12130003L"/>
          <table:table-cell office:value-type="float" office:value="7.5100000000000004E-4"/>
          <table:table-cell office:value-type="string" office:string-value="12130004L"/>
          <table:table-cell office:value-type="float" office:value="7.6083999999999999E-2"/>
          <table:table-cell office:value-type="string" office:string-value="12130005L"/>
          <table:table-cell office:value-type="float" office:value="2.3869999999999998E-3"/>
          <table:table-cell office:value-type="float" office:value="12200175"/>
          <table:table-cell office:value-type="float" office:value="2.63E-3"/>
          <table:table-cell office:value-type="float" office:value="12200176"/>
          <table:table-cell office:value-type="float" office:value="2.1344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TOP ROSE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4.1070000000000004E-3"/>
          <table:table-cell office:value-type="string" office:string-value="12130003L"/>
          <table:table-cell office:value-type="float" office:value="9.6769999999999995E-2"/>
          <table:table-cell office:value-type="string" office:string-value="12130004L"/>
          <table:table-cell office:value-type="float" office:value="2.4652E-2"/>
          <table:table-cell office:value-type="string" office:string-value="12130005L"/>
          <table:table-cell office:value-type="float" office:value="2.3379999999999998E-3"/>
          <table:table-cell office:value-type="float" office:value="12200174"/>
          <table:table-cell office:value-type="float" office:value="2.65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COUSCOUS INTEGRAL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MADELEINE 225G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6L"/>
          <table:table-cell office:value-type="float" office:value="4.3E-3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ADELEINE 400G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6L"/>
          <table:table-cell office:value-type="float" office:value="4.3E-3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OULIN ORANGE/VANILLE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0890000000000001E-2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string" office:string-value="12130001L"/>
          <table:table-cell office:value-type="float" office:value="8.4500000000000006E-2"/>
          <table:table-cell office:value-type="float" office:value="12200011"/>
          <table:table-cell office:value-type="float" office:value="1.7180000000000001E-2"/>
          <table:table-cell office:value-type="float" office:value="12200010"/>
          <table:table-cell office:value-type="float" office:value="1.2200000000000001E-2"/>
          <table:table-cell office:value-type="float" office:value="12200009"/>
          <table:table-cell office:value-type="float" office:value="7.7460000000000003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DELICE 0.5L"/>
          <table:table-cell office:value-type="float" office:value="300"/>
          <table:table-cell office:value-type="float" office:value="71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3772999999999996E-2"/>
          <table:table-cell office:value-type="float" office:value="12200154"/>
          <table:table-cell office:value-type="float" office:value="3.5130000000000001E-3"/>
          <table:table-cell office:value-type="float" office:value="12200155"/>
          <table:table-cell office:value-type="float" office:value="7.4099999999999999E-3"/>
          <table:table-cell office:value-type="float" office:value="12200156"/>
          <table:table-cell office:value-type="float" office:value="8.5099999999999998E-4"/>
          <table:table-cell office:value-type="float" office:value="12200157"/>
          <table:table-cell office:value-type="float" office:value="2.3316E-2"/>
          <table:table-cell office:value-type="string" office:string-value="12130004L"/>
          <table:table-cell office:value-type="float" office:value="4.1999999999999998E-5"/>
          <table:table-cell office:value-type="string" office:string-value="12130002L"/>
          <table:table-cell office:value-type="float" office:value="2.6819999999999999E-3"/>
          <table:table-cell office:value-type="float" office:value="12200158"/>
          <table:table-cell office:value-type="float" office:value="5.0000000000000001E-4"/>
          <table:table-cell office:value-type="string" office:string-value="40200001L"/>
          <table:table-cell office:value-type="float" office:value="2.7344E-2"/>
          <table:table-cell office:value-type="string" office:string-value="40200010L"/>
          <table:table-cell office:value-type="float" office:value="1.709E-3"/>
          <table:table-cell office:value-type="string" office:string-value="40200003L"/>
          <table:table-cell office:value-type="float" office:value="5.1269999999999996E-3"/>
          <table:table-cell table:number-columns-repeated="16357"/>
        </table:table-row>
        <table:table-row>
          <table:table-cell office:value-type="string" office:string-value="DELICE 1.5L"/>
          <table:table-cell office:value-type="float" office:value="300"/>
          <table:table-cell office:value-type="float" office:value="71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3772999999999996E-2"/>
          <table:table-cell office:value-type="float" office:value="12200154"/>
          <table:table-cell office:value-type="float" office:value="3.5130000000000001E-3"/>
          <table:table-cell office:value-type="float" office:value="12200155"/>
          <table:table-cell office:value-type="float" office:value="7.4099999999999999E-3"/>
          <table:table-cell office:value-type="float" office:value="12200156"/>
          <table:table-cell office:value-type="float" office:value="8.5099999999999998E-4"/>
          <table:table-cell office:value-type="float" office:value="12200157"/>
          <table:table-cell office:value-type="float" office:value="2.3316E-2"/>
          <table:table-cell office:value-type="string" office:string-value="12130004L"/>
          <table:table-cell office:value-type="float" office:value="4.1999999999999998E-5"/>
          <table:table-cell office:value-type="string" office:string-value="12130002L"/>
          <table:table-cell office:value-type="float" office:value="2.6819999999999999E-3"/>
          <table:table-cell office:value-type="float" office:value="12200158"/>
          <table:table-cell office:value-type="float" office:value="5.0000000000000001E-4"/>
          <table:table-cell office:value-type="string" office:string-value="40200001L"/>
          <table:table-cell office:value-type="float" office:value="2.7344E-2"/>
          <table:table-cell office:value-type="string" office:string-value="40200010L"/>
          <table:table-cell office:value-type="float" office:value="1.709E-3"/>
          <table:table-cell office:value-type="string" office:string-value="40200003L"/>
          <table:table-cell office:value-type="float" office:value="5.1269999999999996E-3"/>
          <table:table-cell table:number-columns-repeated="16357"/>
        </table:table-row>
        <table:table-row>
          <table:table-cell office:value-type="string" office:string-value="FALFOUL DINOSAURE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30"/>
          <table:table-cell office:value-type="string" office:string-value="12130004L"/>
          <table:table-cell office:value-type="float" office:value="1.01E-3"/>
          <table:table-cell office:value-type="string" office:string-value="12130003L"/>
          <table:table-cell office:value-type="float" office:value="6.6799999999999997E-4"/>
          <table:table-cell office:value-type="string" office:string-value="12130002L"/>
          <table:table-cell office:value-type="float" office:value="2.402E-2"/>
          <table:table-cell office:value-type="string" office:string-value="12130005L"/>
          <table:table-cell office:value-type="float" office:value="1.008E-2"/>
          <table:table-cell office:value-type="float" office:value="12200105"/>
          <table:table-cell office:value-type="float" office:value="1.0290000000000001E-2"/>
          <table:table-cell office:value-type="float" office:value="12200107"/>
          <table:table-cell office:value-type="float" office:value="1.45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3E-2"/>
          <table:table-cell office:value-type="string" office:string-value="40200010L"/>
          <table:table-cell office:value-type="float" office:value="1.58E-3"/>
          <table:table-cell office:value-type="string" office:string-value="40200003L"/>
          <table:table-cell office:value-type="float" office:value="4.7450000000000001E-3"/>
          <table:table-cell table:number-columns-repeated="16357"/>
        </table:table-row>
        <table:table-row>
          <table:table-cell office:value-type="string" office:string-value="SPIGA SPG N°2 400G"/>
          <table:table-cell office:value-type="float" office:value="250"/>
          <table:table-cell office:value-type="float" office:value="82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SPIGA PLUME N°2 4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SABRINE 1.5L"/>
          <table:table-cell office:value-type="float" office:value="300"/>
          <table:table-cell office:value-type="float" office:value="873"/>
          <table:table-cell office:value-type="float" office:value="0.91"/>
          <table:table-cell office:value-type="float" office:value="30"/>
          <table:table-cell office:value-type="float" office:value="12200104"/>
          <table:table-cell office:value-type="float" office:value="6.79E-3"/>
          <table:table-cell office:value-type="string" office:string-value="12130001L"/>
          <table:table-cell office:value-type="float" office:value="3.8849000000000002E-2"/>
          <table:table-cell office:value-type="float" office:value="12200102"/>
          <table:table-cell office:value-type="float" office:value="1.46E-4"/>
          <table:table-cell office:value-type="float" office:value="12200106"/>
          <table:table-cell office:value-type="float" office:value="5.636000000000000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93E-2"/>
          <table:table-cell office:value-type="string" office:string-value="40200010L"/>
          <table:table-cell office:value-type="float" office:value="7.45E-4"/>
          <table:table-cell office:value-type="string" office:string-value="40200003L"/>
          <table:table-cell office:value-type="float" office:value="2.2300000000000002E-3"/>
          <table:table-cell table:number-columns-repeated="16357"/>
        </table:table-row>
        <table:table-row>
          <table:table-cell office:value-type="string" office:string-value="PALMA 1.5L"/>
          <table:table-cell office:value-type="float" office:value="300"/>
          <table:table-cell office:value-type="float" office:value="900"/>
          <table:table-cell office:value-type="float" office:value="0.91"/>
          <table:table-cell office:value-type="float" office:value="30"/>
          <table:table-cell office:value-type="float" office:value="12200057"/>
          <table:table-cell office:value-type="float" office:value="2.3E-5"/>
          <table:table-cell office:value-type="string" office:string-value="12200058L"/>
          <table:table-cell office:value-type="float" office:value="1.24E-2"/>
          <table:table-cell office:value-type="string" office:string-value="12130006L"/>
          <table:table-cell office:value-type="float" office:value="1.2999999999999999E-2"/>
          <table:table-cell office:value-type="string" office:string-value="12130002L"/>
          <table:table-cell office:value-type="float" office:value="6.5500000000000003E-3"/>
          <table:table-cell office:value-type="string" office:string-value="12130003L"/>
          <table:table-cell office:value-type="float" office:value="1.1299999999999999E-2"/>
          <table:table-cell office:value-type="string" office:string-value="12130012L"/>
          <table:table-cell office:value-type="float" office:value="2.9999999999999997E-4"/>
          <table:table-cell office:value-type="float" office:value="12130001"/>
          <table:table-cell office:value-type="float" office:value="6.2600000000000003E-2"/>
          <table:table-cell office:value-type="string" office:string-value="Ref "/>
          <table:table-cell office:value-type="float" office:value="0"/>
          <table:table-cell office:value-type="string" office:string-value="Ref 40200001L"/>
          <table:table-cell office:value-type="float" office:value="2.4799999999999999E-2"/>
          <table:table-cell office:value-type="string" office:string-value="Ref 40200010L"/>
          <table:table-cell office:value-type="float" office:value="1.5499999999999999E-3"/>
          <table:table-cell office:value-type="string" office:string-value="Ref 40200003L"/>
          <table:table-cell office:value-type="float" office:value="4.6499999999999996E-3"/>
          <table:table-cell table:number-columns-repeated="16357"/>
        </table:table-row>
        <table:table-row>
          <table:table-cell office:value-type="string" office:string-value="TIJEN 1.5L"/>
          <table:table-cell office:value-type="float" office:value="300"/>
          <table:table-cell office:value-type="float" office:value="7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54E-2"/>
          <table:table-cell office:value-type="string" office:string-value="12130012L"/>
          <table:table-cell office:value-type="float" office:value="2.682E-2"/>
          <table:table-cell office:value-type="float" office:value="12200091"/>
          <table:table-cell office:value-type="float" office:value="2.1800000000000001E-3"/>
          <table:table-cell office:value-type="float" office:value="12200092"/>
          <table:table-cell office:value-type="float" office:value="3.0200000000000001E-2"/>
          <table:table-cell office:value-type="float" office:value="12200093"/>
          <table:table-cell office:value-type="float" office:value="3.25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40200001L"/>
          <table:table-cell office:value-type="float" office:value="2.4799999999999999E-2"/>
          <table:table-cell office:value-type="string" office:string-value="Ref 40200010L"/>
          <table:table-cell office:value-type="float" office:value="1.5499999999999999E-3"/>
          <table:table-cell office:value-type="string" office:string-value="Ref 40200003L"/>
          <table:table-cell office:value-type="float" office:value="4.6499999999999996E-3"/>
          <table:table-cell table:number-columns-repeated="16357"/>
        </table:table-row>
        <table:table-row>
          <table:table-cell office:value-type="string" office:string-value="MARWA 0.5L"/>
          <table:table-cell office:value-type="float" office:value="300"/>
          <table:table-cell office:value-type="float" office:value="73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MELLITI 0.5L"/>
          <table:table-cell office:value-type="float" office:value="300"/>
          <table:table-cell office:value-type="float" office:value="68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MARWA 0.75L"/>
          <table:table-cell office:value-type="float" office:value="300"/>
          <table:table-cell office:value-type="float" office:value="69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SAFIA KSIBA KRON 0.5L"/>
          <table:table-cell office:value-type="float" office:value="300"/>
          <table:table-cell office:value-type="float" office:value="67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KSIBA SIDEL 1.5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MIZEB SACMI 1.5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KSIBA KRON 1.5L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MARWA 2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0"/>
          <table:table-cell office:value-type="string" office:string-value="12130003L"/>
          <table:table-cell office:value-type="float" office:value="0"/>
          <table:table-cell office:value-type="string" office:string-value="12130004L"/>
          <table:table-cell office:value-type="float" office:value="0"/>
          <table:table-cell office:value-type="string" office:string-value="12130005L"/>
          <table:table-cell office:value-type="float" office:value="0"/>
          <table:table-cell office:value-type="string" office:string-value="12130006L"/>
          <table:table-cell office:value-type="float" office:value="0"/>
          <table:table-cell office:value-type="string" office:string-value="40200013L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"/>
          <table:table-cell office:value-type="string" office:string-value="40200010L"/>
          <table:table-cell office:value-type="float" office:value="0"/>
          <table:table-cell office:value-type="string" office:string-value="40200003L"/>
          <table:table-cell office:value-type="float" office:value="0"/>
          <table:table-cell table:number-columns-repeated="16357"/>
        </table:table-row>
        <table:table-row>
          <table:table-cell office:value-type="string" office:string-value="DENYA 1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TARTELETTE FRAIS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0899999999999998E-4"/>
          <table:table-cell office:value-type="string" office:string-value="12130003L"/>
          <table:table-cell office:value-type="float" office:value="3.7569999999999999E-3"/>
          <table:table-cell office:value-type="string" office:string-value="12130004L"/>
          <table:table-cell office:value-type="float" office:value="9.0900000000000009E-3"/>
          <table:table-cell office:value-type="string" office:string-value="12130005L"/>
          <table:table-cell office:value-type="float" office:value="1.3724999999999999E-2"/>
          <table:table-cell office:value-type="string" office:string-value="12130001L"/>
          <table:table-cell office:value-type="float" office:value="0.14938000000000001"/>
          <table:table-cell office:value-type="float" office:value="12200112"/>
          <table:table-cell office:value-type="float" office:value="7.5750000000000001E-3"/>
          <table:table-cell office:value-type="float" office:value="12200116"/>
          <table:table-cell office:value-type="float" office:value="1.318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>
          <table:table-cell office:value-type="string" office:string-value="TARTELETTE POMM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0899999999999998E-4"/>
          <table:table-cell office:value-type="string" office:string-value="12130003L"/>
          <table:table-cell office:value-type="float" office:value="3.7569999999999999E-3"/>
          <table:table-cell office:value-type="string" office:string-value="12130004L"/>
          <table:table-cell office:value-type="float" office:value="9.0900000000000009E-3"/>
          <table:table-cell office:value-type="string" office:string-value="12130005L"/>
          <table:table-cell office:value-type="float" office:value="0.149925"/>
          <table:table-cell office:value-type="string" office:string-value="12130001L"/>
          <table:table-cell office:value-type="float" office:value="5.8720000000000001E-2"/>
          <table:table-cell office:value-type="float" office:value="12200112"/>
          <table:table-cell office:value-type="float" office:value="7.5750000000000001E-3"/>
          <table:table-cell office:value-type="float" office:value="12200113"/>
          <table:table-cell office:value-type="float" office:value="1.318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>
          <table:table-cell office:value-type="string" office:string-value="TARTELETTE FIGU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549E-3"/>
          <table:table-cell office:value-type="string" office:string-value="12130003L"/>
          <table:table-cell office:value-type="float" office:value="2.8509999999999998E-3"/>
          <table:table-cell office:value-type="string" office:string-value="12130004L"/>
          <table:table-cell office:value-type="float" office:value="9.1120000000000003E-3"/>
          <table:table-cell office:value-type="string" office:string-value="12130005L"/>
          <table:table-cell office:value-type="float" office:value="4.1830000000000001E-3"/>
          <table:table-cell office:value-type="string" office:string-value="12130001L"/>
          <table:table-cell office:value-type="float" office:value="6.6331000000000001E-2"/>
          <table:table-cell office:value-type="float" office:value="12200112"/>
          <table:table-cell office:value-type="float" office:value="9.4072000000000003E-2"/>
          <table:table-cell office:value-type="string" office:string-value="12130007L"/>
          <table:table-cell office:value-type="float" office:value="4.0289999999999996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479999999999997E-2"/>
          <table:table-cell office:value-type="string" office:string-value="40200010L"/>
          <table:table-cell office:value-type="float" office:value="2.6549999999999998E-3"/>
          <table:table-cell office:value-type="string" office:string-value="40200003L"/>
          <table:table-cell office:value-type="float" office:value="7.9660000000000009E-3"/>
          <table:table-cell table:number-columns-repeated="16357"/>
        </table:table-row>
        <table:table-row>
          <table:table-cell office:value-type="string" office:string-value="TARTELETTE ABRICOT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3929999999999999E-3"/>
          <table:table-cell office:value-type="string" office:string-value="12130003L"/>
          <table:table-cell office:value-type="float" office:value="2.9689999999999999E-3"/>
          <table:table-cell office:value-type="string" office:string-value="12130004L"/>
          <table:table-cell office:value-type="float" office:value="9.8169999999999993E-3"/>
          <table:table-cell office:value-type="string" office:string-value="12130005L"/>
          <table:table-cell office:value-type="float" office:value="1.3979999999999999E-2"/>
          <table:table-cell office:value-type="string" office:string-value="12130011L"/>
          <table:table-cell office:value-type="float" office:value="7.5750000000000001E-3"/>
          <table:table-cell office:value-type="string" office:string-value="12130001L"/>
          <table:table-cell office:value-type="float" office:value="0.14938000000000001"/>
          <table:table-cell office:value-type="float" office:value="12200112"/>
          <table:table-cell office:value-type="float" office:value="5.8177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 table:number-rows-repeated="1048270">
          <table:table-cell table:number-columns-repeated="16357"/>
        </table:table-row>
      </table:table>
      <table:table table:name="'file:///C:/Users/eya/Desktop/AZIZ/Standard_Recette_CNP%20Livrables%20managment22222.xlsx'#RC_Complexage" table:style-name="ta2">
        <table:table-source xlink:href="file:///C:/Users/eya/Desktop/AZIZ/Standard_Recette_CNP%20Livrables%20managment22222.xlsx" table:table-name="RC_Complex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eya/Desktop/AZIZ/Standard_Recette_CNP%20Livrables%20managment22222.xlsx'#RC_Découpe" table:style-name="ta2">
        <table:table-source xlink:href="file:///C:/Users/eya/Desktop/AZIZ/Standard_Recette_CNP%20Livrables%20managment22222.xlsx" table:table-name="RC_Découpe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C_Miraflex" table:cell-range-address="'file:///C:/Users/eya/Desktop/AZIZ/Standard_Recette_CNP%20Livrables%20managment22222.xlsx'#RC_impression_Miraflex.$A$1:RC_impression_Miraflex.$AA$306" table:base-cell-address="RC_Découp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eya</meta:initial-creator>
    <dc:creator>eya</dc:creator>
    <meta:creation-date>2022-11-30T10:48:27Z</meta:creation-date>
    <dc:date>2022-11-30T10:49:32Z</dc:date>
  </office:meta>
</office:document-meta>
</file>